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4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uction surface</text:p>
          </table:table-cell>
          <table:covered-table-cell/>
          <table:table-cell table:style-name="ce1" office:value-type="string" calcext:value-type="string" table:number-columns-spanned="2" table:number-rows-spanned="1">
            <text:p>Pressure surface</text:p>
          </table:table-cell>
          <table:covered-table-cell/>
          <table:table-cell/>
          <table:table-cell table:style-name="ce6" office:value-type="string" calcext:value-type="string" table:number-columns-spanned="4" table:number-rows-spanned="1">
            <text:p>Cloud of poi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.00000</text:p>
          </table:table-cell>
          <table:table-cell table:number-columns-repeated="2" table:style-name="ce8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.554" calcext:value-type="float">
            <text:p>1.5540</text:p>
          </table:table-cell>
          <table:table-cell office:value-type="float" office:value="0.185" calcext:value-type="float">
            <text:p>0.1850</text:p>
          </table:table-cell>
          <table:table-cell office:value-type="float" office:value="-0.913" calcext:value-type="float">
            <text:p>-0.9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1.554" calcext:value-type="float">
            <text:p>1.55400</text:p>
          </table:table-cell>
          <table:table-cell table:style-name="ce8" office:value-type="float" office:value="0.185" calcext:value-type="float">
            <text:p>0.18500</text:p>
          </table:table-cell>
        </table:table-row>
        <table:table-row table:style-name="ro1">
          <table:table-cell office:value-type="float" office:value="0.371" calcext:value-type="float">
            <text:p>0.3710</text:p>
          </table:table-cell>
          <table:table-cell office:value-type="float" office:value="2.349" calcext:value-type="float">
            <text:p>2.3490</text:p>
          </table:table-cell>
          <table:table-cell office:value-type="float" office:value="0.371" calcext:value-type="float">
            <text:p>0.3710</text:p>
          </table:table-cell>
          <table:table-cell office:value-type="float" office:value="-1.513" calcext:value-type="float">
            <text:p>-1.5130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2.349" calcext:value-type="float">
            <text:p>2.34900</text:p>
          </table:table-cell>
          <table:table-cell table:style-name="ce8" office:value-type="float" office:value="0.371" calcext:value-type="float">
            <text:p>0.37100</text:p>
          </table:table-cell>
        </table:table-row>
        <table:table-row table:style-name="ro1">
          <table:table-cell office:value-type="float" office:value="0.556" calcext:value-type="float">
            <text:p>0.5560</text:p>
          </table:table-cell>
          <table:table-cell office:value-type="float" office:value="2.85" calcext:value-type="float">
            <text:p>2.8500</text:p>
          </table:table-cell>
          <table:table-cell office:value-type="float" office:value="0.556" calcext:value-type="float">
            <text:p>0.5560</text:p>
          </table:table-cell>
          <table:table-cell office:value-type="float" office:value="-1.858" calcext:value-type="float">
            <text:p>-1.85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2.85" calcext:value-type="float">
            <text:p>2.85000</text:p>
          </table:table-cell>
          <table:table-cell table:style-name="ce8" office:value-type="float" office:value="0.556" calcext:value-type="float">
            <text:p>0.55600</text:p>
          </table:table-cell>
        </table:table-row>
        <table:table-row table:style-name="ro1">
          <table:table-cell office:value-type="float" office:value="0.742" calcext:value-type="float">
            <text:p>0.7420</text:p>
          </table:table-cell>
          <table:table-cell office:value-type="float" office:value="3.298" calcext:value-type="float">
            <text:p>3.2980</text:p>
          </table:table-cell>
          <table:table-cell office:value-type="float" office:value="0.742" calcext:value-type="float">
            <text:p>0.7420</text:p>
          </table:table-cell>
          <table:table-cell office:value-type="float" office:value="-2.086" calcext:value-type="float">
            <text:p>-2.086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298" calcext:value-type="float">
            <text:p>3.29800</text:p>
          </table:table-cell>
          <table:table-cell table:style-name="ce8" office:value-type="float" office:value="0.742" calcext:value-type="float">
            <text:p>0.74200</text:p>
          </table:table-cell>
        </table:table-row>
        <table:table-row table:style-name="ro1">
          <table:table-cell office:value-type="float" office:value="0.927" calcext:value-type="float">
            <text:p>0.9270</text:p>
          </table:table-cell>
          <table:table-cell office:value-type="float" office:value="3.662" calcext:value-type="float">
            <text:p>3.6620</text:p>
          </table:table-cell>
          <table:table-cell office:value-type="float" office:value="0.927" calcext:value-type="float">
            <text:p>0.9270</text:p>
          </table:table-cell>
          <table:table-cell office:value-type="float" office:value="-2.278" calcext:value-type="float">
            <text:p>-2.27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662" calcext:value-type="float">
            <text:p>3.66200</text:p>
          </table:table-cell>
          <table:table-cell table:style-name="ce8" office:value-type="float" office:value="0.927" calcext:value-type="float">
            <text:p>0.92700</text:p>
          </table:table-cell>
        </table:table-row>
        <table:table-row table:style-name="ro1">
          <table:table-cell office:value-type="float" office:value="1.113" calcext:value-type="float">
            <text:p>1.1130</text:p>
          </table:table-cell>
          <table:table-cell office:value-type="float" office:value="3.982" calcext:value-type="float">
            <text:p>3.9820</text:p>
          </table:table-cell>
          <table:table-cell office:value-type="float" office:value="1.113" calcext:value-type="float">
            <text:p>1.1130</text:p>
          </table:table-cell>
          <table:table-cell office:value-type="float" office:value="-2.467" calcext:value-type="float">
            <text:p>-2.467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982" calcext:value-type="float">
            <text:p>3.98200</text:p>
          </table:table-cell>
          <table:table-cell table:style-name="ce8" office:value-type="float" office:value="1.113" calcext:value-type="float">
            <text:p>1.11300</text:p>
          </table:table-cell>
        </table:table-row>
        <table:table-row table:style-name="ro1">
          <table:table-cell office:value-type="float" office:value="1.298" calcext:value-type="float">
            <text:p>1.2980</text:p>
          </table:table-cell>
          <table:table-cell office:value-type="float" office:value="4.267" calcext:value-type="float">
            <text:p>4.2670</text:p>
          </table:table-cell>
          <table:table-cell office:value-type="float" office:value="1.298" calcext:value-type="float">
            <text:p>1.2980</text:p>
          </table:table-cell>
          <table:table-cell office:value-type="float" office:value="-2.649" calcext:value-type="float">
            <text:p>-2.649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267" calcext:value-type="float">
            <text:p>4.26700</text:p>
          </table:table-cell>
          <table:table-cell table:style-name="ce8" office:value-type="float" office:value="1.298" calcext:value-type="float">
            <text:p>1.29800</text:p>
          </table:table-cell>
        </table:table-row>
        <table:table-row table:style-name="ro1">
          <table:table-cell office:value-type="float" office:value="1.484" calcext:value-type="float">
            <text:p>1.4840</text:p>
          </table:table-cell>
          <table:table-cell office:value-type="float" office:value="4.548" calcext:value-type="float">
            <text:p>4.5480</text:p>
          </table:table-cell>
          <table:table-cell office:value-type="float" office:value="1.484" calcext:value-type="float">
            <text:p>1.4840</text:p>
          </table:table-cell>
          <table:table-cell office:value-type="float" office:value="-2.81" calcext:value-type="float">
            <text:p>-2.81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548" calcext:value-type="float">
            <text:p>4.54800</text:p>
          </table:table-cell>
          <table:table-cell table:style-name="ce8" office:value-type="float" office:value="1.484" calcext:value-type="float">
            <text:p>1.48400</text:p>
          </table:table-cell>
        </table:table-row>
        <table:table-row table:style-name="ro1">
          <table:table-cell office:value-type="float" office:value="1.669" calcext:value-type="float">
            <text:p>1.6690</text:p>
          </table:table-cell>
          <table:table-cell office:value-type="float" office:value="4.825" calcext:value-type="float">
            <text:p>4.8250</text:p>
          </table:table-cell>
          <table:table-cell office:value-type="float" office:value="1.669" calcext:value-type="float">
            <text:p>1.6690</text:p>
          </table:table-cell>
          <table:table-cell office:value-type="float" office:value="-2.963" calcext:value-type="float">
            <text:p>-2.963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825" calcext:value-type="float">
            <text:p>4.82500</text:p>
          </table:table-cell>
          <table:table-cell table:style-name="ce8" office:value-type="float" office:value="1.669" calcext:value-type="float">
            <text:p>1.66900</text:p>
          </table:table-cell>
        </table:table-row>
        <table:table-row table:style-name="ro1">
          <table:table-cell office:value-type="float" office:value="1.855" calcext:value-type="float">
            <text:p>1.8550</text:p>
          </table:table-cell>
          <table:table-cell office:value-type="float" office:value="5.099" calcext:value-type="float">
            <text:p>5.0990</text:p>
          </table:table-cell>
          <table:table-cell office:value-type="float" office:value="1.855" calcext:value-type="float">
            <text:p>1.8550</text:p>
          </table:table-cell>
          <table:table-cell office:value-type="float" office:value="-3.112" calcext:value-type="float">
            <text:p>-3.112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099" calcext:value-type="float">
            <text:p>5.09900</text:p>
          </table:table-cell>
          <table:table-cell table:style-name="ce8" office:value-type="float" office:value="1.855" calcext:value-type="float">
            <text:p>1.85500</text:p>
          </table:table-cell>
        </table:table-row>
        <table:table-row table:style-name="ro1">
          <table:table-cell office:value-type="float" office:value="2.04" calcext:value-type="float">
            <text:p>2.0400</text:p>
          </table:table-cell>
          <table:table-cell office:value-type="float" office:value="5.366" calcext:value-type="float">
            <text:p>5.3660</text:p>
          </table:table-cell>
          <table:table-cell office:value-type="float" office:value="2.04" calcext:value-type="float">
            <text:p>2.0400</text:p>
          </table:table-cell>
          <table:table-cell office:value-type="float" office:value="-3.26" calcext:value-type="float">
            <text:p>-3.26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366" calcext:value-type="float">
            <text:p>5.36600</text:p>
          </table:table-cell>
          <table:table-cell table:style-name="ce8" office:value-type="float" office:value="2.04" calcext:value-type="float">
            <text:p>2.04000</text:p>
          </table:table-cell>
        </table:table-row>
        <table:table-row table:style-name="ro1">
          <table:table-cell office:value-type="float" office:value="2.226" calcext:value-type="float">
            <text:p>2.2260</text:p>
          </table:table-cell>
          <table:table-cell office:value-type="float" office:value="5.618" calcext:value-type="float">
            <text:p>5.6180</text:p>
          </table:table-cell>
          <table:table-cell office:value-type="float" office:value="2.226" calcext:value-type="float">
            <text:p>2.2260</text:p>
          </table:table-cell>
          <table:table-cell office:value-type="float" office:value="-3.407" calcext:value-type="float">
            <text:p>-3.407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618" calcext:value-type="float">
            <text:p>5.61800</text:p>
          </table:table-cell>
          <table:table-cell table:style-name="ce8" office:value-type="float" office:value="2.226" calcext:value-type="float">
            <text:p>2.22600</text:p>
          </table:table-cell>
        </table:table-row>
        <table:table-row table:style-name="ro1">
          <table:table-cell office:value-type="float" office:value="2.411" calcext:value-type="float">
            <text:p>2.4110</text:p>
          </table:table-cell>
          <table:table-cell office:value-type="float" office:value="5.859" calcext:value-type="float">
            <text:p>5.8590</text:p>
          </table:table-cell>
          <table:table-cell office:value-type="float" office:value="2.411" calcext:value-type="float">
            <text:p>2.4110</text:p>
          </table:table-cell>
          <table:table-cell office:value-type="float" office:value="-3.554" calcext:value-type="float">
            <text:p>-3.554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859" calcext:value-type="float">
            <text:p>5.85900</text:p>
          </table:table-cell>
          <table:table-cell table:style-name="ce8" office:value-type="float" office:value="2.411" calcext:value-type="float">
            <text:p>2.41100</text:p>
          </table:table-cell>
        </table:table-row>
        <table:table-row table:style-name="ro1">
          <table:table-cell office:value-type="float" office:value="2.597" calcext:value-type="float">
            <text:p>2.5970</text:p>
          </table:table-cell>
          <table:table-cell office:value-type="float" office:value="6.095" calcext:value-type="float">
            <text:p>6.0950</text:p>
          </table:table-cell>
          <table:table-cell office:value-type="float" office:value="2.597" calcext:value-type="float">
            <text:p>2.5970</text:p>
          </table:table-cell>
          <table:table-cell office:value-type="float" office:value="-3.703" calcext:value-type="float">
            <text:p>-3.703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095" calcext:value-type="float">
            <text:p>6.09500</text:p>
          </table:table-cell>
          <table:table-cell table:style-name="ce8" office:value-type="float" office:value="2.597" calcext:value-type="float">
            <text:p>2.59700</text:p>
          </table:table-cell>
        </table:table-row>
        <table:table-row table:style-name="ro1">
          <table:table-cell office:value-type="float" office:value="2.782" calcext:value-type="float">
            <text:p>2.7820</text:p>
          </table:table-cell>
          <table:table-cell office:value-type="float" office:value="6.326" calcext:value-type="float">
            <text:p>6.3260</text:p>
          </table:table-cell>
          <table:table-cell office:value-type="float" office:value="2.782" calcext:value-type="float">
            <text:p>2.7820</text:p>
          </table:table-cell>
          <table:table-cell office:value-type="float" office:value="-3.852" calcext:value-type="float">
            <text:p>-3.852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326" calcext:value-type="float">
            <text:p>6.32600</text:p>
          </table:table-cell>
          <table:table-cell table:style-name="ce8" office:value-type="float" office:value="2.782" calcext:value-type="float">
            <text:p>2.78200</text:p>
          </table:table-cell>
        </table:table-row>
        <table:table-row table:style-name="ro1">
          <table:table-cell office:value-type="float" office:value="2.968" calcext:value-type="float">
            <text:p>2.9680</text:p>
          </table:table-cell>
          <table:table-cell office:value-type="float" office:value="6.549" calcext:value-type="float">
            <text:p>6.5490</text:p>
          </table:table-cell>
          <table:table-cell office:value-type="float" office:value="2.968" calcext:value-type="float">
            <text:p>2.9680</text:p>
          </table:table-cell>
          <table:table-cell office:value-type="float" office:value="-4.001" calcext:value-type="float">
            <text:p>-4.001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549" calcext:value-type="float">
            <text:p>6.54900</text:p>
          </table:table-cell>
          <table:table-cell table:style-name="ce8" office:value-type="float" office:value="2.968" calcext:value-type="float">
            <text:p>2.96800</text:p>
          </table:table-cell>
        </table:table-row>
        <table:table-row table:style-name="ro1">
          <table:table-cell office:value-type="float" office:value="3.153" calcext:value-type="float">
            <text:p>3.1530</text:p>
          </table:table-cell>
          <table:table-cell office:value-type="float" office:value="6.765" calcext:value-type="float">
            <text:p>6.7650</text:p>
          </table:table-cell>
          <table:table-cell office:value-type="float" office:value="3.153" calcext:value-type="float">
            <text:p>3.1530</text:p>
          </table:table-cell>
          <table:table-cell office:value-type="float" office:value="-4.15" calcext:value-type="float">
            <text:p>-4.150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765" calcext:value-type="float">
            <text:p>6.76500</text:p>
          </table:table-cell>
          <table:table-cell table:style-name="ce8" office:value-type="float" office:value="3.153" calcext:value-type="float">
            <text:p>3.15300</text:p>
          </table:table-cell>
        </table:table-row>
        <table:table-row table:style-name="ro1">
          <table:table-cell office:value-type="float" office:value="3.339" calcext:value-type="float">
            <text:p>3.3390</text:p>
          </table:table-cell>
          <table:table-cell office:value-type="float" office:value="6.971" calcext:value-type="float">
            <text:p>6.9710</text:p>
          </table:table-cell>
          <table:table-cell office:value-type="float" office:value="3.339" calcext:value-type="float">
            <text:p>3.3390</text:p>
          </table:table-cell>
          <table:table-cell office:value-type="float" office:value="-4.299" calcext:value-type="float">
            <text:p>-4.299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971" calcext:value-type="float">
            <text:p>6.97100</text:p>
          </table:table-cell>
          <table:table-cell table:style-name="ce8" office:value-type="float" office:value="3.339" calcext:value-type="float">
            <text:p>3.33900</text:p>
          </table:table-cell>
        </table:table-row>
        <table:table-row table:style-name="ro1">
          <table:table-cell office:value-type="float" office:value="3.524" calcext:value-type="float">
            <text:p>3.5240</text:p>
          </table:table-cell>
          <table:table-cell office:value-type="float" office:value="7.166" calcext:value-type="float">
            <text:p>7.1660</text:p>
          </table:table-cell>
          <table:table-cell office:value-type="float" office:value="3.524" calcext:value-type="float">
            <text:p>3.5240</text:p>
          </table:table-cell>
          <table:table-cell office:value-type="float" office:value="-4.448" calcext:value-type="float">
            <text:p>-4.448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166" calcext:value-type="float">
            <text:p>7.16600</text:p>
          </table:table-cell>
          <table:table-cell table:style-name="ce8" office:value-type="float" office:value="3.524" calcext:value-type="float">
            <text:p>3.52400</text:p>
          </table:table-cell>
        </table:table-row>
        <table:table-row table:style-name="ro1">
          <table:table-cell office:value-type="float" office:value="3.71" calcext:value-type="float">
            <text:p>3.7100</text:p>
          </table:table-cell>
          <table:table-cell office:value-type="float" office:value="7.351" calcext:value-type="float">
            <text:p>7.3510</text:p>
          </table:table-cell>
          <table:table-cell office:value-type="float" office:value="3.71" calcext:value-type="float">
            <text:p>3.7100</text:p>
          </table:table-cell>
          <table:table-cell office:value-type="float" office:value="-4.596" calcext:value-type="float">
            <text:p>-4.596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351" calcext:value-type="float">
            <text:p>7.35100</text:p>
          </table:table-cell>
          <table:table-cell table:style-name="ce8" office:value-type="float" office:value="3.71" calcext:value-type="float">
            <text:p>3.71000</text:p>
          </table:table-cell>
        </table:table-row>
        <table:table-row table:style-name="ro1">
          <table:table-cell office:value-type="float" office:value="3.895" calcext:value-type="float">
            <text:p>3.8950</text:p>
          </table:table-cell>
          <table:table-cell office:value-type="float" office:value="7.524" calcext:value-type="float">
            <text:p>7.5240</text:p>
          </table:table-cell>
          <table:table-cell office:value-type="float" office:value="3.895" calcext:value-type="float">
            <text:p>3.8950</text:p>
          </table:table-cell>
          <table:table-cell office:value-type="float" office:value="-4.746" calcext:value-type="float">
            <text:p>-4.746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524" calcext:value-type="float">
            <text:p>7.52400</text:p>
          </table:table-cell>
          <table:table-cell table:style-name="ce8" office:value-type="float" office:value="3.895" calcext:value-type="float">
            <text:p>3.89500</text:p>
          </table:table-cell>
        </table:table-row>
        <table:table-row table:style-name="ro1">
          <table:table-cell office:value-type="float" office:value="4.081" calcext:value-type="float">
            <text:p>4.0810</text:p>
          </table:table-cell>
          <table:table-cell office:value-type="float" office:value="7.688" calcext:value-type="float">
            <text:p>7.6880</text:p>
          </table:table-cell>
          <table:table-cell office:value-type="float" office:value="4.081" calcext:value-type="float">
            <text:p>4.0810</text:p>
          </table:table-cell>
          <table:table-cell office:value-type="float" office:value="-4.895" calcext:value-type="float">
            <text:p>-4.895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688" calcext:value-type="float">
            <text:p>7.68800</text:p>
          </table:table-cell>
          <table:table-cell table:style-name="ce8" office:value-type="float" office:value="4.081" calcext:value-type="float">
            <text:p>4.08100</text:p>
          </table:table-cell>
        </table:table-row>
        <table:table-row table:style-name="ro1">
          <table:table-cell office:value-type="float" office:value="4.266" calcext:value-type="float">
            <text:p>4.2660</text:p>
          </table:table-cell>
          <table:table-cell office:value-type="float" office:value="7.843" calcext:value-type="float">
            <text:p>7.8430</text:p>
          </table:table-cell>
          <table:table-cell office:value-type="float" office:value="4.266" calcext:value-type="float">
            <text:p>4.2660</text:p>
          </table:table-cell>
          <table:table-cell office:value-type="float" office:value="-5.044" calcext:value-type="float">
            <text:p>-5.044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843" calcext:value-type="float">
            <text:p>7.84300</text:p>
          </table:table-cell>
          <table:table-cell table:style-name="ce8" office:value-type="float" office:value="4.266" calcext:value-type="float">
            <text:p>4.26600</text:p>
          </table:table-cell>
        </table:table-row>
        <table:table-row table:style-name="ro1">
          <table:table-cell office:value-type="float" office:value="4.452" calcext:value-type="float">
            <text:p>4.4520</text:p>
          </table:table-cell>
          <table:table-cell office:value-type="float" office:value="7.987" calcext:value-type="float">
            <text:p>7.9870</text:p>
          </table:table-cell>
          <table:table-cell office:value-type="float" office:value="4.452" calcext:value-type="float">
            <text:p>4.4520</text:p>
          </table:table-cell>
          <table:table-cell office:value-type="float" office:value="-5.194" calcext:value-type="float">
            <text:p>-5.194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987" calcext:value-type="float">
            <text:p>7.98700</text:p>
          </table:table-cell>
          <table:table-cell table:style-name="ce8" office:value-type="float" office:value="4.452" calcext:value-type="float">
            <text:p>4.45200</text:p>
          </table:table-cell>
        </table:table-row>
        <table:table-row table:style-name="ro1">
          <table:table-cell office:value-type="float" office:value="4.637" calcext:value-type="float">
            <text:p>4.6370</text:p>
          </table:table-cell>
          <table:table-cell office:value-type="float" office:value="8.122" calcext:value-type="float">
            <text:p>8.1220</text:p>
          </table:table-cell>
          <table:table-cell office:value-type="float" office:value="4.637" calcext:value-type="float">
            <text:p>4.6370</text:p>
          </table:table-cell>
          <table:table-cell office:value-type="float" office:value="-5.343" calcext:value-type="float">
            <text:p>-5.343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122" calcext:value-type="float">
            <text:p>8.12200</text:p>
          </table:table-cell>
          <table:table-cell table:style-name="ce8" office:value-type="float" office:value="4.637" calcext:value-type="float">
            <text:p>4.63700</text:p>
          </table:table-cell>
        </table:table-row>
        <table:table-row table:style-name="ro1">
          <table:table-cell office:value-type="float" office:value="4.822" calcext:value-type="float">
            <text:p>4.8220</text:p>
          </table:table-cell>
          <table:table-cell office:value-type="float" office:value="8.251" calcext:value-type="float">
            <text:p>8.2510</text:p>
          </table:table-cell>
          <table:table-cell office:value-type="float" office:value="4.822" calcext:value-type="float">
            <text:p>4.8220</text:p>
          </table:table-cell>
          <table:table-cell office:value-type="float" office:value="-5.493" calcext:value-type="float">
            <text:p>-5.493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251" calcext:value-type="float">
            <text:p>8.25100</text:p>
          </table:table-cell>
          <table:table-cell table:style-name="ce8" office:value-type="float" office:value="4.822" calcext:value-type="float">
            <text:p>4.82200</text:p>
          </table:table-cell>
        </table:table-row>
        <table:table-row table:style-name="ro1">
          <table:table-cell office:value-type="float" office:value="5.008" calcext:value-type="float">
            <text:p>5.0080</text:p>
          </table:table-cell>
          <table:table-cell office:value-type="float" office:value="8.372" calcext:value-type="float">
            <text:p>8.3720</text:p>
          </table:table-cell>
          <table:table-cell office:value-type="float" office:value="5.008" calcext:value-type="float">
            <text:p>5.0080</text:p>
          </table:table-cell>
          <table:table-cell office:value-type="float" office:value="-5.643" calcext:value-type="float">
            <text:p>-5.6430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372" calcext:value-type="float">
            <text:p>8.37200</text:p>
          </table:table-cell>
          <table:table-cell table:style-name="ce8" office:value-type="float" office:value="5.008" calcext:value-type="float">
            <text:p>5.00800</text:p>
          </table:table-cell>
        </table:table-row>
        <table:table-row table:style-name="ro1">
          <table:table-cell office:value-type="float" office:value="5.193" calcext:value-type="float">
            <text:p>5.1930</text:p>
          </table:table-cell>
          <table:table-cell office:value-type="float" office:value="8.486" calcext:value-type="float">
            <text:p>8.4860</text:p>
          </table:table-cell>
          <table:table-cell office:value-type="float" office:value="5.193" calcext:value-type="float">
            <text:p>5.1930</text:p>
          </table:table-cell>
          <table:table-cell office:value-type="float" office:value="-5.793" calcext:value-type="float">
            <text:p>-5.793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486" calcext:value-type="float">
            <text:p>8.48600</text:p>
          </table:table-cell>
          <table:table-cell table:style-name="ce8" office:value-type="float" office:value="5.193" calcext:value-type="float">
            <text:p>5.19300</text:p>
          </table:table-cell>
        </table:table-row>
        <table:table-row table:style-name="ro1">
          <table:table-cell office:value-type="float" office:value="5.379" calcext:value-type="float">
            <text:p>5.3790</text:p>
          </table:table-cell>
          <table:table-cell office:value-type="float" office:value="8.594" calcext:value-type="float">
            <text:p>8.5940</text:p>
          </table:table-cell>
          <table:table-cell office:value-type="float" office:value="5.379" calcext:value-type="float">
            <text:p>5.3790</text:p>
          </table:table-cell>
          <table:table-cell office:value-type="float" office:value="-5.944" calcext:value-type="float">
            <text:p>-5.944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594" calcext:value-type="float">
            <text:p>8.59400</text:p>
          </table:table-cell>
          <table:table-cell table:style-name="ce8" office:value-type="float" office:value="5.379" calcext:value-type="float">
            <text:p>5.37900</text:p>
          </table:table-cell>
        </table:table-row>
        <table:table-row table:style-name="ro1">
          <table:table-cell office:value-type="float" office:value="5.564" calcext:value-type="float">
            <text:p>5.5640</text:p>
          </table:table-cell>
          <table:table-cell office:value-type="float" office:value="8.698" calcext:value-type="float">
            <text:p>8.6980</text:p>
          </table:table-cell>
          <table:table-cell office:value-type="float" office:value="5.564" calcext:value-type="float">
            <text:p>5.5640</text:p>
          </table:table-cell>
          <table:table-cell office:value-type="float" office:value="-6.094" calcext:value-type="float">
            <text:p>-6.094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698" calcext:value-type="float">
            <text:p>8.69800</text:p>
          </table:table-cell>
          <table:table-cell table:style-name="ce8" office:value-type="float" office:value="5.564" calcext:value-type="float">
            <text:p>5.56400</text:p>
          </table:table-cell>
        </table:table-row>
        <table:table-row table:style-name="ro1">
          <table:table-cell office:value-type="float" office:value="5.75" calcext:value-type="float">
            <text:p>5.7500</text:p>
          </table:table-cell>
          <table:table-cell office:value-type="float" office:value="8.798" calcext:value-type="float">
            <text:p>8.7980</text:p>
          </table:table-cell>
          <table:table-cell office:value-type="float" office:value="5.75" calcext:value-type="float">
            <text:p>5.7500</text:p>
          </table:table-cell>
          <table:table-cell office:value-type="float" office:value="-6.245" calcext:value-type="float">
            <text:p>-6.245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798" calcext:value-type="float">
            <text:p>8.79800</text:p>
          </table:table-cell>
          <table:table-cell table:style-name="ce8" office:value-type="float" office:value="5.75" calcext:value-type="float">
            <text:p>5.75000</text:p>
          </table:table-cell>
        </table:table-row>
        <table:table-row table:style-name="ro1">
          <table:table-cell office:value-type="float" office:value="5.935" calcext:value-type="float">
            <text:p>5.9350</text:p>
          </table:table-cell>
          <table:table-cell office:value-type="float" office:value="8.895" calcext:value-type="float">
            <text:p>8.8950</text:p>
          </table:table-cell>
          <table:table-cell office:value-type="float" office:value="5.935" calcext:value-type="float">
            <text:p>5.9350</text:p>
          </table:table-cell>
          <table:table-cell office:value-type="float" office:value="-6.396" calcext:value-type="float">
            <text:p>-6.396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895" calcext:value-type="float">
            <text:p>8.89500</text:p>
          </table:table-cell>
          <table:table-cell table:style-name="ce8" office:value-type="float" office:value="5.935" calcext:value-type="float">
            <text:p>5.93500</text:p>
          </table:table-cell>
        </table:table-row>
        <table:table-row table:style-name="ro1">
          <table:table-cell office:value-type="float" office:value="6.121" calcext:value-type="float">
            <text:p>6.1210</text:p>
          </table:table-cell>
          <table:table-cell office:value-type="float" office:value="8.987" calcext:value-type="float">
            <text:p>8.9870</text:p>
          </table:table-cell>
          <table:table-cell office:value-type="float" office:value="6.121" calcext:value-type="float">
            <text:p>6.1210</text:p>
          </table:table-cell>
          <table:table-cell office:value-type="float" office:value="-6.547" calcext:value-type="float">
            <text:p>-6.547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987" calcext:value-type="float">
            <text:p>8.98700</text:p>
          </table:table-cell>
          <table:table-cell table:style-name="ce8" office:value-type="float" office:value="6.121" calcext:value-type="float">
            <text:p>6.12100</text:p>
          </table:table-cell>
        </table:table-row>
        <table:table-row table:style-name="ro1">
          <table:table-cell office:value-type="float" office:value="6.306" calcext:value-type="float">
            <text:p>6.3060</text:p>
          </table:table-cell>
          <table:table-cell office:value-type="float" office:value="9.077" calcext:value-type="float">
            <text:p>9.0770</text:p>
          </table:table-cell>
          <table:table-cell office:value-type="float" office:value="6.306" calcext:value-type="float">
            <text:p>6.3060</text:p>
          </table:table-cell>
          <table:table-cell office:value-type="float" office:value="-6.699" calcext:value-type="float">
            <text:p>-6.699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077" calcext:value-type="float">
            <text:p>9.07700</text:p>
          </table:table-cell>
          <table:table-cell table:style-name="ce8" office:value-type="float" office:value="6.306" calcext:value-type="float">
            <text:p>6.30600</text:p>
          </table:table-cell>
        </table:table-row>
        <table:table-row table:style-name="ro1">
          <table:table-cell office:value-type="float" office:value="6.492" calcext:value-type="float">
            <text:p>6.4920</text:p>
          </table:table-cell>
          <table:table-cell office:value-type="float" office:value="9.164" calcext:value-type="float">
            <text:p>9.1640</text:p>
          </table:table-cell>
          <table:table-cell office:value-type="float" office:value="6.492" calcext:value-type="float">
            <text:p>6.4920</text:p>
          </table:table-cell>
          <table:table-cell office:value-type="float" office:value="-6.851" calcext:value-type="float">
            <text:p>-6.8510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164" calcext:value-type="float">
            <text:p>9.16400</text:p>
          </table:table-cell>
          <table:table-cell table:style-name="ce8" office:value-type="float" office:value="6.492" calcext:value-type="float">
            <text:p>6.49200</text:p>
          </table:table-cell>
        </table:table-row>
        <table:table-row table:style-name="ro1">
          <table:table-cell office:value-type="float" office:value="6.677" calcext:value-type="float">
            <text:p>6.6770</text:p>
          </table:table-cell>
          <table:table-cell office:value-type="float" office:value="9.248" calcext:value-type="float">
            <text:p>9.2480</text:p>
          </table:table-cell>
          <table:table-cell office:value-type="float" office:value="6.677" calcext:value-type="float">
            <text:p>6.6770</text:p>
          </table:table-cell>
          <table:table-cell office:value-type="float" office:value="-7.003" calcext:value-type="float">
            <text:p>-7.003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248" calcext:value-type="float">
            <text:p>9.24800</text:p>
          </table:table-cell>
          <table:table-cell table:style-name="ce8" office:value-type="float" office:value="6.677" calcext:value-type="float">
            <text:p>6.67700</text:p>
          </table:table-cell>
        </table:table-row>
        <table:table-row table:style-name="ro1">
          <table:table-cell office:value-type="float" office:value="6.863" calcext:value-type="float">
            <text:p>6.8630</text:p>
          </table:table-cell>
          <table:table-cell office:value-type="float" office:value="9.326" calcext:value-type="float">
            <text:p>9.3260</text:p>
          </table:table-cell>
          <table:table-cell office:value-type="float" office:value="6.863" calcext:value-type="float">
            <text:p>6.8630</text:p>
          </table:table-cell>
          <table:table-cell office:value-type="float" office:value="-7.156" calcext:value-type="float">
            <text:p>-7.1560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326" calcext:value-type="float">
            <text:p>9.32600</text:p>
          </table:table-cell>
          <table:table-cell table:style-name="ce8" office:value-type="float" office:value="6.863" calcext:value-type="float">
            <text:p>6.86300</text:p>
          </table:table-cell>
        </table:table-row>
        <table:table-row table:style-name="ro1">
          <table:table-cell office:value-type="float" office:value="7.048" calcext:value-type="float">
            <text:p>7.0480</text:p>
          </table:table-cell>
          <table:table-cell office:value-type="float" office:value="9.4" calcext:value-type="float">
            <text:p>9.4000</text:p>
          </table:table-cell>
          <table:table-cell office:value-type="float" office:value="7.048" calcext:value-type="float">
            <text:p>7.0480</text:p>
          </table:table-cell>
          <table:table-cell office:value-type="float" office:value="-7.309" calcext:value-type="float">
            <text:p>-7.309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4" calcext:value-type="float">
            <text:p>9.40000</text:p>
          </table:table-cell>
          <table:table-cell table:style-name="ce8" office:value-type="float" office:value="7.048" calcext:value-type="float">
            <text:p>7.04800</text:p>
          </table:table-cell>
        </table:table-row>
        <table:table-row table:style-name="ro1">
          <table:table-cell office:value-type="float" office:value="7.234" calcext:value-type="float">
            <text:p>7.2340</text:p>
          </table:table-cell>
          <table:table-cell office:value-type="float" office:value="9.469" calcext:value-type="float">
            <text:p>9.4690</text:p>
          </table:table-cell>
          <table:table-cell office:value-type="float" office:value="7.234" calcext:value-type="float">
            <text:p>7.2340</text:p>
          </table:table-cell>
          <table:table-cell office:value-type="float" office:value="-7.463" calcext:value-type="float">
            <text:p>-7.463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469" calcext:value-type="float">
            <text:p>9.46900</text:p>
          </table:table-cell>
          <table:table-cell table:style-name="ce8" office:value-type="float" office:value="7.234" calcext:value-type="float">
            <text:p>7.23400</text:p>
          </table:table-cell>
        </table:table-row>
        <table:table-row table:style-name="ro1">
          <table:table-cell office:value-type="float" office:value="7.419" calcext:value-type="float">
            <text:p>7.4190</text:p>
          </table:table-cell>
          <table:table-cell office:value-type="float" office:value="9.533" calcext:value-type="float">
            <text:p>9.5330</text:p>
          </table:table-cell>
          <table:table-cell office:value-type="float" office:value="7.419" calcext:value-type="float">
            <text:p>7.4190</text:p>
          </table:table-cell>
          <table:table-cell office:value-type="float" office:value="-7.616" calcext:value-type="float">
            <text:p>-7.616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533" calcext:value-type="float">
            <text:p>9.53300</text:p>
          </table:table-cell>
          <table:table-cell table:style-name="ce8" office:value-type="float" office:value="7.419" calcext:value-type="float">
            <text:p>7.41900</text:p>
          </table:table-cell>
        </table:table-row>
        <table:table-row table:style-name="ro1">
          <table:table-cell office:value-type="float" office:value="7.605" calcext:value-type="float">
            <text:p>7.6050</text:p>
          </table:table-cell>
          <table:table-cell office:value-type="float" office:value="9.591" calcext:value-type="float">
            <text:p>9.5910</text:p>
          </table:table-cell>
          <table:table-cell office:value-type="float" office:value="7.605" calcext:value-type="float">
            <text:p>7.6050</text:p>
          </table:table-cell>
          <table:table-cell office:value-type="float" office:value="-7.771" calcext:value-type="float">
            <text:p>-7.7710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591" calcext:value-type="float">
            <text:p>9.59100</text:p>
          </table:table-cell>
          <table:table-cell table:style-name="ce8" office:value-type="float" office:value="7.605" calcext:value-type="float">
            <text:p>7.60500</text:p>
          </table:table-cell>
        </table:table-row>
        <table:table-row table:style-name="ro1">
          <table:table-cell office:value-type="float" office:value="7.79" calcext:value-type="float">
            <text:p>7.7900</text:p>
          </table:table-cell>
          <table:table-cell office:value-type="float" office:value="9.644" calcext:value-type="float">
            <text:p>9.6440</text:p>
          </table:table-cell>
          <table:table-cell office:value-type="float" office:value="7.79" calcext:value-type="float">
            <text:p>7.7900</text:p>
          </table:table-cell>
          <table:table-cell office:value-type="float" office:value="-7.926" calcext:value-type="float">
            <text:p>-7.9260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644" calcext:value-type="float">
            <text:p>9.64400</text:p>
          </table:table-cell>
          <table:table-cell table:style-name="ce8" office:value-type="float" office:value="7.79" calcext:value-type="float">
            <text:p>7.79000</text:p>
          </table:table-cell>
        </table:table-row>
        <table:table-row table:style-name="ro1">
          <table:table-cell office:value-type="float" office:value="7.976" calcext:value-type="float">
            <text:p>7.9760</text:p>
          </table:table-cell>
          <table:table-cell office:value-type="float" office:value="9.691" calcext:value-type="float">
            <text:p>9.6910</text:p>
          </table:table-cell>
          <table:table-cell office:value-type="float" office:value="7.976" calcext:value-type="float">
            <text:p>7.9760</text:p>
          </table:table-cell>
          <table:table-cell office:value-type="float" office:value="-8.081" calcext:value-type="float">
            <text:p>-8.0810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691" calcext:value-type="float">
            <text:p>9.69100</text:p>
          </table:table-cell>
          <table:table-cell table:style-name="ce8" office:value-type="float" office:value="7.976" calcext:value-type="float">
            <text:p>7.97600</text:p>
          </table:table-cell>
        </table:table-row>
        <table:table-row table:style-name="ro1">
          <table:table-cell office:value-type="float" office:value="8.161" calcext:value-type="float">
            <text:p>8.1610</text:p>
          </table:table-cell>
          <table:table-cell office:value-type="float" office:value="9.732" calcext:value-type="float">
            <text:p>9.7320</text:p>
          </table:table-cell>
          <table:table-cell office:value-type="float" office:value="8.161" calcext:value-type="float">
            <text:p>8.1610</text:p>
          </table:table-cell>
          <table:table-cell office:value-type="float" office:value="-8.237" calcext:value-type="float">
            <text:p>-8.237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732" calcext:value-type="float">
            <text:p>9.73200</text:p>
          </table:table-cell>
          <table:table-cell table:style-name="ce8" office:value-type="float" office:value="8.161" calcext:value-type="float">
            <text:p>8.16100</text:p>
          </table:table-cell>
        </table:table-row>
        <table:table-row table:style-name="ro1">
          <table:table-cell office:value-type="float" office:value="8.347" calcext:value-type="float">
            <text:p>8.3470</text:p>
          </table:table-cell>
          <table:table-cell office:value-type="float" office:value="9.77" calcext:value-type="float">
            <text:p>9.7700</text:p>
          </table:table-cell>
          <table:table-cell office:value-type="float" office:value="8.347" calcext:value-type="float">
            <text:p>8.3470</text:p>
          </table:table-cell>
          <table:table-cell office:value-type="float" office:value="-8.393" calcext:value-type="float">
            <text:p>-8.393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77" calcext:value-type="float">
            <text:p>9.77000</text:p>
          </table:table-cell>
          <table:table-cell table:style-name="ce8" office:value-type="float" office:value="8.347" calcext:value-type="float">
            <text:p>8.34700</text:p>
          </table:table-cell>
        </table:table-row>
        <table:table-row table:style-name="ro1">
          <table:table-cell office:value-type="float" office:value="8.532" calcext:value-type="float">
            <text:p>8.5320</text:p>
          </table:table-cell>
          <table:table-cell office:value-type="float" office:value="9.804" calcext:value-type="float">
            <text:p>9.8040</text:p>
          </table:table-cell>
          <table:table-cell office:value-type="float" office:value="8.532" calcext:value-type="float">
            <text:p>8.5320</text:p>
          </table:table-cell>
          <table:table-cell office:value-type="float" office:value="-8.55" calcext:value-type="float">
            <text:p>-8.5500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04" calcext:value-type="float">
            <text:p>9.80400</text:p>
          </table:table-cell>
          <table:table-cell table:style-name="ce8" office:value-type="float" office:value="8.532" calcext:value-type="float">
            <text:p>8.53200</text:p>
          </table:table-cell>
        </table:table-row>
        <table:table-row table:style-name="ro1">
          <table:table-cell office:value-type="float" office:value="8.718" calcext:value-type="float">
            <text:p>8.7180</text:p>
          </table:table-cell>
          <table:table-cell office:value-type="float" office:value="9.833" calcext:value-type="float">
            <text:p>9.8330</text:p>
          </table:table-cell>
          <table:table-cell office:value-type="float" office:value="8.718" calcext:value-type="float">
            <text:p>8.7180</text:p>
          </table:table-cell>
          <table:table-cell office:value-type="float" office:value="-8.707" calcext:value-type="float">
            <text:p>-8.707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33" calcext:value-type="float">
            <text:p>9.83300</text:p>
          </table:table-cell>
          <table:table-cell table:style-name="ce8" office:value-type="float" office:value="8.718" calcext:value-type="float">
            <text:p>8.71800</text:p>
          </table:table-cell>
        </table:table-row>
        <table:table-row table:style-name="ro1">
          <table:table-cell office:value-type="float" office:value="8.903" calcext:value-type="float">
            <text:p>8.9030</text:p>
          </table:table-cell>
          <table:table-cell office:value-type="float" office:value="9.859" calcext:value-type="float">
            <text:p>9.8590</text:p>
          </table:table-cell>
          <table:table-cell office:value-type="float" office:value="8.903" calcext:value-type="float">
            <text:p>8.9030</text:p>
          </table:table-cell>
          <table:table-cell office:value-type="float" office:value="-8.865" calcext:value-type="float">
            <text:p>-8.865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59" calcext:value-type="float">
            <text:p>9.85900</text:p>
          </table:table-cell>
          <table:table-cell table:style-name="ce8" office:value-type="float" office:value="8.903" calcext:value-type="float">
            <text:p>8.90300</text:p>
          </table:table-cell>
        </table:table-row>
        <table:table-row table:style-name="ro1">
          <table:table-cell office:value-type="float" office:value="9.089" calcext:value-type="float">
            <text:p>9.0890</text:p>
          </table:table-cell>
          <table:table-cell office:value-type="float" office:value="9.88" calcext:value-type="float">
            <text:p>9.8800</text:p>
          </table:table-cell>
          <table:table-cell office:value-type="float" office:value="9.089" calcext:value-type="float">
            <text:p>9.0890</text:p>
          </table:table-cell>
          <table:table-cell office:value-type="float" office:value="-9.023" calcext:value-type="float">
            <text:p>-9.023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8" calcext:value-type="float">
            <text:p>9.88000</text:p>
          </table:table-cell>
          <table:table-cell table:style-name="ce8" office:value-type="float" office:value="9.089" calcext:value-type="float">
            <text:p>9.08900</text:p>
          </table:table-cell>
        </table:table-row>
        <table:table-row table:style-name="ro1">
          <table:table-cell office:value-type="float" office:value="9.274" calcext:value-type="float">
            <text:p>9.2740</text:p>
          </table:table-cell>
          <table:table-cell office:value-type="float" office:value="9.898" calcext:value-type="float">
            <text:p>9.8980</text:p>
          </table:table-cell>
          <table:table-cell office:value-type="float" office:value="9.274" calcext:value-type="float">
            <text:p>9.2740</text:p>
          </table:table-cell>
          <table:table-cell office:value-type="float" office:value="-9.182" calcext:value-type="float">
            <text:p>-9.182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98" calcext:value-type="float">
            <text:p>9.89800</text:p>
          </table:table-cell>
          <table:table-cell table:style-name="ce8" office:value-type="float" office:value="9.274" calcext:value-type="float">
            <text:p>9.27400</text:p>
          </table:table-cell>
        </table:table-row>
        <table:table-row table:style-name="ro1">
          <table:table-cell office:value-type="float" office:value="9.46" calcext:value-type="float">
            <text:p>9.4600</text:p>
          </table:table-cell>
          <table:table-cell office:value-type="float" office:value="9.912" calcext:value-type="float">
            <text:p>9.9120</text:p>
          </table:table-cell>
          <table:table-cell office:value-type="float" office:value="9.46" calcext:value-type="float">
            <text:p>9.4600</text:p>
          </table:table-cell>
          <table:table-cell office:value-type="float" office:value="-9.342" calcext:value-type="float">
            <text:p>-9.3420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12" calcext:value-type="float">
            <text:p>9.91200</text:p>
          </table:table-cell>
          <table:table-cell table:style-name="ce8" office:value-type="float" office:value="9.46" calcext:value-type="float">
            <text:p>9.46000</text:p>
          </table:table-cell>
        </table:table-row>
        <table:table-row table:style-name="ro1">
          <table:table-cell office:value-type="float" office:value="9.645" calcext:value-type="float">
            <text:p>9.6450</text:p>
          </table:table-cell>
          <table:table-cell office:value-type="float" office:value="9.923" calcext:value-type="float">
            <text:p>9.9230</text:p>
          </table:table-cell>
          <table:table-cell office:value-type="float" office:value="9.645" calcext:value-type="float">
            <text:p>9.6450</text:p>
          </table:table-cell>
          <table:table-cell office:value-type="float" office:value="-9.502" calcext:value-type="float">
            <text:p>-9.502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23" calcext:value-type="float">
            <text:p>9.92300</text:p>
          </table:table-cell>
          <table:table-cell table:style-name="ce8" office:value-type="float" office:value="9.645" calcext:value-type="float">
            <text:p>9.64500</text:p>
          </table:table-cell>
        </table:table-row>
        <table:table-row table:style-name="ro1">
          <table:table-cell office:value-type="float" office:value="9.83" calcext:value-type="float">
            <text:p>9.8300</text:p>
          </table:table-cell>
          <table:table-cell office:value-type="float" office:value="9.931" calcext:value-type="float">
            <text:p>9.9310</text:p>
          </table:table-cell>
          <table:table-cell office:value-type="float" office:value="9.83" calcext:value-type="float">
            <text:p>9.8300</text:p>
          </table:table-cell>
          <table:table-cell office:value-type="float" office:value="-9.663" calcext:value-type="float">
            <text:p>-9.663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31" calcext:value-type="float">
            <text:p>9.93100</text:p>
          </table:table-cell>
          <table:table-cell table:style-name="ce8" office:value-type="float" office:value="9.83" calcext:value-type="float">
            <text:p>9.83000</text:p>
          </table:table-cell>
        </table:table-row>
        <table:table-row table:style-name="ro1">
          <table:table-cell office:value-type="float" office:value="10.016" calcext:value-type="float">
            <text:p>10.0160</text:p>
          </table:table-cell>
          <table:table-cell office:value-type="float" office:value="9.936" calcext:value-type="float">
            <text:p>9.9360</text:p>
          </table:table-cell>
          <table:table-cell office:value-type="float" office:value="10.016" calcext:value-type="float">
            <text:p>10.0160</text:p>
          </table:table-cell>
          <table:table-cell office:value-type="float" office:value="-9.824" calcext:value-type="float">
            <text:p>-9.8240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36" calcext:value-type="float">
            <text:p>9.93600</text:p>
          </table:table-cell>
          <table:table-cell table:style-name="ce8" office:value-type="float" office:value="10.016" calcext:value-type="float">
            <text:p>10.01600</text:p>
          </table:table-cell>
        </table:table-row>
        <table:table-row table:style-name="ro1">
          <table:table-cell office:value-type="float" office:value="10.201" calcext:value-type="float">
            <text:p>10.2010</text:p>
          </table:table-cell>
          <table:table-cell office:value-type="float" office:value="9.938" calcext:value-type="float">
            <text:p>9.9380</text:p>
          </table:table-cell>
          <table:table-cell office:value-type="float" office:value="10.201" calcext:value-type="float">
            <text:p>10.2010</text:p>
          </table:table-cell>
          <table:table-cell office:value-type="float" office:value="-9.987" calcext:value-type="float">
            <text:p>-9.9870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38" calcext:value-type="float">
            <text:p>9.93800</text:p>
          </table:table-cell>
          <table:table-cell table:style-name="ce8" office:value-type="float" office:value="10.201" calcext:value-type="float">
            <text:p>10.20100</text:p>
          </table:table-cell>
        </table:table-row>
        <table:table-row table:style-name="ro1">
          <table:table-cell office:value-type="float" office:value="10.387" calcext:value-type="float">
            <text:p>10.3870</text:p>
          </table:table-cell>
          <table:table-cell office:value-type="float" office:value="9.936" calcext:value-type="float">
            <text:p>9.9360</text:p>
          </table:table-cell>
          <table:table-cell office:value-type="float" office:value="10.387" calcext:value-type="float">
            <text:p>10.3870</text:p>
          </table:table-cell>
          <table:table-cell office:value-type="float" office:value="-10.149" calcext:value-type="float">
            <text:p>-10.149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36" calcext:value-type="float">
            <text:p>9.93600</text:p>
          </table:table-cell>
          <table:table-cell table:style-name="ce8" office:value-type="float" office:value="10.387" calcext:value-type="float">
            <text:p>10.38700</text:p>
          </table:table-cell>
        </table:table-row>
        <table:table-row table:style-name="ro1">
          <table:table-cell office:value-type="float" office:value="10.572" calcext:value-type="float">
            <text:p>10.5720</text:p>
          </table:table-cell>
          <table:table-cell office:value-type="float" office:value="9.932" calcext:value-type="float">
            <text:p>9.9320</text:p>
          </table:table-cell>
          <table:table-cell office:value-type="float" office:value="10.572" calcext:value-type="float">
            <text:p>10.5720</text:p>
          </table:table-cell>
          <table:table-cell office:value-type="float" office:value="-10.313" calcext:value-type="float">
            <text:p>-10.3130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32" calcext:value-type="float">
            <text:p>9.93200</text:p>
          </table:table-cell>
          <table:table-cell table:style-name="ce8" office:value-type="float" office:value="10.572" calcext:value-type="float">
            <text:p>10.57200</text:p>
          </table:table-cell>
        </table:table-row>
        <table:table-row table:style-name="ro1">
          <table:table-cell office:value-type="float" office:value="10.758" calcext:value-type="float">
            <text:p>10.7580</text:p>
          </table:table-cell>
          <table:table-cell office:value-type="float" office:value="9.923" calcext:value-type="float">
            <text:p>9.9230</text:p>
          </table:table-cell>
          <table:table-cell office:value-type="float" office:value="10.758" calcext:value-type="float">
            <text:p>10.7580</text:p>
          </table:table-cell>
          <table:table-cell office:value-type="float" office:value="-10.476" calcext:value-type="float">
            <text:p>-10.476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23" calcext:value-type="float">
            <text:p>9.92300</text:p>
          </table:table-cell>
          <table:table-cell table:style-name="ce8" office:value-type="float" office:value="10.758" calcext:value-type="float">
            <text:p>10.75800</text:p>
          </table:table-cell>
        </table:table-row>
        <table:table-row table:style-name="ro1">
          <table:table-cell office:value-type="float" office:value="10.943" calcext:value-type="float">
            <text:p>10.9430</text:p>
          </table:table-cell>
          <table:table-cell office:value-type="float" office:value="9.91" calcext:value-type="float">
            <text:p>9.9100</text:p>
          </table:table-cell>
          <table:table-cell office:value-type="float" office:value="10.943" calcext:value-type="float">
            <text:p>10.9430</text:p>
          </table:table-cell>
          <table:table-cell office:value-type="float" office:value="-10.642" calcext:value-type="float">
            <text:p>-10.642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91" calcext:value-type="float">
            <text:p>9.91000</text:p>
          </table:table-cell>
          <table:table-cell table:style-name="ce8" office:value-type="float" office:value="10.943" calcext:value-type="float">
            <text:p>10.94300</text:p>
          </table:table-cell>
        </table:table-row>
        <table:table-row table:style-name="ro1">
          <table:table-cell office:value-type="float" office:value="11.129" calcext:value-type="float">
            <text:p>11.1290</text:p>
          </table:table-cell>
          <table:table-cell office:value-type="float" office:value="9.893" calcext:value-type="float">
            <text:p>9.8930</text:p>
          </table:table-cell>
          <table:table-cell office:value-type="float" office:value="11.129" calcext:value-type="float">
            <text:p>11.1290</text:p>
          </table:table-cell>
          <table:table-cell office:value-type="float" office:value="-10.809" calcext:value-type="float">
            <text:p>-10.8090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93" calcext:value-type="float">
            <text:p>9.89300</text:p>
          </table:table-cell>
          <table:table-cell table:style-name="ce8" office:value-type="float" office:value="11.129" calcext:value-type="float">
            <text:p>11.12900</text:p>
          </table:table-cell>
        </table:table-row>
        <table:table-row table:style-name="ro1">
          <table:table-cell office:value-type="float" office:value="11.314" calcext:value-type="float">
            <text:p>11.3140</text:p>
          </table:table-cell>
          <table:table-cell office:value-type="float" office:value="9.871" calcext:value-type="float">
            <text:p>9.8710</text:p>
          </table:table-cell>
          <table:table-cell office:value-type="float" office:value="11.314" calcext:value-type="float">
            <text:p>11.3140</text:p>
          </table:table-cell>
          <table:table-cell office:value-type="float" office:value="-10.978" calcext:value-type="float">
            <text:p>-10.9780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71" calcext:value-type="float">
            <text:p>9.87100</text:p>
          </table:table-cell>
          <table:table-cell table:style-name="ce8" office:value-type="float" office:value="11.314" calcext:value-type="float">
            <text:p>11.31400</text:p>
          </table:table-cell>
        </table:table-row>
        <table:table-row table:style-name="ro1">
          <table:table-cell office:value-type="float" office:value="11.5" calcext:value-type="float">
            <text:p>11.5000</text:p>
          </table:table-cell>
          <table:table-cell office:value-type="float" office:value="9.846" calcext:value-type="float">
            <text:p>9.8460</text:p>
          </table:table-cell>
          <table:table-cell office:value-type="float" office:value="11.5" calcext:value-type="float">
            <text:p>11.5000</text:p>
          </table:table-cell>
          <table:table-cell office:value-type="float" office:value="-11.148" calcext:value-type="float">
            <text:p>-11.148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46" calcext:value-type="float">
            <text:p>9.84600</text:p>
          </table:table-cell>
          <table:table-cell table:style-name="ce8" office:value-type="float" office:value="11.5" calcext:value-type="float">
            <text:p>11.50000</text:p>
          </table:table-cell>
        </table:table-row>
        <table:table-row table:style-name="ro1">
          <table:table-cell office:value-type="float" office:value="11.685" calcext:value-type="float">
            <text:p>11.6850</text:p>
          </table:table-cell>
          <table:table-cell office:value-type="float" office:value="9.816" calcext:value-type="float">
            <text:p>9.8160</text:p>
          </table:table-cell>
          <table:table-cell office:value-type="float" office:value="11.685" calcext:value-type="float">
            <text:p>11.6850</text:p>
          </table:table-cell>
          <table:table-cell office:value-type="float" office:value="-11.32" calcext:value-type="float">
            <text:p>-11.32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816" calcext:value-type="float">
            <text:p>9.81600</text:p>
          </table:table-cell>
          <table:table-cell table:style-name="ce8" office:value-type="float" office:value="11.685" calcext:value-type="float">
            <text:p>11.68500</text:p>
          </table:table-cell>
        </table:table-row>
        <table:table-row table:style-name="ro1">
          <table:table-cell office:value-type="float" office:value="11.871" calcext:value-type="float">
            <text:p>11.8710</text:p>
          </table:table-cell>
          <table:table-cell office:value-type="float" office:value="9.783" calcext:value-type="float">
            <text:p>9.7830</text:p>
          </table:table-cell>
          <table:table-cell office:value-type="float" office:value="11.871" calcext:value-type="float">
            <text:p>11.8710</text:p>
          </table:table-cell>
          <table:table-cell office:value-type="float" office:value="-11.491" calcext:value-type="float">
            <text:p>-11.4910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783" calcext:value-type="float">
            <text:p>9.78300</text:p>
          </table:table-cell>
          <table:table-cell table:style-name="ce8" office:value-type="float" office:value="11.871" calcext:value-type="float">
            <text:p>11.87100</text:p>
          </table:table-cell>
        </table:table-row>
        <table:table-row table:style-name="ro1">
          <table:table-cell office:value-type="float" office:value="12.056" calcext:value-type="float">
            <text:p>12.0560</text:p>
          </table:table-cell>
          <table:table-cell office:value-type="float" office:value="9.744" calcext:value-type="float">
            <text:p>9.7440</text:p>
          </table:table-cell>
          <table:table-cell office:value-type="float" office:value="12.056" calcext:value-type="float">
            <text:p>12.0560</text:p>
          </table:table-cell>
          <table:table-cell office:value-type="float" office:value="-11.664" calcext:value-type="float">
            <text:p>-11.6640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744" calcext:value-type="float">
            <text:p>9.74400</text:p>
          </table:table-cell>
          <table:table-cell table:style-name="ce8" office:value-type="float" office:value="12.056" calcext:value-type="float">
            <text:p>12.05600</text:p>
          </table:table-cell>
        </table:table-row>
        <table:table-row table:style-name="ro1">
          <table:table-cell office:value-type="float" office:value="12.242" calcext:value-type="float">
            <text:p>12.2420</text:p>
          </table:table-cell>
          <table:table-cell office:value-type="float" office:value="9.701" calcext:value-type="float">
            <text:p>9.7010</text:p>
          </table:table-cell>
          <table:table-cell office:value-type="float" office:value="12.242" calcext:value-type="float">
            <text:p>12.2420</text:p>
          </table:table-cell>
          <table:table-cell office:value-type="float" office:value="-11.837" calcext:value-type="float">
            <text:p>-11.8370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701" calcext:value-type="float">
            <text:p>9.70100</text:p>
          </table:table-cell>
          <table:table-cell table:style-name="ce8" office:value-type="float" office:value="12.242" calcext:value-type="float">
            <text:p>12.24200</text:p>
          </table:table-cell>
        </table:table-row>
        <table:table-row table:style-name="ro1">
          <table:table-cell office:value-type="float" office:value="12.427" calcext:value-type="float">
            <text:p>12.4270</text:p>
          </table:table-cell>
          <table:table-cell office:value-type="float" office:value="9.652" calcext:value-type="float">
            <text:p>9.6520</text:p>
          </table:table-cell>
          <table:table-cell office:value-type="float" office:value="12.427" calcext:value-type="float">
            <text:p>12.4270</text:p>
          </table:table-cell>
          <table:table-cell office:value-type="float" office:value="-12.01" calcext:value-type="float">
            <text:p>-12.0100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652" calcext:value-type="float">
            <text:p>9.65200</text:p>
          </table:table-cell>
          <table:table-cell table:style-name="ce8" office:value-type="float" office:value="12.427" calcext:value-type="float">
            <text:p>12.42700</text:p>
          </table:table-cell>
        </table:table-row>
        <table:table-row table:style-name="ro1">
          <table:table-cell office:value-type="float" office:value="12.613" calcext:value-type="float">
            <text:p>12.6130</text:p>
          </table:table-cell>
          <table:table-cell office:value-type="float" office:value="9.598" calcext:value-type="float">
            <text:p>9.5980</text:p>
          </table:table-cell>
          <table:table-cell office:value-type="float" office:value="12.613" calcext:value-type="float">
            <text:p>12.6130</text:p>
          </table:table-cell>
          <table:table-cell office:value-type="float" office:value="-12.184" calcext:value-type="float">
            <text:p>-12.1840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598" calcext:value-type="float">
            <text:p>9.59800</text:p>
          </table:table-cell>
          <table:table-cell table:style-name="ce8" office:value-type="float" office:value="12.613" calcext:value-type="float">
            <text:p>12.61300</text:p>
          </table:table-cell>
        </table:table-row>
        <table:table-row table:style-name="ro1">
          <table:table-cell office:value-type="float" office:value="12.799" calcext:value-type="float">
            <text:p>12.7990</text:p>
          </table:table-cell>
          <table:table-cell office:value-type="float" office:value="9.538" calcext:value-type="float">
            <text:p>9.5380</text:p>
          </table:table-cell>
          <table:table-cell office:value-type="float" office:value="12.799" calcext:value-type="float">
            <text:p>12.7990</text:p>
          </table:table-cell>
          <table:table-cell office:value-type="float" office:value="-12.358" calcext:value-type="float">
            <text:p>-12.3580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538" calcext:value-type="float">
            <text:p>9.53800</text:p>
          </table:table-cell>
          <table:table-cell table:style-name="ce8" office:value-type="float" office:value="12.799" calcext:value-type="float">
            <text:p>12.79900</text:p>
          </table:table-cell>
        </table:table-row>
        <table:table-row table:style-name="ro1">
          <table:table-cell office:value-type="float" office:value="12.984" calcext:value-type="float">
            <text:p>12.9840</text:p>
          </table:table-cell>
          <table:table-cell office:value-type="float" office:value="9.473" calcext:value-type="float">
            <text:p>9.4730</text:p>
          </table:table-cell>
          <table:table-cell office:value-type="float" office:value="12.984" calcext:value-type="float">
            <text:p>12.9840</text:p>
          </table:table-cell>
          <table:table-cell office:value-type="float" office:value="-12.534" calcext:value-type="float">
            <text:p>-12.5340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473" calcext:value-type="float">
            <text:p>9.47300</text:p>
          </table:table-cell>
          <table:table-cell table:style-name="ce8" office:value-type="float" office:value="12.984" calcext:value-type="float">
            <text:p>12.98400</text:p>
          </table:table-cell>
        </table:table-row>
        <table:table-row table:style-name="ro1">
          <table:table-cell office:value-type="float" office:value="13.169" calcext:value-type="float">
            <text:p>13.1690</text:p>
          </table:table-cell>
          <table:table-cell office:value-type="float" office:value="9.403" calcext:value-type="float">
            <text:p>9.4030</text:p>
          </table:table-cell>
          <table:table-cell office:value-type="float" office:value="13.169" calcext:value-type="float">
            <text:p>13.1690</text:p>
          </table:table-cell>
          <table:table-cell office:value-type="float" office:value="-12.709" calcext:value-type="float">
            <text:p>-12.7090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403" calcext:value-type="float">
            <text:p>9.40300</text:p>
          </table:table-cell>
          <table:table-cell table:style-name="ce8" office:value-type="float" office:value="13.169" calcext:value-type="float">
            <text:p>13.16900</text:p>
          </table:table-cell>
        </table:table-row>
        <table:table-row table:style-name="ro1">
          <table:table-cell office:value-type="float" office:value="13.355" calcext:value-type="float">
            <text:p>13.3550</text:p>
          </table:table-cell>
          <table:table-cell office:value-type="float" office:value="9.331" calcext:value-type="float">
            <text:p>9.3310</text:p>
          </table:table-cell>
          <table:table-cell office:value-type="float" office:value="13.355" calcext:value-type="float">
            <text:p>13.3550</text:p>
          </table:table-cell>
          <table:table-cell office:value-type="float" office:value="-12.885" calcext:value-type="float">
            <text:p>-12.8850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331" calcext:value-type="float">
            <text:p>9.33100</text:p>
          </table:table-cell>
          <table:table-cell table:style-name="ce8" office:value-type="float" office:value="13.355" calcext:value-type="float">
            <text:p>13.35500</text:p>
          </table:table-cell>
        </table:table-row>
        <table:table-row table:style-name="ro1">
          <table:table-cell office:value-type="float" office:value="13.54" calcext:value-type="float">
            <text:p>13.5400</text:p>
          </table:table-cell>
          <table:table-cell office:value-type="float" office:value="9.253" calcext:value-type="float">
            <text:p>9.2530</text:p>
          </table:table-cell>
          <table:table-cell office:value-type="float" office:value="13.54" calcext:value-type="float">
            <text:p>13.5400</text:p>
          </table:table-cell>
          <table:table-cell office:value-type="float" office:value="-13.062" calcext:value-type="float">
            <text:p>-13.062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253" calcext:value-type="float">
            <text:p>9.25300</text:p>
          </table:table-cell>
          <table:table-cell table:style-name="ce8" office:value-type="float" office:value="13.54" calcext:value-type="float">
            <text:p>13.54000</text:p>
          </table:table-cell>
        </table:table-row>
        <table:table-row table:style-name="ro1">
          <table:table-cell office:value-type="float" office:value="13.726" calcext:value-type="float">
            <text:p>13.7260</text:p>
          </table:table-cell>
          <table:table-cell office:value-type="float" office:value="9.17" calcext:value-type="float">
            <text:p>9.1700</text:p>
          </table:table-cell>
          <table:table-cell office:value-type="float" office:value="13.726" calcext:value-type="float">
            <text:p>13.7260</text:p>
          </table:table-cell>
          <table:table-cell office:value-type="float" office:value="-13.24" calcext:value-type="float">
            <text:p>-13.2400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17" calcext:value-type="float">
            <text:p>9.17000</text:p>
          </table:table-cell>
          <table:table-cell table:style-name="ce8" office:value-type="float" office:value="13.726" calcext:value-type="float">
            <text:p>13.72600</text:p>
          </table:table-cell>
        </table:table-row>
        <table:table-row table:style-name="ro1">
          <table:table-cell office:value-type="float" office:value="13.911" calcext:value-type="float">
            <text:p>13.9110</text:p>
          </table:table-cell>
          <table:table-cell office:value-type="float" office:value="9.082" calcext:value-type="float">
            <text:p>9.0820</text:p>
          </table:table-cell>
          <table:table-cell office:value-type="float" office:value="13.911" calcext:value-type="float">
            <text:p>13.9110</text:p>
          </table:table-cell>
          <table:table-cell office:value-type="float" office:value="-13.418" calcext:value-type="float">
            <text:p>-13.4180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9.082" calcext:value-type="float">
            <text:p>9.08200</text:p>
          </table:table-cell>
          <table:table-cell table:style-name="ce8" office:value-type="float" office:value="13.911" calcext:value-type="float">
            <text:p>13.91100</text:p>
          </table:table-cell>
        </table:table-row>
        <table:table-row table:style-name="ro1">
          <table:table-cell office:value-type="float" office:value="14.097" calcext:value-type="float">
            <text:p>14.0970</text:p>
          </table:table-cell>
          <table:table-cell office:value-type="float" office:value="8.987" calcext:value-type="float">
            <text:p>8.9870</text:p>
          </table:table-cell>
          <table:table-cell office:value-type="float" office:value="14.097" calcext:value-type="float">
            <text:p>14.0970</text:p>
          </table:table-cell>
          <table:table-cell office:value-type="float" office:value="-13.597" calcext:value-type="float">
            <text:p>-13.5970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987" calcext:value-type="float">
            <text:p>8.98700</text:p>
          </table:table-cell>
          <table:table-cell table:style-name="ce8" office:value-type="float" office:value="14.097" calcext:value-type="float">
            <text:p>14.09700</text:p>
          </table:table-cell>
        </table:table-row>
        <table:table-row table:style-name="ro1">
          <table:table-cell office:value-type="float" office:value="14.282" calcext:value-type="float">
            <text:p>14.2820</text:p>
          </table:table-cell>
          <table:table-cell office:value-type="float" office:value="8.884" calcext:value-type="float">
            <text:p>8.8840</text:p>
          </table:table-cell>
          <table:table-cell office:value-type="float" office:value="14.282" calcext:value-type="float">
            <text:p>14.2820</text:p>
          </table:table-cell>
          <table:table-cell office:value-type="float" office:value="-13.776" calcext:value-type="float">
            <text:p>-13.7760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884" calcext:value-type="float">
            <text:p>8.88400</text:p>
          </table:table-cell>
          <table:table-cell table:style-name="ce8" office:value-type="float" office:value="14.282" calcext:value-type="float">
            <text:p>14.28200</text:p>
          </table:table-cell>
        </table:table-row>
        <table:table-row table:style-name="ro1">
          <table:table-cell office:value-type="float" office:value="14.467" calcext:value-type="float">
            <text:p>14.4670</text:p>
          </table:table-cell>
          <table:table-cell office:value-type="float" office:value="8.774" calcext:value-type="float">
            <text:p>8.7740</text:p>
          </table:table-cell>
          <table:table-cell office:value-type="float" office:value="14.467" calcext:value-type="float">
            <text:p>14.4670</text:p>
          </table:table-cell>
          <table:table-cell office:value-type="float" office:value="-13.956" calcext:value-type="float">
            <text:p>-13.9560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774" calcext:value-type="float">
            <text:p>8.77400</text:p>
          </table:table-cell>
          <table:table-cell table:style-name="ce8" office:value-type="float" office:value="14.467" calcext:value-type="float">
            <text:p>14.46700</text:p>
          </table:table-cell>
        </table:table-row>
        <table:table-row table:style-name="ro1">
          <table:table-cell office:value-type="float" office:value="14.653" calcext:value-type="float">
            <text:p>14.6530</text:p>
          </table:table-cell>
          <table:table-cell office:value-type="float" office:value="8.66" calcext:value-type="float">
            <text:p>8.6600</text:p>
          </table:table-cell>
          <table:table-cell office:value-type="float" office:value="14.653" calcext:value-type="float">
            <text:p>14.6530</text:p>
          </table:table-cell>
          <table:table-cell office:value-type="float" office:value="-14.137" calcext:value-type="float">
            <text:p>-14.137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66" calcext:value-type="float">
            <text:p>8.66000</text:p>
          </table:table-cell>
          <table:table-cell table:style-name="ce8" office:value-type="float" office:value="14.653" calcext:value-type="float">
            <text:p>14.65300</text:p>
          </table:table-cell>
        </table:table-row>
        <table:table-row table:style-name="ro1">
          <table:table-cell office:value-type="float" office:value="14.838" calcext:value-type="float">
            <text:p>14.8380</text:p>
          </table:table-cell>
          <table:table-cell office:value-type="float" office:value="8.541" calcext:value-type="float">
            <text:p>8.5410</text:p>
          </table:table-cell>
          <table:table-cell office:value-type="float" office:value="14.838" calcext:value-type="float">
            <text:p>14.8380</text:p>
          </table:table-cell>
          <table:table-cell office:value-type="float" office:value="-14.318" calcext:value-type="float">
            <text:p>-14.3180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541" calcext:value-type="float">
            <text:p>8.54100</text:p>
          </table:table-cell>
          <table:table-cell table:style-name="ce8" office:value-type="float" office:value="14.838" calcext:value-type="float">
            <text:p>14.83800</text:p>
          </table:table-cell>
        </table:table-row>
        <table:table-row table:style-name="ro1">
          <table:table-cell office:value-type="float" office:value="15.024" calcext:value-type="float">
            <text:p>15.0240</text:p>
          </table:table-cell>
          <table:table-cell office:value-type="float" office:value="8.417" calcext:value-type="float">
            <text:p>8.4170</text:p>
          </table:table-cell>
          <table:table-cell office:value-type="float" office:value="15.024" calcext:value-type="float">
            <text:p>15.0240</text:p>
          </table:table-cell>
          <table:table-cell office:value-type="float" office:value="-14.501" calcext:value-type="float">
            <text:p>-14.501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417" calcext:value-type="float">
            <text:p>8.41700</text:p>
          </table:table-cell>
          <table:table-cell table:style-name="ce8" office:value-type="float" office:value="15.024" calcext:value-type="float">
            <text:p>15.02400</text:p>
          </table:table-cell>
        </table:table-row>
        <table:table-row table:style-name="ro1">
          <table:table-cell office:value-type="float" office:value="15.209" calcext:value-type="float">
            <text:p>15.2090</text:p>
          </table:table-cell>
          <table:table-cell office:value-type="float" office:value="8.289" calcext:value-type="float">
            <text:p>8.2890</text:p>
          </table:table-cell>
          <table:table-cell office:value-type="float" office:value="15.209" calcext:value-type="float">
            <text:p>15.2090</text:p>
          </table:table-cell>
          <table:table-cell office:value-type="float" office:value="-14.686" calcext:value-type="float">
            <text:p>-14.6860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289" calcext:value-type="float">
            <text:p>8.28900</text:p>
          </table:table-cell>
          <table:table-cell table:style-name="ce8" office:value-type="float" office:value="15.209" calcext:value-type="float">
            <text:p>15.20900</text:p>
          </table:table-cell>
        </table:table-row>
        <table:table-row table:style-name="ro1">
          <table:table-cell office:value-type="float" office:value="15.395" calcext:value-type="float">
            <text:p>15.3950</text:p>
          </table:table-cell>
          <table:table-cell office:value-type="float" office:value="8.154" calcext:value-type="float">
            <text:p>8.1540</text:p>
          </table:table-cell>
          <table:table-cell office:value-type="float" office:value="15.395" calcext:value-type="float">
            <text:p>15.3950</text:p>
          </table:table-cell>
          <table:table-cell office:value-type="float" office:value="-14.872" calcext:value-type="float">
            <text:p>-14.8720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154" calcext:value-type="float">
            <text:p>8.15400</text:p>
          </table:table-cell>
          <table:table-cell table:style-name="ce8" office:value-type="float" office:value="15.395" calcext:value-type="float">
            <text:p>15.39500</text:p>
          </table:table-cell>
        </table:table-row>
        <table:table-row table:style-name="ro1">
          <table:table-cell office:value-type="float" office:value="15.58" calcext:value-type="float">
            <text:p>15.5800</text:p>
          </table:table-cell>
          <table:table-cell office:value-type="float" office:value="8.013" calcext:value-type="float">
            <text:p>8.0130</text:p>
          </table:table-cell>
          <table:table-cell office:value-type="float" office:value="15.58" calcext:value-type="float">
            <text:p>15.5800</text:p>
          </table:table-cell>
          <table:table-cell office:value-type="float" office:value="-15.058" calcext:value-type="float">
            <text:p>-15.058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8.013" calcext:value-type="float">
            <text:p>8.01300</text:p>
          </table:table-cell>
          <table:table-cell table:style-name="ce8" office:value-type="float" office:value="15.58" calcext:value-type="float">
            <text:p>15.58000</text:p>
          </table:table-cell>
        </table:table-row>
        <table:table-row table:style-name="ro1">
          <table:table-cell office:value-type="float" office:value="15.766" calcext:value-type="float">
            <text:p>15.7660</text:p>
          </table:table-cell>
          <table:table-cell office:value-type="float" office:value="7.866" calcext:value-type="float">
            <text:p>7.8660</text:p>
          </table:table-cell>
          <table:table-cell office:value-type="float" office:value="15.766" calcext:value-type="float">
            <text:p>15.7660</text:p>
          </table:table-cell>
          <table:table-cell office:value-type="float" office:value="-15.247" calcext:value-type="float">
            <text:p>-15.2470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866" calcext:value-type="float">
            <text:p>7.86600</text:p>
          </table:table-cell>
          <table:table-cell table:style-name="ce8" office:value-type="float" office:value="15.766" calcext:value-type="float">
            <text:p>15.76600</text:p>
          </table:table-cell>
        </table:table-row>
        <table:table-row table:style-name="ro1">
          <table:table-cell office:value-type="float" office:value="15.951" calcext:value-type="float">
            <text:p>15.9510</text:p>
          </table:table-cell>
          <table:table-cell office:value-type="float" office:value="7.713" calcext:value-type="float">
            <text:p>7.7130</text:p>
          </table:table-cell>
          <table:table-cell office:value-type="float" office:value="15.951" calcext:value-type="float">
            <text:p>15.9510</text:p>
          </table:table-cell>
          <table:table-cell office:value-type="float" office:value="-15.436" calcext:value-type="float">
            <text:p>-15.4360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713" calcext:value-type="float">
            <text:p>7.71300</text:p>
          </table:table-cell>
          <table:table-cell table:style-name="ce8" office:value-type="float" office:value="15.951" calcext:value-type="float">
            <text:p>15.95100</text:p>
          </table:table-cell>
        </table:table-row>
        <table:table-row table:style-name="ro1">
          <table:table-cell office:value-type="float" office:value="16.137" calcext:value-type="float">
            <text:p>16.1370</text:p>
          </table:table-cell>
          <table:table-cell office:value-type="float" office:value="7.554" calcext:value-type="float">
            <text:p>7.5540</text:p>
          </table:table-cell>
          <table:table-cell office:value-type="float" office:value="16.137" calcext:value-type="float">
            <text:p>16.1370</text:p>
          </table:table-cell>
          <table:table-cell office:value-type="float" office:value="-15.627" calcext:value-type="float">
            <text:p>-15.6270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554" calcext:value-type="float">
            <text:p>7.55400</text:p>
          </table:table-cell>
          <table:table-cell table:style-name="ce8" office:value-type="float" office:value="16.137" calcext:value-type="float">
            <text:p>16.13700</text:p>
          </table:table-cell>
        </table:table-row>
        <table:table-row table:style-name="ro1">
          <table:table-cell office:value-type="float" office:value="16.322" calcext:value-type="float">
            <text:p>16.3220</text:p>
          </table:table-cell>
          <table:table-cell office:value-type="float" office:value="7.392" calcext:value-type="float">
            <text:p>7.3920</text:p>
          </table:table-cell>
          <table:table-cell office:value-type="float" office:value="16.322" calcext:value-type="float">
            <text:p>16.3220</text:p>
          </table:table-cell>
          <table:table-cell office:value-type="float" office:value="-15.819" calcext:value-type="float">
            <text:p>-15.8190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392" calcext:value-type="float">
            <text:p>7.39200</text:p>
          </table:table-cell>
          <table:table-cell table:style-name="ce8" office:value-type="float" office:value="16.322" calcext:value-type="float">
            <text:p>16.32200</text:p>
          </table:table-cell>
        </table:table-row>
        <table:table-row table:style-name="ro1">
          <table:table-cell office:value-type="float" office:value="16.508" calcext:value-type="float">
            <text:p>16.5080</text:p>
          </table:table-cell>
          <table:table-cell office:value-type="float" office:value="7.226" calcext:value-type="float">
            <text:p>7.2260</text:p>
          </table:table-cell>
          <table:table-cell office:value-type="float" office:value="16.508" calcext:value-type="float">
            <text:p>16.5080</text:p>
          </table:table-cell>
          <table:table-cell office:value-type="float" office:value="-16.012" calcext:value-type="float">
            <text:p>-16.012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226" calcext:value-type="float">
            <text:p>7.22600</text:p>
          </table:table-cell>
          <table:table-cell table:style-name="ce8" office:value-type="float" office:value="16.508" calcext:value-type="float">
            <text:p>16.50800</text:p>
          </table:table-cell>
        </table:table-row>
        <table:table-row table:style-name="ro1">
          <table:table-cell office:value-type="float" office:value="16.693" calcext:value-type="float">
            <text:p>16.6930</text:p>
          </table:table-cell>
          <table:table-cell office:value-type="float" office:value="7.053" calcext:value-type="float">
            <text:p>7.0530</text:p>
          </table:table-cell>
          <table:table-cell office:value-type="float" office:value="16.693" calcext:value-type="float">
            <text:p>16.6930</text:p>
          </table:table-cell>
          <table:table-cell office:value-type="float" office:value="-16.208" calcext:value-type="float">
            <text:p>-16.2080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7.053" calcext:value-type="float">
            <text:p>7.05300</text:p>
          </table:table-cell>
          <table:table-cell table:style-name="ce8" office:value-type="float" office:value="16.693" calcext:value-type="float">
            <text:p>16.69300</text:p>
          </table:table-cell>
        </table:table-row>
        <table:table-row table:style-name="ro1">
          <table:table-cell office:value-type="float" office:value="16.879" calcext:value-type="float">
            <text:p>16.8790</text:p>
          </table:table-cell>
          <table:table-cell office:value-type="float" office:value="6.874" calcext:value-type="float">
            <text:p>6.8740</text:p>
          </table:table-cell>
          <table:table-cell office:value-type="float" office:value="16.879" calcext:value-type="float">
            <text:p>16.8790</text:p>
          </table:table-cell>
          <table:table-cell office:value-type="float" office:value="-16.405" calcext:value-type="float">
            <text:p>-16.4050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874" calcext:value-type="float">
            <text:p>6.87400</text:p>
          </table:table-cell>
          <table:table-cell table:style-name="ce8" office:value-type="float" office:value="16.879" calcext:value-type="float">
            <text:p>16.87900</text:p>
          </table:table-cell>
        </table:table-row>
        <table:table-row table:style-name="ro1">
          <table:table-cell office:value-type="float" office:value="17.064" calcext:value-type="float">
            <text:p>17.0640</text:p>
          </table:table-cell>
          <table:table-cell office:value-type="float" office:value="6.686" calcext:value-type="float">
            <text:p>6.6860</text:p>
          </table:table-cell>
          <table:table-cell office:value-type="float" office:value="17.064" calcext:value-type="float">
            <text:p>17.0640</text:p>
          </table:table-cell>
          <table:table-cell office:value-type="float" office:value="-16.603" calcext:value-type="float">
            <text:p>-16.6030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686" calcext:value-type="float">
            <text:p>6.68600</text:p>
          </table:table-cell>
          <table:table-cell table:style-name="ce8" office:value-type="float" office:value="17.064" calcext:value-type="float">
            <text:p>17.06400</text:p>
          </table:table-cell>
        </table:table-row>
        <table:table-row table:style-name="ro1">
          <table:table-cell office:value-type="float" office:value="17.25" calcext:value-type="float">
            <text:p>17.2500</text:p>
          </table:table-cell>
          <table:table-cell office:value-type="float" office:value="6.49" calcext:value-type="float">
            <text:p>6.4900</text:p>
          </table:table-cell>
          <table:table-cell office:value-type="float" office:value="17.25" calcext:value-type="float">
            <text:p>17.2500</text:p>
          </table:table-cell>
          <table:table-cell office:value-type="float" office:value="-16.803" calcext:value-type="float">
            <text:p>-16.8030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49" calcext:value-type="float">
            <text:p>6.49000</text:p>
          </table:table-cell>
          <table:table-cell table:style-name="ce8" office:value-type="float" office:value="17.25" calcext:value-type="float">
            <text:p>17.25000</text:p>
          </table:table-cell>
        </table:table-row>
        <table:table-row table:style-name="ro1">
          <table:table-cell office:value-type="float" office:value="17.436" calcext:value-type="float">
            <text:p>17.4360</text:p>
          </table:table-cell>
          <table:table-cell office:value-type="float" office:value="6.287" calcext:value-type="float">
            <text:p>6.2870</text:p>
          </table:table-cell>
          <table:table-cell office:value-type="float" office:value="17.436" calcext:value-type="float">
            <text:p>17.4360</text:p>
          </table:table-cell>
          <table:table-cell office:value-type="float" office:value="-17.005" calcext:value-type="float">
            <text:p>-17.0050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287" calcext:value-type="float">
            <text:p>6.28700</text:p>
          </table:table-cell>
          <table:table-cell table:style-name="ce8" office:value-type="float" office:value="17.436" calcext:value-type="float">
            <text:p>17.43600</text:p>
          </table:table-cell>
        </table:table-row>
        <table:table-row table:style-name="ro1">
          <table:table-cell office:value-type="float" office:value="17.621" calcext:value-type="float">
            <text:p>17.6210</text:p>
          </table:table-cell>
          <table:table-cell office:value-type="float" office:value="6.078" calcext:value-type="float">
            <text:p>6.0780</text:p>
          </table:table-cell>
          <table:table-cell office:value-type="float" office:value="17.621" calcext:value-type="float">
            <text:p>17.6210</text:p>
          </table:table-cell>
          <table:table-cell office:value-type="float" office:value="-17.208" calcext:value-type="float">
            <text:p>-17.2080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6.078" calcext:value-type="float">
            <text:p>6.07800</text:p>
          </table:table-cell>
          <table:table-cell table:style-name="ce8" office:value-type="float" office:value="17.621" calcext:value-type="float">
            <text:p>17.62100</text:p>
          </table:table-cell>
        </table:table-row>
        <table:table-row table:style-name="ro1">
          <table:table-cell office:value-type="float" office:value="17.806" calcext:value-type="float">
            <text:p>17.8060</text:p>
          </table:table-cell>
          <table:table-cell office:value-type="float" office:value="5.864" calcext:value-type="float">
            <text:p>5.8640</text:p>
          </table:table-cell>
          <table:table-cell office:value-type="float" office:value="17.806" calcext:value-type="float">
            <text:p>17.8060</text:p>
          </table:table-cell>
          <table:table-cell office:value-type="float" office:value="-17.412" calcext:value-type="float">
            <text:p>-17.4120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864" calcext:value-type="float">
            <text:p>5.86400</text:p>
          </table:table-cell>
          <table:table-cell table:style-name="ce8" office:value-type="float" office:value="17.806" calcext:value-type="float">
            <text:p>17.80600</text:p>
          </table:table-cell>
        </table:table-row>
        <table:table-row table:style-name="ro1">
          <table:table-cell office:value-type="float" office:value="17.992" calcext:value-type="float">
            <text:p>17.9920</text:p>
          </table:table-cell>
          <table:table-cell office:value-type="float" office:value="5.645" calcext:value-type="float">
            <text:p>5.6450</text:p>
          </table:table-cell>
          <table:table-cell office:value-type="float" office:value="17.992" calcext:value-type="float">
            <text:p>17.9920</text:p>
          </table:table-cell>
          <table:table-cell office:value-type="float" office:value="-17.619" calcext:value-type="float">
            <text:p>-17.6190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645" calcext:value-type="float">
            <text:p>5.64500</text:p>
          </table:table-cell>
          <table:table-cell table:style-name="ce8" office:value-type="float" office:value="17.992" calcext:value-type="float">
            <text:p>17.99200</text:p>
          </table:table-cell>
        </table:table-row>
        <table:table-row table:style-name="ro1">
          <table:table-cell office:value-type="float" office:value="18.177" calcext:value-type="float">
            <text:p>18.1770</text:p>
          </table:table-cell>
          <table:table-cell office:value-type="float" office:value="5.422" calcext:value-type="float">
            <text:p>5.4220</text:p>
          </table:table-cell>
          <table:table-cell office:value-type="float" office:value="18.177" calcext:value-type="float">
            <text:p>18.1770</text:p>
          </table:table-cell>
          <table:table-cell office:value-type="float" office:value="-17.828" calcext:value-type="float">
            <text:p>-17.8280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422" calcext:value-type="float">
            <text:p>5.42200</text:p>
          </table:table-cell>
          <table:table-cell table:style-name="ce8" office:value-type="float" office:value="18.177" calcext:value-type="float">
            <text:p>18.17700</text:p>
          </table:table-cell>
        </table:table-row>
        <table:table-row table:style-name="ro1">
          <table:table-cell office:value-type="float" office:value="18.363" calcext:value-type="float">
            <text:p>18.3630</text:p>
          </table:table-cell>
          <table:table-cell office:value-type="float" office:value="5.19" calcext:value-type="float">
            <text:p>5.1900</text:p>
          </table:table-cell>
          <table:table-cell office:value-type="float" office:value="18.363" calcext:value-type="float">
            <text:p>18.3630</text:p>
          </table:table-cell>
          <table:table-cell office:value-type="float" office:value="-18.038" calcext:value-type="float">
            <text:p>-18.038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5.19" calcext:value-type="float">
            <text:p>5.19000</text:p>
          </table:table-cell>
          <table:table-cell table:style-name="ce8" office:value-type="float" office:value="18.363" calcext:value-type="float">
            <text:p>18.36300</text:p>
          </table:table-cell>
        </table:table-row>
        <table:table-row table:style-name="ro1">
          <table:table-cell office:value-type="float" office:value="18.548" calcext:value-type="float">
            <text:p>18.5480</text:p>
          </table:table-cell>
          <table:table-cell office:value-type="float" office:value="4.951" calcext:value-type="float">
            <text:p>4.9510</text:p>
          </table:table-cell>
          <table:table-cell office:value-type="float" office:value="18.548" calcext:value-type="float">
            <text:p>18.5480</text:p>
          </table:table-cell>
          <table:table-cell office:value-type="float" office:value="-18.25" calcext:value-type="float">
            <text:p>-18.2500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951" calcext:value-type="float">
            <text:p>4.95100</text:p>
          </table:table-cell>
          <table:table-cell table:style-name="ce8" office:value-type="float" office:value="18.548" calcext:value-type="float">
            <text:p>18.54800</text:p>
          </table:table-cell>
        </table:table-row>
        <table:table-row table:style-name="ro1">
          <table:table-cell office:value-type="float" office:value="18.734" calcext:value-type="float">
            <text:p>18.7340</text:p>
          </table:table-cell>
          <table:table-cell office:value-type="float" office:value="4.705" calcext:value-type="float">
            <text:p>4.7050</text:p>
          </table:table-cell>
          <table:table-cell office:value-type="float" office:value="18.734" calcext:value-type="float">
            <text:p>18.7340</text:p>
          </table:table-cell>
          <table:table-cell office:value-type="float" office:value="-18.465" calcext:value-type="float">
            <text:p>-18.4650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705" calcext:value-type="float">
            <text:p>4.70500</text:p>
          </table:table-cell>
          <table:table-cell table:style-name="ce8" office:value-type="float" office:value="18.734" calcext:value-type="float">
            <text:p>18.73400</text:p>
          </table:table-cell>
        </table:table-row>
        <table:table-row table:style-name="ro1">
          <table:table-cell office:value-type="float" office:value="18.919" calcext:value-type="float">
            <text:p>18.9190</text:p>
          </table:table-cell>
          <table:table-cell office:value-type="float" office:value="4.452" calcext:value-type="float">
            <text:p>4.4520</text:p>
          </table:table-cell>
          <table:table-cell office:value-type="float" office:value="18.919" calcext:value-type="float">
            <text:p>18.9190</text:p>
          </table:table-cell>
          <table:table-cell office:value-type="float" office:value="-18.681" calcext:value-type="float">
            <text:p>-18.6810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452" calcext:value-type="float">
            <text:p>4.45200</text:p>
          </table:table-cell>
          <table:table-cell table:style-name="ce8" office:value-type="float" office:value="18.919" calcext:value-type="float">
            <text:p>18.91900</text:p>
          </table:table-cell>
        </table:table-row>
        <table:table-row table:style-name="ro1">
          <table:table-cell office:value-type="float" office:value="19.105" calcext:value-type="float">
            <text:p>19.1050</text:p>
          </table:table-cell>
          <table:table-cell office:value-type="float" office:value="4.195" calcext:value-type="float">
            <text:p>4.1950</text:p>
          </table:table-cell>
          <table:table-cell office:value-type="float" office:value="19.105" calcext:value-type="float">
            <text:p>19.1050</text:p>
          </table:table-cell>
          <table:table-cell office:value-type="float" office:value="-18.899" calcext:value-type="float">
            <text:p>-18.8990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4.195" calcext:value-type="float">
            <text:p>4.19500</text:p>
          </table:table-cell>
          <table:table-cell table:style-name="ce8" office:value-type="float" office:value="19.105" calcext:value-type="float">
            <text:p>19.10500</text:p>
          </table:table-cell>
        </table:table-row>
        <table:table-row table:style-name="ro1">
          <table:table-cell office:value-type="float" office:value="19.29" calcext:value-type="float">
            <text:p>19.2900</text:p>
          </table:table-cell>
          <table:table-cell office:value-type="float" office:value="3.933" calcext:value-type="float">
            <text:p>3.9330</text:p>
          </table:table-cell>
          <table:table-cell office:value-type="float" office:value="19.29" calcext:value-type="float">
            <text:p>19.2900</text:p>
          </table:table-cell>
          <table:table-cell office:value-type="float" office:value="-19.12" calcext:value-type="float">
            <text:p>-19.1200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933" calcext:value-type="float">
            <text:p>3.93300</text:p>
          </table:table-cell>
          <table:table-cell table:style-name="ce8" office:value-type="float" office:value="19.29" calcext:value-type="float">
            <text:p>19.29000</text:p>
          </table:table-cell>
        </table:table-row>
        <table:table-row table:style-name="ro1">
          <table:table-cell office:value-type="float" office:value="19.475" calcext:value-type="float">
            <text:p>19.4750</text:p>
          </table:table-cell>
          <table:table-cell office:value-type="float" office:value="3.665" calcext:value-type="float">
            <text:p>3.6650</text:p>
          </table:table-cell>
          <table:table-cell office:value-type="float" office:value="19.475" calcext:value-type="float">
            <text:p>19.4750</text:p>
          </table:table-cell>
          <table:table-cell office:value-type="float" office:value="-19.342" calcext:value-type="float">
            <text:p>-19.342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665" calcext:value-type="float">
            <text:p>3.66500</text:p>
          </table:table-cell>
          <table:table-cell table:style-name="ce8" office:value-type="float" office:value="19.475" calcext:value-type="float">
            <text:p>19.47500</text:p>
          </table:table-cell>
        </table:table-row>
        <table:table-row table:style-name="ro1">
          <table:table-cell office:value-type="float" office:value="19.661" calcext:value-type="float">
            <text:p>19.6610</text:p>
          </table:table-cell>
          <table:table-cell office:value-type="float" office:value="3.392" calcext:value-type="float">
            <text:p>3.3920</text:p>
          </table:table-cell>
          <table:table-cell office:value-type="float" office:value="19.661" calcext:value-type="float">
            <text:p>19.6610</text:p>
          </table:table-cell>
          <table:table-cell office:value-type="float" office:value="-19.567" calcext:value-type="float">
            <text:p>-19.5670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392" calcext:value-type="float">
            <text:p>3.39200</text:p>
          </table:table-cell>
          <table:table-cell table:style-name="ce8" office:value-type="float" office:value="19.661" calcext:value-type="float">
            <text:p>19.66100</text:p>
          </table:table-cell>
        </table:table-row>
        <table:table-row table:style-name="ro1">
          <table:table-cell office:value-type="float" office:value="19.846" calcext:value-type="float">
            <text:p>19.8460</text:p>
          </table:table-cell>
          <table:table-cell office:value-type="float" office:value="3.112" calcext:value-type="float">
            <text:p>3.1120</text:p>
          </table:table-cell>
          <table:table-cell office:value-type="float" office:value="19.846" calcext:value-type="float">
            <text:p>19.8460</text:p>
          </table:table-cell>
          <table:table-cell office:value-type="float" office:value="-19.794" calcext:value-type="float">
            <text:p>-19.7940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3.112" calcext:value-type="float">
            <text:p>3.11200</text:p>
          </table:table-cell>
          <table:table-cell table:style-name="ce8" office:value-type="float" office:value="19.846" calcext:value-type="float">
            <text:p>19.84600</text:p>
          </table:table-cell>
        </table:table-row>
        <table:table-row table:style-name="ro1">
          <table:table-cell office:value-type="float" office:value="20.032" calcext:value-type="float">
            <text:p>20.0320</text:p>
          </table:table-cell>
          <table:table-cell office:value-type="float" office:value="2.824" calcext:value-type="float">
            <text:p>2.8240</text:p>
          </table:table-cell>
          <table:table-cell office:value-type="float" office:value="20.032" calcext:value-type="float">
            <text:p>20.0320</text:p>
          </table:table-cell>
          <table:table-cell office:value-type="float" office:value="-20.022" calcext:value-type="float">
            <text:p>-20.0220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2.824" calcext:value-type="float">
            <text:p>2.82400</text:p>
          </table:table-cell>
          <table:table-cell table:style-name="ce8" office:value-type="float" office:value="20.032" calcext:value-type="float">
            <text:p>20.03200</text:p>
          </table:table-cell>
        </table:table-row>
        <table:table-row table:style-name="ro1">
          <table:table-cell office:value-type="float" office:value="20.217" calcext:value-type="float">
            <text:p>20.2170</text:p>
          </table:table-cell>
          <table:table-cell office:value-type="float" office:value="2.528" calcext:value-type="float">
            <text:p>2.5280</text:p>
          </table:table-cell>
          <table:table-cell office:value-type="float" office:value="20.217" calcext:value-type="float">
            <text:p>20.2170</text:p>
          </table:table-cell>
          <table:table-cell office:value-type="float" office:value="-20.254" calcext:value-type="float">
            <text:p>-20.2540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2.528" calcext:value-type="float">
            <text:p>2.52800</text:p>
          </table:table-cell>
          <table:table-cell table:style-name="ce8" office:value-type="float" office:value="20.217" calcext:value-type="float">
            <text:p>20.21700</text:p>
          </table:table-cell>
        </table:table-row>
        <table:table-row table:style-name="ro1">
          <table:table-cell office:value-type="float" office:value="20.403" calcext:value-type="float">
            <text:p>20.4030</text:p>
          </table:table-cell>
          <table:table-cell office:value-type="float" office:value="2.226" calcext:value-type="float">
            <text:p>2.2260</text:p>
          </table:table-cell>
          <table:table-cell office:value-type="float" office:value="20.403" calcext:value-type="float">
            <text:p>20.4030</text:p>
          </table:table-cell>
          <table:table-cell office:value-type="float" office:value="-20.488" calcext:value-type="float">
            <text:p>-20.4880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2.226" calcext:value-type="float">
            <text:p>2.22600</text:p>
          </table:table-cell>
          <table:table-cell table:style-name="ce8" office:value-type="float" office:value="20.403" calcext:value-type="float">
            <text:p>20.40300</text:p>
          </table:table-cell>
        </table:table-row>
        <table:table-row table:style-name="ro1">
          <table:table-cell office:value-type="float" office:value="20.588" calcext:value-type="float">
            <text:p>20.5880</text:p>
          </table:table-cell>
          <table:table-cell office:value-type="float" office:value="1.917" calcext:value-type="float">
            <text:p>1.9170</text:p>
          </table:table-cell>
          <table:table-cell office:value-type="float" office:value="20.588" calcext:value-type="float">
            <text:p>20.5880</text:p>
          </table:table-cell>
          <table:table-cell office:value-type="float" office:value="-20.724" calcext:value-type="float">
            <text:p>-20.7240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1.917" calcext:value-type="float">
            <text:p>1.91700</text:p>
          </table:table-cell>
          <table:table-cell table:style-name="ce8" office:value-type="float" office:value="20.588" calcext:value-type="float">
            <text:p>20.58800</text:p>
          </table:table-cell>
        </table:table-row>
        <table:table-row table:style-name="ro1">
          <table:table-cell office:value-type="float" office:value="20.774" calcext:value-type="float">
            <text:p>20.7740</text:p>
          </table:table-cell>
          <table:table-cell office:value-type="float" office:value="1.602" calcext:value-type="float">
            <text:p>1.6020</text:p>
          </table:table-cell>
          <table:table-cell office:value-type="float" office:value="20.774" calcext:value-type="float">
            <text:p>20.7740</text:p>
          </table:table-cell>
          <table:table-cell office:value-type="float" office:value="-20.963" calcext:value-type="float">
            <text:p>-20.9630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1.602" calcext:value-type="float">
            <text:p>1.60200</text:p>
          </table:table-cell>
          <table:table-cell table:style-name="ce8" office:value-type="float" office:value="20.774" calcext:value-type="float">
            <text:p>20.77400</text:p>
          </table:table-cell>
        </table:table-row>
        <table:table-row table:style-name="ro1">
          <table:table-cell office:value-type="float" office:value="20.959" calcext:value-type="float">
            <text:p>20.9590</text:p>
          </table:table-cell>
          <table:table-cell office:value-type="float" office:value="1.282" calcext:value-type="float">
            <text:p>1.2820</text:p>
          </table:table-cell>
          <table:table-cell office:value-type="float" office:value="20.959" calcext:value-type="float">
            <text:p>20.9590</text:p>
          </table:table-cell>
          <table:table-cell office:value-type="float" office:value="-21.204" calcext:value-type="float">
            <text:p>-21.2040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1.282" calcext:value-type="float">
            <text:p>1.28200</text:p>
          </table:table-cell>
          <table:table-cell table:style-name="ce8" office:value-type="float" office:value="20.959" calcext:value-type="float">
            <text:p>20.95900</text:p>
          </table:table-cell>
        </table:table-row>
        <table:table-row table:style-name="ro1">
          <table:table-cell office:value-type="float" office:value="21.145" calcext:value-type="float">
            <text:p>21.1450</text:p>
          </table:table-cell>
          <table:table-cell office:value-type="float" office:value="0.956" calcext:value-type="float">
            <text:p>0.9560</text:p>
          </table:table-cell>
          <table:table-cell office:value-type="float" office:value="21.145" calcext:value-type="float">
            <text:p>21.1450</text:p>
          </table:table-cell>
          <table:table-cell office:value-type="float" office:value="-21.447" calcext:value-type="float">
            <text:p>-21.4470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0.956" calcext:value-type="float">
            <text:p>0.95600</text:p>
          </table:table-cell>
          <table:table-cell table:style-name="ce8" office:value-type="float" office:value="21.145" calcext:value-type="float">
            <text:p>21.14500</text:p>
          </table:table-cell>
        </table:table-row>
        <table:table-row table:style-name="ro1">
          <table:table-cell office:value-type="float" office:value="21.33" calcext:value-type="float">
            <text:p>21.3300</text:p>
          </table:table-cell>
          <table:table-cell office:value-type="float" office:value="0.623" calcext:value-type="float">
            <text:p>0.6230</text:p>
          </table:table-cell>
          <table:table-cell office:value-type="float" office:value="21.33" calcext:value-type="float">
            <text:p>21.3300</text:p>
          </table:table-cell>
          <table:table-cell office:value-type="float" office:value="-21.694" calcext:value-type="float">
            <text:p>-21.6940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0.623" calcext:value-type="float">
            <text:p>0.62300</text:p>
          </table:table-cell>
          <table:table-cell table:style-name="ce8" office:value-type="float" office:value="21.33" calcext:value-type="float">
            <text:p>21.33000</text:p>
          </table:table-cell>
        </table:table-row>
        <table:table-row table:style-name="ro1">
          <table:table-cell office:value-type="float" office:value="21.516" calcext:value-type="float">
            <text:p>21.5160</text:p>
          </table:table-cell>
          <table:table-cell office:value-type="float" office:value="0.284" calcext:value-type="float">
            <text:p>0.2840</text:p>
          </table:table-cell>
          <table:table-cell office:value-type="float" office:value="21.516" calcext:value-type="float">
            <text:p>21.5160</text:p>
          </table:table-cell>
          <table:table-cell office:value-type="float" office:value="-21.943" calcext:value-type="float">
            <text:p>-21.9430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0.284" calcext:value-type="float">
            <text:p>0.28400</text:p>
          </table:table-cell>
          <table:table-cell table:style-name="ce8" office:value-type="float" office:value="21.516" calcext:value-type="float">
            <text:p>21.51600</text:p>
          </table:table-cell>
        </table:table-row>
        <table:table-row table:style-name="ro1">
          <table:table-cell office:value-type="float" office:value="21.701" calcext:value-type="float">
            <text:p>21.7010</text:p>
          </table:table-cell>
          <table:table-cell office:value-type="float" office:value="-0.062" calcext:value-type="float">
            <text:p>-0.0620</text:p>
          </table:table-cell>
          <table:table-cell office:value-type="float" office:value="21.701" calcext:value-type="float">
            <text:p>21.7010</text:p>
          </table:table-cell>
          <table:table-cell office:value-type="float" office:value="-22.195" calcext:value-type="float">
            <text:p>-22.1950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0.062" calcext:value-type="float">
            <text:p>-0.06200</text:p>
          </table:table-cell>
          <table:table-cell table:style-name="ce8" office:value-type="float" office:value="21.701" calcext:value-type="float">
            <text:p>21.70100</text:p>
          </table:table-cell>
        </table:table-row>
        <table:table-row table:style-name="ro1">
          <table:table-cell office:value-type="float" office:value="21.887" calcext:value-type="float">
            <text:p>21.8870</text:p>
          </table:table-cell>
          <table:table-cell office:value-type="float" office:value="-0.415" calcext:value-type="float">
            <text:p>-0.4150</text:p>
          </table:table-cell>
          <table:table-cell office:value-type="float" office:value="21.887" calcext:value-type="float">
            <text:p>21.8870</text:p>
          </table:table-cell>
          <table:table-cell office:value-type="float" office:value="-22.449" calcext:value-type="float">
            <text:p>-22.4490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0.415" calcext:value-type="float">
            <text:p>-0.41500</text:p>
          </table:table-cell>
          <table:table-cell table:style-name="ce8" office:value-type="float" office:value="21.887" calcext:value-type="float">
            <text:p>21.88700</text:p>
          </table:table-cell>
        </table:table-row>
        <table:table-row table:style-name="ro1">
          <table:table-cell office:value-type="float" office:value="22.073" calcext:value-type="float">
            <text:p>22.0730</text:p>
          </table:table-cell>
          <table:table-cell office:value-type="float" office:value="-0.772" calcext:value-type="float">
            <text:p>-0.7720</text:p>
          </table:table-cell>
          <table:table-cell office:value-type="float" office:value="22.073" calcext:value-type="float">
            <text:p>22.0730</text:p>
          </table:table-cell>
          <table:table-cell office:value-type="float" office:value="-22.707" calcext:value-type="float">
            <text:p>-22.707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0.772" calcext:value-type="float">
            <text:p>-0.77200</text:p>
          </table:table-cell>
          <table:table-cell table:style-name="ce8" office:value-type="float" office:value="22.073" calcext:value-type="float">
            <text:p>22.07300</text:p>
          </table:table-cell>
        </table:table-row>
        <table:table-row table:style-name="ro1">
          <table:table-cell office:value-type="float" office:value="22.258" calcext:value-type="float">
            <text:p>22.2580</text:p>
          </table:table-cell>
          <table:table-cell office:value-type="float" office:value="-1.135" calcext:value-type="float">
            <text:p>-1.1350</text:p>
          </table:table-cell>
          <table:table-cell office:value-type="float" office:value="22.258" calcext:value-type="float">
            <text:p>22.2580</text:p>
          </table:table-cell>
          <table:table-cell office:value-type="float" office:value="-22.966" calcext:value-type="float">
            <text:p>-22.9660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.135" calcext:value-type="float">
            <text:p>-1.13500</text:p>
          </table:table-cell>
          <table:table-cell table:style-name="ce8" office:value-type="float" office:value="22.258" calcext:value-type="float">
            <text:p>22.25800</text:p>
          </table:table-cell>
        </table:table-row>
        <table:table-row table:style-name="ro1">
          <table:table-cell office:value-type="float" office:value="22.444" calcext:value-type="float">
            <text:p>22.4440</text:p>
          </table:table-cell>
          <table:table-cell office:value-type="float" office:value="-1.503" calcext:value-type="float">
            <text:p>-1.5030</text:p>
          </table:table-cell>
          <table:table-cell office:value-type="float" office:value="22.444" calcext:value-type="float">
            <text:p>22.4440</text:p>
          </table:table-cell>
          <table:table-cell office:value-type="float" office:value="-23.229" calcext:value-type="float">
            <text:p>-23.2290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.503" calcext:value-type="float">
            <text:p>-1.50300</text:p>
          </table:table-cell>
          <table:table-cell table:style-name="ce8" office:value-type="float" office:value="22.444" calcext:value-type="float">
            <text:p>22.44400</text:p>
          </table:table-cell>
        </table:table-row>
        <table:table-row table:style-name="ro1">
          <table:table-cell office:value-type="float" office:value="22.629" calcext:value-type="float">
            <text:p>22.6290</text:p>
          </table:table-cell>
          <table:table-cell office:value-type="float" office:value="-1.88" calcext:value-type="float">
            <text:p>-1.8800</text:p>
          </table:table-cell>
          <table:table-cell office:value-type="float" office:value="22.629" calcext:value-type="float">
            <text:p>22.6290</text:p>
          </table:table-cell>
          <table:table-cell office:value-type="float" office:value="-23.496" calcext:value-type="float">
            <text:p>-23.4960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.88" calcext:value-type="float">
            <text:p>-1.88000</text:p>
          </table:table-cell>
          <table:table-cell table:style-name="ce8" office:value-type="float" office:value="22.629" calcext:value-type="float">
            <text:p>22.62900</text:p>
          </table:table-cell>
        </table:table-row>
        <table:table-row table:style-name="ro1">
          <table:table-cell office:value-type="float" office:value="22.814" calcext:value-type="float">
            <text:p>22.8140</text:p>
          </table:table-cell>
          <table:table-cell office:value-type="float" office:value="-2.266" calcext:value-type="float">
            <text:p>-2.2660</text:p>
          </table:table-cell>
          <table:table-cell office:value-type="float" office:value="22.814" calcext:value-type="float">
            <text:p>22.8140</text:p>
          </table:table-cell>
          <table:table-cell office:value-type="float" office:value="-23.764" calcext:value-type="float">
            <text:p>-23.7640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266" calcext:value-type="float">
            <text:p>-2.26600</text:p>
          </table:table-cell>
          <table:table-cell table:style-name="ce8" office:value-type="float" office:value="22.814" calcext:value-type="float">
            <text:p>22.81400</text:p>
          </table:table-cell>
        </table:table-row>
        <table:table-row table:style-name="ro1">
          <table:table-cell office:value-type="float" office:value="23" calcext:value-type="float">
            <text:p>23.0000</text:p>
          </table:table-cell>
          <table:table-cell office:value-type="float" office:value="-2.663" calcext:value-type="float">
            <text:p>-2.6630</text:p>
          </table:table-cell>
          <table:table-cell office:value-type="float" office:value="23" calcext:value-type="float">
            <text:p>23.0000</text:p>
          </table:table-cell>
          <table:table-cell office:value-type="float" office:value="-24.036" calcext:value-type="float">
            <text:p>-24.0360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663" calcext:value-type="float">
            <text:p>-2.66300</text:p>
          </table:table-cell>
          <table:table-cell table:style-name="ce8" office:value-type="float" office:value="23" calcext:value-type="float">
            <text:p>23.00000</text:p>
          </table:table-cell>
        </table:table-row>
        <table:table-row table:style-name="ro1">
          <table:table-cell office:value-type="float" office:value="23.185" calcext:value-type="float">
            <text:p>23.1850</text:p>
          </table:table-cell>
          <table:table-cell office:value-type="float" office:value="-3.068" calcext:value-type="float">
            <text:p>-3.0680</text:p>
          </table:table-cell>
          <table:table-cell office:value-type="float" office:value="23.185" calcext:value-type="float">
            <text:p>23.1850</text:p>
          </table:table-cell>
          <table:table-cell office:value-type="float" office:value="-24.312" calcext:value-type="float">
            <text:p>-24.3120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068" calcext:value-type="float">
            <text:p>-3.06800</text:p>
          </table:table-cell>
          <table:table-cell table:style-name="ce8" office:value-type="float" office:value="23.185" calcext:value-type="float">
            <text:p>23.18500</text:p>
          </table:table-cell>
        </table:table-row>
        <table:table-row table:style-name="ro1">
          <table:table-cell office:value-type="float" office:value="23.371" calcext:value-type="float">
            <text:p>23.3710</text:p>
          </table:table-cell>
          <table:table-cell office:value-type="float" office:value="-3.48" calcext:value-type="float">
            <text:p>-3.4800</text:p>
          </table:table-cell>
          <table:table-cell office:value-type="float" office:value="23.371" calcext:value-type="float">
            <text:p>23.3710</text:p>
          </table:table-cell>
          <table:table-cell office:value-type="float" office:value="-24.591" calcext:value-type="float">
            <text:p>-24.5910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48" calcext:value-type="float">
            <text:p>-3.48000</text:p>
          </table:table-cell>
          <table:table-cell table:style-name="ce8" office:value-type="float" office:value="23.371" calcext:value-type="float">
            <text:p>23.37100</text:p>
          </table:table-cell>
        </table:table-row>
        <table:table-row table:style-name="ro1">
          <table:table-cell office:value-type="float" office:value="23.556" calcext:value-type="float">
            <text:p>23.5560</text:p>
          </table:table-cell>
          <table:table-cell office:value-type="float" office:value="-3.896" calcext:value-type="float">
            <text:p>-3.8960</text:p>
          </table:table-cell>
          <table:table-cell office:value-type="float" office:value="23.556" calcext:value-type="float">
            <text:p>23.5560</text:p>
          </table:table-cell>
          <table:table-cell office:value-type="float" office:value="-24.872" calcext:value-type="float">
            <text:p>-24.8720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896" calcext:value-type="float">
            <text:p>-3.89600</text:p>
          </table:table-cell>
          <table:table-cell table:style-name="ce8" office:value-type="float" office:value="23.556" calcext:value-type="float">
            <text:p>23.55600</text:p>
          </table:table-cell>
        </table:table-row>
        <table:table-row table:style-name="ro1">
          <table:table-cell office:value-type="float" office:value="23.742" calcext:value-type="float">
            <text:p>23.7420</text:p>
          </table:table-cell>
          <table:table-cell office:value-type="float" office:value="-4.314" calcext:value-type="float">
            <text:p>-4.3140</text:p>
          </table:table-cell>
          <table:table-cell office:value-type="float" office:value="23.742" calcext:value-type="float">
            <text:p>23.7420</text:p>
          </table:table-cell>
          <table:table-cell office:value-type="float" office:value="-25.157" calcext:value-type="float">
            <text:p>-25.1570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314" calcext:value-type="float">
            <text:p>-4.31400</text:p>
          </table:table-cell>
          <table:table-cell table:style-name="ce8" office:value-type="float" office:value="23.742" calcext:value-type="float">
            <text:p>23.74200</text:p>
          </table:table-cell>
        </table:table-row>
        <table:table-row table:style-name="ro1">
          <table:table-cell office:value-type="float" office:value="23.927" calcext:value-type="float">
            <text:p>23.9270</text:p>
          </table:table-cell>
          <table:table-cell office:value-type="float" office:value="-4.735" calcext:value-type="float">
            <text:p>-4.7350</text:p>
          </table:table-cell>
          <table:table-cell office:value-type="float" office:value="23.927" calcext:value-type="float">
            <text:p>23.9270</text:p>
          </table:table-cell>
          <table:table-cell office:value-type="float" office:value="-25.445" calcext:value-type="float">
            <text:p>-25.4450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735" calcext:value-type="float">
            <text:p>-4.73500</text:p>
          </table:table-cell>
          <table:table-cell table:style-name="ce8" office:value-type="float" office:value="23.927" calcext:value-type="float">
            <text:p>23.92700</text:p>
          </table:table-cell>
        </table:table-row>
        <table:table-row table:style-name="ro1">
          <table:table-cell office:value-type="float" office:value="24.112" calcext:value-type="float">
            <text:p>24.1120</text:p>
          </table:table-cell>
          <table:table-cell office:value-type="float" office:value="-5.163" calcext:value-type="float">
            <text:p>-5.1630</text:p>
          </table:table-cell>
          <table:table-cell office:value-type="float" office:value="24.112" calcext:value-type="float">
            <text:p>24.1120</text:p>
          </table:table-cell>
          <table:table-cell office:value-type="float" office:value="-25.737" calcext:value-type="float">
            <text:p>-25.7370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163" calcext:value-type="float">
            <text:p>-5.16300</text:p>
          </table:table-cell>
          <table:table-cell table:style-name="ce8" office:value-type="float" office:value="24.112" calcext:value-type="float">
            <text:p>24.11200</text:p>
          </table:table-cell>
        </table:table-row>
        <table:table-row table:style-name="ro1">
          <table:table-cell office:value-type="float" office:value="24.298" calcext:value-type="float">
            <text:p>24.2980</text:p>
          </table:table-cell>
          <table:table-cell office:value-type="float" office:value="-5.598" calcext:value-type="float">
            <text:p>-5.5980</text:p>
          </table:table-cell>
          <table:table-cell office:value-type="float" office:value="24.298" calcext:value-type="float">
            <text:p>24.2980</text:p>
          </table:table-cell>
          <table:table-cell office:value-type="float" office:value="-26.032" calcext:value-type="float">
            <text:p>-26.0320</text:p>
          </table:table-cell>
          <table:table-cell/>
          <table:table-cell office:value-type="float" office:value="132" calcext:value-type="float">
            <text:p>13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598" calcext:value-type="float">
            <text:p>-5.59800</text:p>
          </table:table-cell>
          <table:table-cell table:style-name="ce8" office:value-type="float" office:value="24.298" calcext:value-type="float">
            <text:p>24.29800</text:p>
          </table:table-cell>
        </table:table-row>
        <table:table-row table:style-name="ro1">
          <table:table-cell office:value-type="float" office:value="24.483" calcext:value-type="float">
            <text:p>24.4830</text:p>
          </table:table-cell>
          <table:table-cell office:value-type="float" office:value="-6.043" calcext:value-type="float">
            <text:p>-6.0430</text:p>
          </table:table-cell>
          <table:table-cell office:value-type="float" office:value="24.483" calcext:value-type="float">
            <text:p>24.4830</text:p>
          </table:table-cell>
          <table:table-cell office:value-type="float" office:value="-26.331" calcext:value-type="float">
            <text:p>-26.3310</text:p>
          </table:table-cell>
          <table:table-cell/>
          <table:table-cell office:value-type="float" office:value="133" calcext:value-type="float">
            <text:p>13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043" calcext:value-type="float">
            <text:p>-6.04300</text:p>
          </table:table-cell>
          <table:table-cell table:style-name="ce8" office:value-type="float" office:value="24.483" calcext:value-type="float">
            <text:p>24.48300</text:p>
          </table:table-cell>
        </table:table-row>
        <table:table-row table:style-name="ro1">
          <table:table-cell office:value-type="float" office:value="24.669" calcext:value-type="float">
            <text:p>24.6690</text:p>
          </table:table-cell>
          <table:table-cell office:value-type="float" office:value="-6.501" calcext:value-type="float">
            <text:p>-6.5010</text:p>
          </table:table-cell>
          <table:table-cell office:value-type="float" office:value="24.669" calcext:value-type="float">
            <text:p>24.6690</text:p>
          </table:table-cell>
          <table:table-cell office:value-type="float" office:value="-26.634" calcext:value-type="float">
            <text:p>-26.6340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501" calcext:value-type="float">
            <text:p>-6.50100</text:p>
          </table:table-cell>
          <table:table-cell table:style-name="ce8" office:value-type="float" office:value="24.669" calcext:value-type="float">
            <text:p>24.66900</text:p>
          </table:table-cell>
        </table:table-row>
        <table:table-row table:style-name="ro1">
          <table:table-cell office:value-type="float" office:value="24.854" calcext:value-type="float">
            <text:p>24.8540</text:p>
          </table:table-cell>
          <table:table-cell office:value-type="float" office:value="-6.971" calcext:value-type="float">
            <text:p>-6.9710</text:p>
          </table:table-cell>
          <table:table-cell office:value-type="float" office:value="24.854" calcext:value-type="float">
            <text:p>24.8540</text:p>
          </table:table-cell>
          <table:table-cell office:value-type="float" office:value="-26.941" calcext:value-type="float">
            <text:p>-26.941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971" calcext:value-type="float">
            <text:p>-6.97100</text:p>
          </table:table-cell>
          <table:table-cell table:style-name="ce8" office:value-type="float" office:value="24.854" calcext:value-type="float">
            <text:p>24.85400</text:p>
          </table:table-cell>
        </table:table-row>
        <table:table-row table:style-name="ro1">
          <table:table-cell office:value-type="float" office:value="25.04" calcext:value-type="float">
            <text:p>25.0400</text:p>
          </table:table-cell>
          <table:table-cell office:value-type="float" office:value="-7.448" calcext:value-type="float">
            <text:p>-7.4480</text:p>
          </table:table-cell>
          <table:table-cell office:value-type="float" office:value="25.04" calcext:value-type="float">
            <text:p>25.0400</text:p>
          </table:table-cell>
          <table:table-cell office:value-type="float" office:value="-27.25" calcext:value-type="float">
            <text:p>-27.2500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448" calcext:value-type="float">
            <text:p>-7.44800</text:p>
          </table:table-cell>
          <table:table-cell table:style-name="ce8" office:value-type="float" office:value="25.04" calcext:value-type="float">
            <text:p>25.04000</text:p>
          </table:table-cell>
        </table:table-row>
        <table:table-row table:style-name="ro1">
          <table:table-cell office:value-type="float" office:value="25.225" calcext:value-type="float">
            <text:p>25.2250</text:p>
          </table:table-cell>
          <table:table-cell office:value-type="float" office:value="-7.929" calcext:value-type="float">
            <text:p>-7.9290</text:p>
          </table:table-cell>
          <table:table-cell office:value-type="float" office:value="25.225" calcext:value-type="float">
            <text:p>25.2250</text:p>
          </table:table-cell>
          <table:table-cell office:value-type="float" office:value="-27.562" calcext:value-type="float">
            <text:p>-27.5620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929" calcext:value-type="float">
            <text:p>-7.92900</text:p>
          </table:table-cell>
          <table:table-cell table:style-name="ce8" office:value-type="float" office:value="25.225" calcext:value-type="float">
            <text:p>25.22500</text:p>
          </table:table-cell>
        </table:table-row>
        <table:table-row table:style-name="ro1">
          <table:table-cell office:value-type="float" office:value="25.411" calcext:value-type="float">
            <text:p>25.4110</text:p>
          </table:table-cell>
          <table:table-cell office:value-type="float" office:value="-8.417" calcext:value-type="float">
            <text:p>-8.4170</text:p>
          </table:table-cell>
          <table:table-cell office:value-type="float" office:value="25.411" calcext:value-type="float">
            <text:p>25.4110</text:p>
          </table:table-cell>
          <table:table-cell office:value-type="float" office:value="-27.877" calcext:value-type="float">
            <text:p>-27.8770</text:p>
          </table:table-cell>
          <table:table-cell/>
          <table:table-cell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417" calcext:value-type="float">
            <text:p>-8.41700</text:p>
          </table:table-cell>
          <table:table-cell table:style-name="ce8" office:value-type="float" office:value="25.411" calcext:value-type="float">
            <text:p>25.41100</text:p>
          </table:table-cell>
        </table:table-row>
        <table:table-row table:style-name="ro1">
          <table:table-cell office:value-type="float" office:value="25.596" calcext:value-type="float">
            <text:p>25.5960</text:p>
          </table:table-cell>
          <table:table-cell office:value-type="float" office:value="-8.911" calcext:value-type="float">
            <text:p>-8.9110</text:p>
          </table:table-cell>
          <table:table-cell office:value-type="float" office:value="25.596" calcext:value-type="float">
            <text:p>25.5960</text:p>
          </table:table-cell>
          <table:table-cell office:value-type="float" office:value="-28.197" calcext:value-type="float">
            <text:p>-28.1970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911" calcext:value-type="float">
            <text:p>-8.91100</text:p>
          </table:table-cell>
          <table:table-cell table:style-name="ce8" office:value-type="float" office:value="25.596" calcext:value-type="float">
            <text:p>25.59600</text:p>
          </table:table-cell>
        </table:table-row>
        <table:table-row table:style-name="ro1">
          <table:table-cell office:value-type="float" office:value="25.782" calcext:value-type="float">
            <text:p>25.7820</text:p>
          </table:table-cell>
          <table:table-cell office:value-type="float" office:value="-9.415" calcext:value-type="float">
            <text:p>-9.4150</text:p>
          </table:table-cell>
          <table:table-cell office:value-type="float" office:value="25.782" calcext:value-type="float">
            <text:p>25.7820</text:p>
          </table:table-cell>
          <table:table-cell office:value-type="float" office:value="-28.521" calcext:value-type="float">
            <text:p>-28.5210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415" calcext:value-type="float">
            <text:p>-9.41500</text:p>
          </table:table-cell>
          <table:table-cell table:style-name="ce8" office:value-type="float" office:value="25.782" calcext:value-type="float">
            <text:p>25.78200</text:p>
          </table:table-cell>
        </table:table-row>
        <table:table-row table:style-name="ro1">
          <table:table-cell office:value-type="float" office:value="25.967" calcext:value-type="float">
            <text:p>25.9670</text:p>
          </table:table-cell>
          <table:table-cell office:value-type="float" office:value="-9.929" calcext:value-type="float">
            <text:p>-9.9290</text:p>
          </table:table-cell>
          <table:table-cell office:value-type="float" office:value="25.967" calcext:value-type="float">
            <text:p>25.9670</text:p>
          </table:table-cell>
          <table:table-cell office:value-type="float" office:value="-28.85" calcext:value-type="float">
            <text:p>-28.8500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929" calcext:value-type="float">
            <text:p>-9.92900</text:p>
          </table:table-cell>
          <table:table-cell table:style-name="ce8" office:value-type="float" office:value="25.967" calcext:value-type="float">
            <text:p>25.96700</text:p>
          </table:table-cell>
        </table:table-row>
        <table:table-row table:style-name="ro1">
          <table:table-cell office:value-type="float" office:value="26.153" calcext:value-type="float">
            <text:p>26.1530</text:p>
          </table:table-cell>
          <table:table-cell office:value-type="float" office:value="-10.453" calcext:value-type="float">
            <text:p>-10.4530</text:p>
          </table:table-cell>
          <table:table-cell office:value-type="float" office:value="26.153" calcext:value-type="float">
            <text:p>26.1530</text:p>
          </table:table-cell>
          <table:table-cell office:value-type="float" office:value="-29.185" calcext:value-type="float">
            <text:p>-29.1850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453" calcext:value-type="float">
            <text:p>-10.45300</text:p>
          </table:table-cell>
          <table:table-cell table:style-name="ce8" office:value-type="float" office:value="26.153" calcext:value-type="float">
            <text:p>26.15300</text:p>
          </table:table-cell>
        </table:table-row>
        <table:table-row table:style-name="ro1">
          <table:table-cell office:value-type="float" office:value="26.338" calcext:value-type="float">
            <text:p>26.3380</text:p>
          </table:table-cell>
          <table:table-cell office:value-type="float" office:value="-10.988" calcext:value-type="float">
            <text:p>-10.9880</text:p>
          </table:table-cell>
          <table:table-cell office:value-type="float" office:value="26.338" calcext:value-type="float">
            <text:p>26.3380</text:p>
          </table:table-cell>
          <table:table-cell office:value-type="float" office:value="-29.525" calcext:value-type="float">
            <text:p>-29.5250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988" calcext:value-type="float">
            <text:p>-10.98800</text:p>
          </table:table-cell>
          <table:table-cell table:style-name="ce8" office:value-type="float" office:value="26.338" calcext:value-type="float">
            <text:p>26.33800</text:p>
          </table:table-cell>
        </table:table-row>
        <table:table-row table:style-name="ro1">
          <table:table-cell office:value-type="float" office:value="26.524" calcext:value-type="float">
            <text:p>26.5240</text:p>
          </table:table-cell>
          <table:table-cell office:value-type="float" office:value="-11.532" calcext:value-type="float">
            <text:p>-11.5320</text:p>
          </table:table-cell>
          <table:table-cell office:value-type="float" office:value="26.524" calcext:value-type="float">
            <text:p>26.5240</text:p>
          </table:table-cell>
          <table:table-cell office:value-type="float" office:value="-29.869" calcext:value-type="float">
            <text:p>-29.8690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1.532" calcext:value-type="float">
            <text:p>-11.53200</text:p>
          </table:table-cell>
          <table:table-cell table:style-name="ce8" office:value-type="float" office:value="26.524" calcext:value-type="float">
            <text:p>26.52400</text:p>
          </table:table-cell>
        </table:table-row>
        <table:table-row table:style-name="ro1">
          <table:table-cell office:value-type="float" office:value="26.71" calcext:value-type="float">
            <text:p>26.7100</text:p>
          </table:table-cell>
          <table:table-cell office:value-type="float" office:value="-12.085" calcext:value-type="float">
            <text:p>-12.0850</text:p>
          </table:table-cell>
          <table:table-cell office:value-type="float" office:value="26.71" calcext:value-type="float">
            <text:p>26.7100</text:p>
          </table:table-cell>
          <table:table-cell office:value-type="float" office:value="-30.215" calcext:value-type="float">
            <text:p>-30.215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085" calcext:value-type="float">
            <text:p>-12.08500</text:p>
          </table:table-cell>
          <table:table-cell table:style-name="ce8" office:value-type="float" office:value="26.71" calcext:value-type="float">
            <text:p>26.71000</text:p>
          </table:table-cell>
        </table:table-row>
        <table:table-row table:style-name="ro1">
          <table:table-cell office:value-type="float" office:value="26.895" calcext:value-type="float">
            <text:p>26.8950</text:p>
          </table:table-cell>
          <table:table-cell office:value-type="float" office:value="-12.647" calcext:value-type="float">
            <text:p>-12.6470</text:p>
          </table:table-cell>
          <table:table-cell office:value-type="float" office:value="26.895" calcext:value-type="float">
            <text:p>26.8950</text:p>
          </table:table-cell>
          <table:table-cell office:value-type="float" office:value="-30.567" calcext:value-type="float">
            <text:p>-30.5670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647" calcext:value-type="float">
            <text:p>-12.64700</text:p>
          </table:table-cell>
          <table:table-cell table:style-name="ce8" office:value-type="float" office:value="26.895" calcext:value-type="float">
            <text:p>26.89500</text:p>
          </table:table-cell>
        </table:table-row>
        <table:table-row table:style-name="ro1">
          <table:table-cell office:value-type="float" office:value="27.081" calcext:value-type="float">
            <text:p>27.0810</text:p>
          </table:table-cell>
          <table:table-cell office:value-type="float" office:value="-13.217" calcext:value-type="float">
            <text:p>-13.2170</text:p>
          </table:table-cell>
          <table:table-cell office:value-type="float" office:value="27.081" calcext:value-type="float">
            <text:p>27.0810</text:p>
          </table:table-cell>
          <table:table-cell office:value-type="float" office:value="-30.921" calcext:value-type="float">
            <text:p>-30.9210</text:p>
          </table:table-cell>
          <table:table-cell/>
          <table:table-cell office:value-type="float" office:value="147" calcext:value-type="float">
            <text:p>14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217" calcext:value-type="float">
            <text:p>-13.21700</text:p>
          </table:table-cell>
          <table:table-cell table:style-name="ce8" office:value-type="float" office:value="27.081" calcext:value-type="float">
            <text:p>27.08100</text:p>
          </table:table-cell>
        </table:table-row>
        <table:table-row table:style-name="ro1">
          <table:table-cell office:value-type="float" office:value="27.266" calcext:value-type="float">
            <text:p>27.2660</text:p>
          </table:table-cell>
          <table:table-cell office:value-type="float" office:value="-13.798" calcext:value-type="float">
            <text:p>-13.7980</text:p>
          </table:table-cell>
          <table:table-cell office:value-type="float" office:value="27.266" calcext:value-type="float">
            <text:p>27.2660</text:p>
          </table:table-cell>
          <table:table-cell office:value-type="float" office:value="-31.28" calcext:value-type="float">
            <text:p>-31.2800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798" calcext:value-type="float">
            <text:p>-13.79800</text:p>
          </table:table-cell>
          <table:table-cell table:style-name="ce8" office:value-type="float" office:value="27.266" calcext:value-type="float">
            <text:p>27.26600</text:p>
          </table:table-cell>
        </table:table-row>
        <table:table-row table:style-name="ro1">
          <table:table-cell office:value-type="float" office:value="27.451" calcext:value-type="float">
            <text:p>27.4510</text:p>
          </table:table-cell>
          <table:table-cell office:value-type="float" office:value="-14.389" calcext:value-type="float">
            <text:p>-14.3890</text:p>
          </table:table-cell>
          <table:table-cell office:value-type="float" office:value="27.451" calcext:value-type="float">
            <text:p>27.4510</text:p>
          </table:table-cell>
          <table:table-cell office:value-type="float" office:value="-31.643" calcext:value-type="float">
            <text:p>-31.6430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389" calcext:value-type="float">
            <text:p>-14.38900</text:p>
          </table:table-cell>
          <table:table-cell table:style-name="ce8" office:value-type="float" office:value="27.451" calcext:value-type="float">
            <text:p>27.45100</text:p>
          </table:table-cell>
        </table:table-row>
        <table:table-row table:style-name="ro1">
          <table:table-cell office:value-type="float" office:value="27.637" calcext:value-type="float">
            <text:p>27.6370</text:p>
          </table:table-cell>
          <table:table-cell office:value-type="float" office:value="-14.986" calcext:value-type="float">
            <text:p>-14.9860</text:p>
          </table:table-cell>
          <table:table-cell office:value-type="float" office:value="27.637" calcext:value-type="float">
            <text:p>27.6370</text:p>
          </table:table-cell>
          <table:table-cell office:value-type="float" office:value="-32.012" calcext:value-type="float">
            <text:p>-32.012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986" calcext:value-type="float">
            <text:p>-14.98600</text:p>
          </table:table-cell>
          <table:table-cell table:style-name="ce8" office:value-type="float" office:value="27.637" calcext:value-type="float">
            <text:p>27.63700</text:p>
          </table:table-cell>
        </table:table-row>
        <table:table-row table:style-name="ro1">
          <table:table-cell office:value-type="float" office:value="27.822" calcext:value-type="float">
            <text:p>27.8220</text:p>
          </table:table-cell>
          <table:table-cell office:value-type="float" office:value="-15.591" calcext:value-type="float">
            <text:p>-15.5910</text:p>
          </table:table-cell>
          <table:table-cell office:value-type="float" office:value="27.822" calcext:value-type="float">
            <text:p>27.8220</text:p>
          </table:table-cell>
          <table:table-cell office:value-type="float" office:value="-32.385" calcext:value-type="float">
            <text:p>-32.3850</text:p>
          </table:table-cell>
          <table:table-cell/>
          <table:table-cell office:value-type="float" office:value="151" calcext:value-type="float">
            <text:p>15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5.591" calcext:value-type="float">
            <text:p>-15.59100</text:p>
          </table:table-cell>
          <table:table-cell table:style-name="ce8" office:value-type="float" office:value="27.822" calcext:value-type="float">
            <text:p>27.82200</text:p>
          </table:table-cell>
        </table:table-row>
        <table:table-row table:style-name="ro1">
          <table:table-cell office:value-type="float" office:value="28.008" calcext:value-type="float">
            <text:p>28.0080</text:p>
          </table:table-cell>
          <table:table-cell office:value-type="float" office:value="-16.202" calcext:value-type="float">
            <text:p>-16.2020</text:p>
          </table:table-cell>
          <table:table-cell office:value-type="float" office:value="28.008" calcext:value-type="float">
            <text:p>28.0080</text:p>
          </table:table-cell>
          <table:table-cell office:value-type="float" office:value="-32.763" calcext:value-type="float">
            <text:p>-32.7630</text:p>
          </table:table-cell>
          <table:table-cell/>
          <table:table-cell office:value-type="float" office:value="152" calcext:value-type="float">
            <text:p>15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202" calcext:value-type="float">
            <text:p>-16.20200</text:p>
          </table:table-cell>
          <table:table-cell table:style-name="ce8" office:value-type="float" office:value="28.008" calcext:value-type="float">
            <text:p>28.00800</text:p>
          </table:table-cell>
        </table:table-row>
        <table:table-row table:style-name="ro1">
          <table:table-cell office:value-type="float" office:value="28.193" calcext:value-type="float">
            <text:p>28.1930</text:p>
          </table:table-cell>
          <table:table-cell office:value-type="float" office:value="-16.821" calcext:value-type="float">
            <text:p>-16.8210</text:p>
          </table:table-cell>
          <table:table-cell office:value-type="float" office:value="28.193" calcext:value-type="float">
            <text:p>28.1930</text:p>
          </table:table-cell>
          <table:table-cell office:value-type="float" office:value="-33.145" calcext:value-type="float">
            <text:p>-33.1450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821" calcext:value-type="float">
            <text:p>-16.82100</text:p>
          </table:table-cell>
          <table:table-cell table:style-name="ce8" office:value-type="float" office:value="28.193" calcext:value-type="float">
            <text:p>28.19300</text:p>
          </table:table-cell>
        </table:table-row>
        <table:table-row table:style-name="ro1">
          <table:table-cell office:value-type="float" office:value="28.379" calcext:value-type="float">
            <text:p>28.3790</text:p>
          </table:table-cell>
          <table:table-cell office:value-type="float" office:value="-17.445" calcext:value-type="float">
            <text:p>-17.4450</text:p>
          </table:table-cell>
          <table:table-cell office:value-type="float" office:value="28.379" calcext:value-type="float">
            <text:p>28.3790</text:p>
          </table:table-cell>
          <table:table-cell office:value-type="float" office:value="-33.532" calcext:value-type="float">
            <text:p>-33.5320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7.445" calcext:value-type="float">
            <text:p>-17.44500</text:p>
          </table:table-cell>
          <table:table-cell table:style-name="ce8" office:value-type="float" office:value="28.379" calcext:value-type="float">
            <text:p>28.37900</text:p>
          </table:table-cell>
        </table:table-row>
        <table:table-row table:style-name="ro1">
          <table:table-cell office:value-type="float" office:value="28.564" calcext:value-type="float">
            <text:p>28.5640</text:p>
          </table:table-cell>
          <table:table-cell office:value-type="float" office:value="-18.076" calcext:value-type="float">
            <text:p>-18.0760</text:p>
          </table:table-cell>
          <table:table-cell office:value-type="float" office:value="28.564" calcext:value-type="float">
            <text:p>28.5640</text:p>
          </table:table-cell>
          <table:table-cell office:value-type="float" office:value="-33.924" calcext:value-type="float">
            <text:p>-33.9240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076" calcext:value-type="float">
            <text:p>-18.07600</text:p>
          </table:table-cell>
          <table:table-cell table:style-name="ce8" office:value-type="float" office:value="28.564" calcext:value-type="float">
            <text:p>28.56400</text:p>
          </table:table-cell>
        </table:table-row>
        <table:table-row table:style-name="ro1">
          <table:table-cell office:value-type="float" office:value="28.75" calcext:value-type="float">
            <text:p>28.7500</text:p>
          </table:table-cell>
          <table:table-cell office:value-type="float" office:value="-18.713" calcext:value-type="float">
            <text:p>-18.7130</text:p>
          </table:table-cell>
          <table:table-cell office:value-type="float" office:value="28.75" calcext:value-type="float">
            <text:p>28.7500</text:p>
          </table:table-cell>
          <table:table-cell office:value-type="float" office:value="-34.322" calcext:value-type="float">
            <text:p>-34.3220</text:p>
          </table:table-cell>
          <table:table-cell/>
          <table:table-cell office:value-type="float" office:value="156" calcext:value-type="float">
            <text:p>15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713" calcext:value-type="float">
            <text:p>-18.71300</text:p>
          </table:table-cell>
          <table:table-cell table:style-name="ce8" office:value-type="float" office:value="28.75" calcext:value-type="float">
            <text:p>28.75000</text:p>
          </table:table-cell>
        </table:table-row>
        <table:table-row table:style-name="ro1">
          <table:table-cell office:value-type="float" office:value="28.935" calcext:value-type="float">
            <text:p>28.9350</text:p>
          </table:table-cell>
          <table:table-cell office:value-type="float" office:value="-19.358" calcext:value-type="float">
            <text:p>-19.3580</text:p>
          </table:table-cell>
          <table:table-cell office:value-type="float" office:value="28.935" calcext:value-type="float">
            <text:p>28.9350</text:p>
          </table:table-cell>
          <table:table-cell office:value-type="float" office:value="-34.724" calcext:value-type="float">
            <text:p>-34.7240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9.358" calcext:value-type="float">
            <text:p>-19.35800</text:p>
          </table:table-cell>
          <table:table-cell table:style-name="ce8" office:value-type="float" office:value="28.935" calcext:value-type="float">
            <text:p>28.93500</text:p>
          </table:table-cell>
        </table:table-row>
        <table:table-row table:style-name="ro1">
          <table:table-cell office:value-type="float" office:value="29.12" calcext:value-type="float">
            <text:p>29.1200</text:p>
          </table:table-cell>
          <table:table-cell office:value-type="float" office:value="-20.009" calcext:value-type="float">
            <text:p>-20.0090</text:p>
          </table:table-cell>
          <table:table-cell office:value-type="float" office:value="29.12" calcext:value-type="float">
            <text:p>29.1200</text:p>
          </table:table-cell>
          <table:table-cell office:value-type="float" office:value="-35.133" calcext:value-type="float">
            <text:p>-35.1330</text:p>
          </table:table-cell>
          <table:table-cell/>
          <table:table-cell office:value-type="float" office:value="158" calcext:value-type="float">
            <text:p>15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009" calcext:value-type="float">
            <text:p>-20.00900</text:p>
          </table:table-cell>
          <table:table-cell table:style-name="ce8" office:value-type="float" office:value="29.12" calcext:value-type="float">
            <text:p>29.12000</text:p>
          </table:table-cell>
        </table:table-row>
        <table:table-row table:style-name="ro1">
          <table:table-cell office:value-type="float" office:value="29.306" calcext:value-type="float">
            <text:p>29.3060</text:p>
          </table:table-cell>
          <table:table-cell office:value-type="float" office:value="-20.665" calcext:value-type="float">
            <text:p>-20.6650</text:p>
          </table:table-cell>
          <table:table-cell office:value-type="float" office:value="29.306" calcext:value-type="float">
            <text:p>29.3060</text:p>
          </table:table-cell>
          <table:table-cell office:value-type="float" office:value="-35.546" calcext:value-type="float">
            <text:p>-35.5460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665" calcext:value-type="float">
            <text:p>-20.66500</text:p>
          </table:table-cell>
          <table:table-cell table:style-name="ce8" office:value-type="float" office:value="29.306" calcext:value-type="float">
            <text:p>29.30600</text:p>
          </table:table-cell>
        </table:table-row>
        <table:table-row table:style-name="ro1">
          <table:table-cell office:value-type="float" office:value="29.491" calcext:value-type="float">
            <text:p>29.4910</text:p>
          </table:table-cell>
          <table:table-cell office:value-type="float" office:value="-21.327" calcext:value-type="float">
            <text:p>-21.3270</text:p>
          </table:table-cell>
          <table:table-cell office:value-type="float" office:value="29.491" calcext:value-type="float">
            <text:p>29.4910</text:p>
          </table:table-cell>
          <table:table-cell office:value-type="float" office:value="-35.964" calcext:value-type="float">
            <text:p>-35.9640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1.327" calcext:value-type="float">
            <text:p>-21.32700</text:p>
          </table:table-cell>
          <table:table-cell table:style-name="ce8" office:value-type="float" office:value="29.491" calcext:value-type="float">
            <text:p>29.49100</text:p>
          </table:table-cell>
        </table:table-row>
        <table:table-row table:style-name="ro1">
          <table:table-cell office:value-type="float" office:value="29.677" calcext:value-type="float">
            <text:p>29.6770</text:p>
          </table:table-cell>
          <table:table-cell office:value-type="float" office:value="-21.992" calcext:value-type="float">
            <text:p>-21.9920</text:p>
          </table:table-cell>
          <table:table-cell office:value-type="float" office:value="29.677" calcext:value-type="float">
            <text:p>29.6770</text:p>
          </table:table-cell>
          <table:table-cell office:value-type="float" office:value="-36.387" calcext:value-type="float">
            <text:p>-36.3870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1.992" calcext:value-type="float">
            <text:p>-21.99200</text:p>
          </table:table-cell>
          <table:table-cell table:style-name="ce8" office:value-type="float" office:value="29.677" calcext:value-type="float">
            <text:p>29.67700</text:p>
          </table:table-cell>
        </table:table-row>
        <table:table-row table:style-name="ro1">
          <table:table-cell office:value-type="float" office:value="29.862" calcext:value-type="float">
            <text:p>29.8620</text:p>
          </table:table-cell>
          <table:table-cell office:value-type="float" office:value="-22.664" calcext:value-type="float">
            <text:p>-22.6640</text:p>
          </table:table-cell>
          <table:table-cell office:value-type="float" office:value="29.862" calcext:value-type="float">
            <text:p>29.8620</text:p>
          </table:table-cell>
          <table:table-cell office:value-type="float" office:value="-36.816" calcext:value-type="float">
            <text:p>-36.8160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2.664" calcext:value-type="float">
            <text:p>-22.66400</text:p>
          </table:table-cell>
          <table:table-cell table:style-name="ce8" office:value-type="float" office:value="29.862" calcext:value-type="float">
            <text:p>29.86200</text:p>
          </table:table-cell>
        </table:table-row>
        <table:table-row table:style-name="ro1">
          <table:table-cell office:value-type="float" office:value="30.048" calcext:value-type="float">
            <text:p>30.0480</text:p>
          </table:table-cell>
          <table:table-cell office:value-type="float" office:value="-23.344" calcext:value-type="float">
            <text:p>-23.3440</text:p>
          </table:table-cell>
          <table:table-cell office:value-type="float" office:value="30.048" calcext:value-type="float">
            <text:p>30.0480</text:p>
          </table:table-cell>
          <table:table-cell office:value-type="float" office:value="-37.25" calcext:value-type="float">
            <text:p>-37.2500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3.344" calcext:value-type="float">
            <text:p>-23.34400</text:p>
          </table:table-cell>
          <table:table-cell table:style-name="ce8" office:value-type="float" office:value="30.048" calcext:value-type="float">
            <text:p>30.04800</text:p>
          </table:table-cell>
        </table:table-row>
        <table:table-row table:style-name="ro1">
          <table:table-cell office:value-type="float" office:value="30.233" calcext:value-type="float">
            <text:p>30.2330</text:p>
          </table:table-cell>
          <table:table-cell office:value-type="float" office:value="-24.034" calcext:value-type="float">
            <text:p>-24.0340</text:p>
          </table:table-cell>
          <table:table-cell office:value-type="float" office:value="30.233" calcext:value-type="float">
            <text:p>30.2330</text:p>
          </table:table-cell>
          <table:table-cell office:value-type="float" office:value="-37.69" calcext:value-type="float">
            <text:p>-37.6900</text:p>
          </table:table-cell>
          <table:table-cell/>
          <table:table-cell office:value-type="float" office:value="164" calcext:value-type="float">
            <text:p>16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4.034" calcext:value-type="float">
            <text:p>-24.03400</text:p>
          </table:table-cell>
          <table:table-cell table:style-name="ce8" office:value-type="float" office:value="30.233" calcext:value-type="float">
            <text:p>30.23300</text:p>
          </table:table-cell>
        </table:table-row>
        <table:table-row table:style-name="ro1">
          <table:table-cell office:value-type="float" office:value="30.419" calcext:value-type="float">
            <text:p>30.4190</text:p>
          </table:table-cell>
          <table:table-cell office:value-type="float" office:value="-24.735" calcext:value-type="float">
            <text:p>-24.7350</text:p>
          </table:table-cell>
          <table:table-cell office:value-type="float" office:value="30.419" calcext:value-type="float">
            <text:p>30.4190</text:p>
          </table:table-cell>
          <table:table-cell office:value-type="float" office:value="-38.136" calcext:value-type="float">
            <text:p>-38.1360</text:p>
          </table:table-cell>
          <table:table-cell/>
          <table:table-cell office:value-type="float" office:value="165" calcext:value-type="float">
            <text:p>16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4.735" calcext:value-type="float">
            <text:p>-24.73500</text:p>
          </table:table-cell>
          <table:table-cell table:style-name="ce8" office:value-type="float" office:value="30.419" calcext:value-type="float">
            <text:p>30.41900</text:p>
          </table:table-cell>
        </table:table-row>
        <table:table-row table:style-name="ro1">
          <table:table-cell office:value-type="float" office:value="30.604" calcext:value-type="float">
            <text:p>30.6040</text:p>
          </table:table-cell>
          <table:table-cell office:value-type="float" office:value="-25.445" calcext:value-type="float">
            <text:p>-25.4450</text:p>
          </table:table-cell>
          <table:table-cell office:value-type="float" office:value="30.604" calcext:value-type="float">
            <text:p>30.6040</text:p>
          </table:table-cell>
          <table:table-cell office:value-type="float" office:value="-38.586" calcext:value-type="float">
            <text:p>-38.5860</text:p>
          </table:table-cell>
          <table:table-cell/>
          <table:table-cell office:value-type="float" office:value="166" calcext:value-type="float">
            <text:p>16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5.445" calcext:value-type="float">
            <text:p>-25.44500</text:p>
          </table:table-cell>
          <table:table-cell table:style-name="ce8" office:value-type="float" office:value="30.604" calcext:value-type="float">
            <text:p>30.60400</text:p>
          </table:table-cell>
        </table:table-row>
        <table:table-row table:style-name="ro1">
          <table:table-cell office:value-type="float" office:value="30.79" calcext:value-type="float">
            <text:p>30.7900</text:p>
          </table:table-cell>
          <table:table-cell office:value-type="float" office:value="-26.162" calcext:value-type="float">
            <text:p>-26.1620</text:p>
          </table:table-cell>
          <table:table-cell office:value-type="float" office:value="30.79" calcext:value-type="float">
            <text:p>30.7900</text:p>
          </table:table-cell>
          <table:table-cell office:value-type="float" office:value="-39.042" calcext:value-type="float">
            <text:p>-39.0420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6.162" calcext:value-type="float">
            <text:p>-26.16200</text:p>
          </table:table-cell>
          <table:table-cell table:style-name="ce8" office:value-type="float" office:value="30.79" calcext:value-type="float">
            <text:p>30.79000</text:p>
          </table:table-cell>
        </table:table-row>
        <table:table-row table:style-name="ro1">
          <table:table-cell office:value-type="float" office:value="30.975" calcext:value-type="float">
            <text:p>30.9750</text:p>
          </table:table-cell>
          <table:table-cell office:value-type="float" office:value="-26.886" calcext:value-type="float">
            <text:p>-26.8860</text:p>
          </table:table-cell>
          <table:table-cell office:value-type="float" office:value="30.975" calcext:value-type="float">
            <text:p>30.9750</text:p>
          </table:table-cell>
          <table:table-cell office:value-type="float" office:value="-39.506" calcext:value-type="float">
            <text:p>-39.5060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6.886" calcext:value-type="float">
            <text:p>-26.88600</text:p>
          </table:table-cell>
          <table:table-cell table:style-name="ce8" office:value-type="float" office:value="30.975" calcext:value-type="float">
            <text:p>30.97500</text:p>
          </table:table-cell>
        </table:table-row>
        <table:table-row table:style-name="ro1">
          <table:table-cell office:value-type="float" office:value="31.161" calcext:value-type="float">
            <text:p>31.1610</text:p>
          </table:table-cell>
          <table:table-cell office:value-type="float" office:value="-27.615" calcext:value-type="float">
            <text:p>-27.6150</text:p>
          </table:table-cell>
          <table:table-cell office:value-type="float" office:value="31.161" calcext:value-type="float">
            <text:p>31.1610</text:p>
          </table:table-cell>
          <table:table-cell office:value-type="float" office:value="-39.978" calcext:value-type="float">
            <text:p>-39.9780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7.615" calcext:value-type="float">
            <text:p>-27.61500</text:p>
          </table:table-cell>
          <table:table-cell table:style-name="ce8" office:value-type="float" office:value="31.161" calcext:value-type="float">
            <text:p>31.16100</text:p>
          </table:table-cell>
        </table:table-row>
        <table:table-row table:style-name="ro1">
          <table:table-cell office:value-type="float" office:value="31.347" calcext:value-type="float">
            <text:p>31.3470</text:p>
          </table:table-cell>
          <table:table-cell office:value-type="float" office:value="-28.347" calcext:value-type="float">
            <text:p>-28.3470</text:p>
          </table:table-cell>
          <table:table-cell office:value-type="float" office:value="31.347" calcext:value-type="float">
            <text:p>31.3470</text:p>
          </table:table-cell>
          <table:table-cell office:value-type="float" office:value="-40.456" calcext:value-type="float">
            <text:p>-40.4560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8.347" calcext:value-type="float">
            <text:p>-28.34700</text:p>
          </table:table-cell>
          <table:table-cell table:style-name="ce8" office:value-type="float" office:value="31.347" calcext:value-type="float">
            <text:p>31.34700</text:p>
          </table:table-cell>
        </table:table-row>
        <table:table-row table:style-name="ro1">
          <table:table-cell office:value-type="float" office:value="31.532" calcext:value-type="float">
            <text:p>31.5320</text:p>
          </table:table-cell>
          <table:table-cell office:value-type="float" office:value="-29.083" calcext:value-type="float">
            <text:p>-29.0830</text:p>
          </table:table-cell>
          <table:table-cell office:value-type="float" office:value="31.532" calcext:value-type="float">
            <text:p>31.5320</text:p>
          </table:table-cell>
          <table:table-cell office:value-type="float" office:value="-40.938" calcext:value-type="float">
            <text:p>-40.9380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9.083" calcext:value-type="float">
            <text:p>-29.08300</text:p>
          </table:table-cell>
          <table:table-cell table:style-name="ce8" office:value-type="float" office:value="31.532" calcext:value-type="float">
            <text:p>31.53200</text:p>
          </table:table-cell>
        </table:table-row>
        <table:table-row table:style-name="ro1">
          <table:table-cell office:value-type="float" office:value="31.718" calcext:value-type="float">
            <text:p>31.7180</text:p>
          </table:table-cell>
          <table:table-cell office:value-type="float" office:value="-29.823" calcext:value-type="float">
            <text:p>-29.8230</text:p>
          </table:table-cell>
          <table:table-cell office:value-type="float" office:value="31.718" calcext:value-type="float">
            <text:p>31.7180</text:p>
          </table:table-cell>
          <table:table-cell office:value-type="float" office:value="-41.422" calcext:value-type="float">
            <text:p>-41.4220</text:p>
          </table:table-cell>
          <table:table-cell/>
          <table:table-cell office:value-type="float" office:value="172" calcext:value-type="float">
            <text:p>17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9.823" calcext:value-type="float">
            <text:p>-29.82300</text:p>
          </table:table-cell>
          <table:table-cell table:style-name="ce8" office:value-type="float" office:value="31.718" calcext:value-type="float">
            <text:p>31.71800</text:p>
          </table:table-cell>
        </table:table-row>
        <table:table-row table:style-name="ro1">
          <table:table-cell office:value-type="float" office:value="31.903" calcext:value-type="float">
            <text:p>31.9030</text:p>
          </table:table-cell>
          <table:table-cell office:value-type="float" office:value="-30.566" calcext:value-type="float">
            <text:p>-30.5660</text:p>
          </table:table-cell>
          <table:table-cell office:value-type="float" office:value="31.903" calcext:value-type="float">
            <text:p>31.9030</text:p>
          </table:table-cell>
          <table:table-cell office:value-type="float" office:value="-41.909" calcext:value-type="float">
            <text:p>-41.9090</text:p>
          </table:table-cell>
          <table:table-cell/>
          <table:table-cell office:value-type="float" office:value="173" calcext:value-type="float">
            <text:p>17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0.566" calcext:value-type="float">
            <text:p>-30.56600</text:p>
          </table:table-cell>
          <table:table-cell table:style-name="ce8" office:value-type="float" office:value="31.903" calcext:value-type="float">
            <text:p>31.90300</text:p>
          </table:table-cell>
        </table:table-row>
        <table:table-row table:style-name="ro1">
          <table:table-cell office:value-type="float" office:value="32.089" calcext:value-type="float">
            <text:p>32.0890</text:p>
          </table:table-cell>
          <table:table-cell office:value-type="float" office:value="-31.312" calcext:value-type="float">
            <text:p>-31.3120</text:p>
          </table:table-cell>
          <table:table-cell office:value-type="float" office:value="32.089" calcext:value-type="float">
            <text:p>32.0890</text:p>
          </table:table-cell>
          <table:table-cell office:value-type="float" office:value="-42.398" calcext:value-type="float">
            <text:p>-42.3980</text:p>
          </table:table-cell>
          <table:table-cell/>
          <table:table-cell office:value-type="float" office:value="174" calcext:value-type="float">
            <text:p>17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1.312" calcext:value-type="float">
            <text:p>-31.31200</text:p>
          </table:table-cell>
          <table:table-cell table:style-name="ce8" office:value-type="float" office:value="32.089" calcext:value-type="float">
            <text:p>32.08900</text:p>
          </table:table-cell>
        </table:table-row>
        <table:table-row table:style-name="ro1">
          <table:table-cell office:value-type="float" office:value="32.274" calcext:value-type="float">
            <text:p>32.2740</text:p>
          </table:table-cell>
          <table:table-cell office:value-type="float" office:value="-32.064" calcext:value-type="float">
            <text:p>-32.0640</text:p>
          </table:table-cell>
          <table:table-cell office:value-type="float" office:value="32.274" calcext:value-type="float">
            <text:p>32.2740</text:p>
          </table:table-cell>
          <table:table-cell office:value-type="float" office:value="-42.89" calcext:value-type="float">
            <text:p>-42.8900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2.064" calcext:value-type="float">
            <text:p>-32.06400</text:p>
          </table:table-cell>
          <table:table-cell table:style-name="ce8" office:value-type="float" office:value="32.274" calcext:value-type="float">
            <text:p>32.27400</text:p>
          </table:table-cell>
        </table:table-row>
        <table:table-row table:style-name="ro1">
          <table:table-cell office:value-type="float" office:value="32.459" calcext:value-type="float">
            <text:p>32.4590</text:p>
          </table:table-cell>
          <table:table-cell office:value-type="float" office:value="-32.82" calcext:value-type="float">
            <text:p>-32.8200</text:p>
          </table:table-cell>
          <table:table-cell office:value-type="float" office:value="32.459" calcext:value-type="float">
            <text:p>32.4590</text:p>
          </table:table-cell>
          <table:table-cell office:value-type="float" office:value="-43.387" calcext:value-type="float">
            <text:p>-43.3870</text:p>
          </table:table-cell>
          <table:table-cell/>
          <table:table-cell office:value-type="float" office:value="176" calcext:value-type="float">
            <text:p>17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2.82" calcext:value-type="float">
            <text:p>-32.82000</text:p>
          </table:table-cell>
          <table:table-cell table:style-name="ce8" office:value-type="float" office:value="32.459" calcext:value-type="float">
            <text:p>32.45900</text:p>
          </table:table-cell>
        </table:table-row>
        <table:table-row table:style-name="ro1">
          <table:table-cell office:value-type="float" office:value="32.645" calcext:value-type="float">
            <text:p>32.6450</text:p>
          </table:table-cell>
          <table:table-cell office:value-type="float" office:value="-33.585" calcext:value-type="float">
            <text:p>-33.5850</text:p>
          </table:table-cell>
          <table:table-cell office:value-type="float" office:value="32.645" calcext:value-type="float">
            <text:p>32.6450</text:p>
          </table:table-cell>
          <table:table-cell office:value-type="float" office:value="-43.891" calcext:value-type="float">
            <text:p>-43.8910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3.585" calcext:value-type="float">
            <text:p>-33.58500</text:p>
          </table:table-cell>
          <table:table-cell table:style-name="ce8" office:value-type="float" office:value="32.645" calcext:value-type="float">
            <text:p>32.64500</text:p>
          </table:table-cell>
        </table:table-row>
        <table:table-row table:style-name="ro1">
          <table:table-cell office:value-type="float" office:value="32.83" calcext:value-type="float">
            <text:p>32.8300</text:p>
          </table:table-cell>
          <table:table-cell office:value-type="float" office:value="-34.362" calcext:value-type="float">
            <text:p>-34.3620</text:p>
          </table:table-cell>
          <table:table-cell office:value-type="float" office:value="32.83" calcext:value-type="float">
            <text:p>32.8300</text:p>
          </table:table-cell>
          <table:table-cell office:value-type="float" office:value="-44.395" calcext:value-type="float">
            <text:p>-44.3950</text:p>
          </table:table-cell>
          <table:table-cell/>
          <table:table-cell office:value-type="float" office:value="178" calcext:value-type="float">
            <text:p>17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4.362" calcext:value-type="float">
            <text:p>-34.36200</text:p>
          </table:table-cell>
          <table:table-cell table:style-name="ce8" office:value-type="float" office:value="32.83" calcext:value-type="float">
            <text:p>32.83000</text:p>
          </table:table-cell>
        </table:table-row>
        <table:table-row table:style-name="ro1">
          <table:table-cell office:value-type="float" office:value="33.016" calcext:value-type="float">
            <text:p>33.0160</text:p>
          </table:table-cell>
          <table:table-cell office:value-type="float" office:value="-35.13" calcext:value-type="float">
            <text:p>-35.1300</text:p>
          </table:table-cell>
          <table:table-cell office:value-type="float" office:value="33.016" calcext:value-type="float">
            <text:p>33.0160</text:p>
          </table:table-cell>
          <table:table-cell office:value-type="float" office:value="-44.901" calcext:value-type="float">
            <text:p>-44.9010</text:p>
          </table:table-cell>
          <table:table-cell/>
          <table:table-cell office:value-type="float" office:value="179" calcext:value-type="float">
            <text:p>17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5.13" calcext:value-type="float">
            <text:p>-35.13000</text:p>
          </table:table-cell>
          <table:table-cell table:style-name="ce8" office:value-type="float" office:value="33.016" calcext:value-type="float">
            <text:p>33.01600</text:p>
          </table:table-cell>
        </table:table-row>
        <table:table-row table:style-name="ro1">
          <table:table-cell office:value-type="float" office:value="33.201" calcext:value-type="float">
            <text:p>33.2010</text:p>
          </table:table-cell>
          <table:table-cell office:value-type="float" office:value="-35.897" calcext:value-type="float">
            <text:p>-35.8970</text:p>
          </table:table-cell>
          <table:table-cell office:value-type="float" office:value="33.201" calcext:value-type="float">
            <text:p>33.2010</text:p>
          </table:table-cell>
          <table:table-cell office:value-type="float" office:value="-45.405" calcext:value-type="float">
            <text:p>-45.405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5.897" calcext:value-type="float">
            <text:p>-35.89700</text:p>
          </table:table-cell>
          <table:table-cell table:style-name="ce8" office:value-type="float" office:value="33.201" calcext:value-type="float">
            <text:p>33.20100</text:p>
          </table:table-cell>
        </table:table-row>
        <table:table-row table:style-name="ro1">
          <table:table-cell office:value-type="float" office:value="33.387" calcext:value-type="float">
            <text:p>33.3870</text:p>
          </table:table-cell>
          <table:table-cell office:value-type="float" office:value="-36.665" calcext:value-type="float">
            <text:p>-36.6650</text:p>
          </table:table-cell>
          <table:table-cell office:value-type="float" office:value="33.387" calcext:value-type="float">
            <text:p>33.3870</text:p>
          </table:table-cell>
          <table:table-cell office:value-type="float" office:value="-45.911" calcext:value-type="float">
            <text:p>-45.9110</text:p>
          </table:table-cell>
          <table:table-cell/>
          <table:table-cell office:value-type="float" office:value="181" calcext:value-type="float">
            <text:p>18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6.665" calcext:value-type="float">
            <text:p>-36.66500</text:p>
          </table:table-cell>
          <table:table-cell table:style-name="ce8" office:value-type="float" office:value="33.387" calcext:value-type="float">
            <text:p>33.38700</text:p>
          </table:table-cell>
        </table:table-row>
        <table:table-row table:style-name="ro1">
          <table:table-cell office:value-type="float" office:value="33.572" calcext:value-type="float">
            <text:p>33.5720</text:p>
          </table:table-cell>
          <table:table-cell office:value-type="float" office:value="-37.432" calcext:value-type="float">
            <text:p>-37.4320</text:p>
          </table:table-cell>
          <table:table-cell office:value-type="float" office:value="33.572" calcext:value-type="float">
            <text:p>33.5720</text:p>
          </table:table-cell>
          <table:table-cell office:value-type="float" office:value="-46.416" calcext:value-type="float">
            <text:p>-46.4160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7.432" calcext:value-type="float">
            <text:p>-37.43200</text:p>
          </table:table-cell>
          <table:table-cell table:style-name="ce8" office:value-type="float" office:value="33.572" calcext:value-type="float">
            <text:p>33.57200</text:p>
          </table:table-cell>
        </table:table-row>
        <table:table-row table:style-name="ro1">
          <table:table-cell office:value-type="float" office:value="33.757" calcext:value-type="float">
            <text:p>33.7570</text:p>
          </table:table-cell>
          <table:table-cell office:value-type="float" office:value="-38.198" calcext:value-type="float">
            <text:p>-38.1980</text:p>
          </table:table-cell>
          <table:table-cell office:value-type="float" office:value="33.757" calcext:value-type="float">
            <text:p>33.7570</text:p>
          </table:table-cell>
          <table:table-cell office:value-type="float" office:value="-46.92" calcext:value-type="float">
            <text:p>-46.9200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8.198" calcext:value-type="float">
            <text:p>-38.19800</text:p>
          </table:table-cell>
          <table:table-cell table:style-name="ce8" office:value-type="float" office:value="33.757" calcext:value-type="float">
            <text:p>33.75700</text:p>
          </table:table-cell>
        </table:table-row>
        <table:table-row table:style-name="ro1">
          <table:table-cell office:value-type="float" office:value="33.943" calcext:value-type="float">
            <text:p>33.9430</text:p>
          </table:table-cell>
          <table:table-cell office:value-type="float" office:value="-38.966" calcext:value-type="float">
            <text:p>-38.9660</text:p>
          </table:table-cell>
          <table:table-cell office:value-type="float" office:value="33.943" calcext:value-type="float">
            <text:p>33.9430</text:p>
          </table:table-cell>
          <table:table-cell office:value-type="float" office:value="-47.426" calcext:value-type="float">
            <text:p>-47.4260</text:p>
          </table:table-cell>
          <table:table-cell/>
          <table:table-cell office:value-type="float" office:value="184" calcext:value-type="float">
            <text:p>18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8.966" calcext:value-type="float">
            <text:p>-38.96600</text:p>
          </table:table-cell>
          <table:table-cell table:style-name="ce8" office:value-type="float" office:value="33.943" calcext:value-type="float">
            <text:p>33.94300</text:p>
          </table:table-cell>
        </table:table-row>
        <table:table-row table:style-name="ro1">
          <table:table-cell office:value-type="float" office:value="34.128" calcext:value-type="float">
            <text:p>34.1280</text:p>
          </table:table-cell>
          <table:table-cell office:value-type="float" office:value="-39.732" calcext:value-type="float">
            <text:p>-39.7320</text:p>
          </table:table-cell>
          <table:table-cell office:value-type="float" office:value="34.128" calcext:value-type="float">
            <text:p>34.1280</text:p>
          </table:table-cell>
          <table:table-cell office:value-type="float" office:value="-47.93" calcext:value-type="float">
            <text:p>-47.9300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9.732" calcext:value-type="float">
            <text:p>-39.73200</text:p>
          </table:table-cell>
          <table:table-cell table:style-name="ce8" office:value-type="float" office:value="34.128" calcext:value-type="float">
            <text:p>34.12800</text:p>
          </table:table-cell>
        </table:table-row>
        <table:table-row table:style-name="ro1">
          <table:table-cell office:value-type="float" office:value="34.314" calcext:value-type="float">
            <text:p>34.3140</text:p>
          </table:table-cell>
          <table:table-cell office:value-type="float" office:value="-40.501" calcext:value-type="float">
            <text:p>-40.5010</text:p>
          </table:table-cell>
          <table:table-cell office:value-type="float" office:value="34.314" calcext:value-type="float">
            <text:p>34.3140</text:p>
          </table:table-cell>
          <table:table-cell office:value-type="float" office:value="-48.436" calcext:value-type="float">
            <text:p>-48.4360</text:p>
          </table:table-cell>
          <table:table-cell/>
          <table:table-cell office:value-type="float" office:value="186" calcext:value-type="float">
            <text:p>18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0.501" calcext:value-type="float">
            <text:p>-40.50100</text:p>
          </table:table-cell>
          <table:table-cell table:style-name="ce8" office:value-type="float" office:value="34.314" calcext:value-type="float">
            <text:p>34.31400</text:p>
          </table:table-cell>
        </table:table-row>
        <table:table-row table:style-name="ro1">
          <table:table-cell office:value-type="float" office:value="34.499" calcext:value-type="float">
            <text:p>34.4990</text:p>
          </table:table-cell>
          <table:table-cell office:value-type="float" office:value="-41.267" calcext:value-type="float">
            <text:p>-41.2670</text:p>
          </table:table-cell>
          <table:table-cell office:value-type="float" office:value="34.499" calcext:value-type="float">
            <text:p>34.4990</text:p>
          </table:table-cell>
          <table:table-cell office:value-type="float" office:value="-48.94" calcext:value-type="float">
            <text:p>-48.9400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1.267" calcext:value-type="float">
            <text:p>-41.26700</text:p>
          </table:table-cell>
          <table:table-cell table:style-name="ce8" office:value-type="float" office:value="34.499" calcext:value-type="float">
            <text:p>34.49900</text:p>
          </table:table-cell>
        </table:table-row>
        <table:table-row table:style-name="ro1">
          <table:table-cell office:value-type="float" office:value="34.685" calcext:value-type="float">
            <text:p>34.6850</text:p>
          </table:table-cell>
          <table:table-cell office:value-type="float" office:value="-42.036" calcext:value-type="float">
            <text:p>-42.0360</text:p>
          </table:table-cell>
          <table:table-cell office:value-type="float" office:value="34.685" calcext:value-type="float">
            <text:p>34.6850</text:p>
          </table:table-cell>
          <table:table-cell office:value-type="float" office:value="-49.446" calcext:value-type="float">
            <text:p>-49.4460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2.036" calcext:value-type="float">
            <text:p>-42.03600</text:p>
          </table:table-cell>
          <table:table-cell table:style-name="ce8" office:value-type="float" office:value="34.685" calcext:value-type="float">
            <text:p>34.68500</text:p>
          </table:table-cell>
        </table:table-row>
        <table:table-row table:style-name="ro1">
          <table:table-cell office:value-type="float" office:value="34.87" calcext:value-type="float">
            <text:p>34.8700</text:p>
          </table:table-cell>
          <table:table-cell office:value-type="float" office:value="-42.802" calcext:value-type="float">
            <text:p>-42.8020</text:p>
          </table:table-cell>
          <table:table-cell office:value-type="float" office:value="34.87" calcext:value-type="float">
            <text:p>34.8700</text:p>
          </table:table-cell>
          <table:table-cell office:value-type="float" office:value="-49.95" calcext:value-type="float">
            <text:p>-49.9500</text:p>
          </table:table-cell>
          <table:table-cell/>
          <table:table-cell office:value-type="float" office:value="189" calcext:value-type="float">
            <text:p>18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2.802" calcext:value-type="float">
            <text:p>-42.80200</text:p>
          </table:table-cell>
          <table:table-cell table:style-name="ce8" office:value-type="float" office:value="34.87" calcext:value-type="float">
            <text:p>34.87000</text:p>
          </table:table-cell>
        </table:table-row>
        <table:table-row table:style-name="ro1">
          <table:table-cell office:value-type="float" office:value="35.056" calcext:value-type="float">
            <text:p>35.0560</text:p>
          </table:table-cell>
          <table:table-cell office:value-type="float" office:value="-43.571" calcext:value-type="float">
            <text:p>-43.5710</text:p>
          </table:table-cell>
          <table:table-cell office:value-type="float" office:value="35.056" calcext:value-type="float">
            <text:p>35.0560</text:p>
          </table:table-cell>
          <table:table-cell office:value-type="float" office:value="-50.457" calcext:value-type="float">
            <text:p>-50.4570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3.571" calcext:value-type="float">
            <text:p>-43.57100</text:p>
          </table:table-cell>
          <table:table-cell table:style-name="ce8" office:value-type="float" office:value="35.056" calcext:value-type="float">
            <text:p>35.05600</text:p>
          </table:table-cell>
        </table:table-row>
        <table:table-row table:style-name="ro1">
          <table:table-cell office:value-type="float" office:value="35.241" calcext:value-type="float">
            <text:p>35.2410</text:p>
          </table:table-cell>
          <table:table-cell office:value-type="float" office:value="-44.337" calcext:value-type="float">
            <text:p>-44.3370</text:p>
          </table:table-cell>
          <table:table-cell office:value-type="float" office:value="35.241" calcext:value-type="float">
            <text:p>35.2410</text:p>
          </table:table-cell>
          <table:table-cell office:value-type="float" office:value="-50.961" calcext:value-type="float">
            <text:p>-50.9610</text:p>
          </table:table-cell>
          <table:table-cell/>
          <table:table-cell office:value-type="float" office:value="191" calcext:value-type="float">
            <text:p>19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4.337" calcext:value-type="float">
            <text:p>-44.33700</text:p>
          </table:table-cell>
          <table:table-cell table:style-name="ce8" office:value-type="float" office:value="35.241" calcext:value-type="float">
            <text:p>35.24100</text:p>
          </table:table-cell>
        </table:table-row>
        <table:table-row table:style-name="ro1">
          <table:table-cell office:value-type="float" office:value="35.427" calcext:value-type="float">
            <text:p>35.4270</text:p>
          </table:table-cell>
          <table:table-cell office:value-type="float" office:value="-45.103" calcext:value-type="float">
            <text:p>-45.1030</text:p>
          </table:table-cell>
          <table:table-cell office:value-type="float" office:value="35.427" calcext:value-type="float">
            <text:p>35.4270</text:p>
          </table:table-cell>
          <table:table-cell office:value-type="float" office:value="-51.465" calcext:value-type="float">
            <text:p>-51.4650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5.103" calcext:value-type="float">
            <text:p>-45.10300</text:p>
          </table:table-cell>
          <table:table-cell table:style-name="ce8" office:value-type="float" office:value="35.427" calcext:value-type="float">
            <text:p>35.42700</text:p>
          </table:table-cell>
        </table:table-row>
        <table:table-row table:style-name="ro1">
          <table:table-cell office:value-type="float" office:value="35.612" calcext:value-type="float">
            <text:p>35.6120</text:p>
          </table:table-cell>
          <table:table-cell office:value-type="float" office:value="-45.872" calcext:value-type="float">
            <text:p>-45.8720</text:p>
          </table:table-cell>
          <table:table-cell office:value-type="float" office:value="35.56" calcext:value-type="float">
            <text:p>35.5600</text:p>
          </table:table-cell>
          <table:table-cell office:value-type="float" office:value="-51.829" calcext:value-type="float">
            <text:p>-51.8290</text:p>
          </table:table-cell>
          <table:table-cell/>
          <table:table-cell office:value-type="float" office:value="193" calcext:value-type="float">
            <text:p>19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5.872" calcext:value-type="float">
            <text:p>-45.87200</text:p>
          </table:table-cell>
          <table:table-cell table:style-name="ce8" office:value-type="float" office:value="35.612" calcext:value-type="float">
            <text:p>35.61200</text:p>
          </table:table-cell>
        </table:table-row>
        <table:table-row table:style-name="ro1">
          <table:table-cell office:value-type="float" office:value="35.798" calcext:value-type="float">
            <text:p>35.7980</text:p>
          </table:table-cell>
          <table:table-cell office:value-type="float" office:value="-46.637" calcext:value-type="float">
            <text:p>-46.6370</text:p>
          </table:table-cell>
          <table:table-cell office:value-type="float" office:value="35.612" calcext:value-type="float">
            <text:p>35.6120</text:p>
          </table:table-cell>
          <table:table-cell office:value-type="float" office:value="-51.958" calcext:value-type="float">
            <text:p>-51.9580</text:p>
          </table:table-cell>
          <table:table-cell/>
          <table:table-cell office:value-type="float" office:value="194" calcext:value-type="float">
            <text:p>19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6.637" calcext:value-type="float">
            <text:p>-46.63700</text:p>
          </table:table-cell>
          <table:table-cell table:style-name="ce8" office:value-type="float" office:value="35.798" calcext:value-type="float">
            <text:p>35.79800</text:p>
          </table:table-cell>
        </table:table-row>
        <table:table-row table:style-name="ro1">
          <table:table-cell office:value-type="float" office:value="35.984" calcext:value-type="float">
            <text:p>35.9840</text:p>
          </table:table-cell>
          <table:table-cell office:value-type="float" office:value="-47.406" calcext:value-type="float">
            <text:p>-47.4060</text:p>
          </table:table-cell>
          <table:table-cell office:value-type="float" office:value="35.715" calcext:value-type="float">
            <text:p>35.7150</text:p>
          </table:table-cell>
          <table:table-cell office:value-type="float" office:value="-52.087" calcext:value-type="float">
            <text:p>-52.0870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7.406" calcext:value-type="float">
            <text:p>-47.40600</text:p>
          </table:table-cell>
          <table:table-cell table:style-name="ce8" office:value-type="float" office:value="35.984" calcext:value-type="float">
            <text:p>35.98400</text:p>
          </table:table-cell>
        </table:table-row>
        <table:table-row table:style-name="ro1">
          <table:table-cell office:value-type="float" office:value="36.169" calcext:value-type="float">
            <text:p>36.1690</text:p>
          </table:table-cell>
          <table:table-cell office:value-type="float" office:value="-48.172" calcext:value-type="float">
            <text:p>-48.1720</text:p>
          </table:table-cell>
          <table:table-cell office:value-type="float" office:value="35.882" calcext:value-type="float">
            <text:p>35.8820</text:p>
          </table:table-cell>
          <table:table-cell office:value-type="float" office:value="-52.235" calcext:value-type="float">
            <text:p>-52.2350</text:p>
          </table:table-cell>
          <table:table-cell/>
          <table:table-cell office:value-type="float" office:value="196" calcext:value-type="float">
            <text:p>19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8.172" calcext:value-type="float">
            <text:p>-48.17200</text:p>
          </table:table-cell>
          <table:table-cell table:style-name="ce8" office:value-type="float" office:value="36.169" calcext:value-type="float">
            <text:p>36.16900</text:p>
          </table:table-cell>
        </table:table-row>
        <table:table-row table:style-name="ro1">
          <table:table-cell office:value-type="float" office:value="36.355" calcext:value-type="float">
            <text:p>36.3550</text:p>
          </table:table-cell>
          <table:table-cell office:value-type="float" office:value="-48.941" calcext:value-type="float">
            <text:p>-48.9410</text:p>
          </table:table-cell>
          <table:table-cell office:value-type="float" office:value="36.075" calcext:value-type="float">
            <text:p>36.0750</text:p>
          </table:table-cell>
          <table:table-cell office:value-type="float" office:value="-52.312" calcext:value-type="float">
            <text:p>-52.3120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8.941" calcext:value-type="float">
            <text:p>-48.94100</text:p>
          </table:table-cell>
          <table:table-cell table:style-name="ce8" office:value-type="float" office:value="36.355" calcext:value-type="float">
            <text:p>36.35500</text:p>
          </table:table-cell>
        </table:table-row>
        <table:table-row table:style-name="ro1">
          <table:table-cell office:value-type="float" office:value="36.54" calcext:value-type="float">
            <text:p>36.5400</text:p>
          </table:table-cell>
          <table:table-cell office:value-type="float" office:value="-49.707" calcext:value-type="float">
            <text:p>-49.7070</text:p>
          </table:table-cell>
          <table:table-cell office:value-type="float" office:value="36.268" calcext:value-type="float">
            <text:p>36.2680</text:p>
          </table:table-cell>
          <table:table-cell office:value-type="float" office:value="-52.344" calcext:value-type="float">
            <text:p>-52.3440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9.707" calcext:value-type="float">
            <text:p>-49.70700</text:p>
          </table:table-cell>
          <table:table-cell table:style-name="ce8" office:value-type="float" office:value="36.54" calcext:value-type="float">
            <text:p>36.54000</text:p>
          </table:table-cell>
        </table:table-row>
        <table:table-row table:style-name="ro1">
          <table:table-cell office:value-type="float" office:value="36.726" calcext:value-type="float">
            <text:p>36.7260</text:p>
          </table:table-cell>
          <table:table-cell office:value-type="float" office:value="-50.476" calcext:value-type="float">
            <text:p>-50.4760</text:p>
          </table:table-cell>
          <table:table-cell office:value-type="float" office:value="36.461" calcext:value-type="float">
            <text:p>36.4610</text:p>
          </table:table-cell>
          <table:table-cell office:value-type="float" office:value="-52.305" calcext:value-type="float">
            <text:p>-52.3050</text:p>
          </table:table-cell>
          <table:table-cell/>
          <table:table-cell office:value-type="float" office:value="199" calcext:value-type="float">
            <text:p>19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0.476" calcext:value-type="float">
            <text:p>-50.47600</text:p>
          </table:table-cell>
          <table:table-cell table:style-name="ce8" office:value-type="float" office:value="36.726" calcext:value-type="float">
            <text:p>36.72600</text:p>
          </table:table-cell>
        </table:table-row>
        <table:table-row table:style-name="ro1">
          <table:table-cell office:value-type="float" office:value="36.975" calcext:value-type="float">
            <text:p>36.9750</text:p>
          </table:table-cell>
          <table:table-cell office:value-type="float" office:value="-51.508" calcext:value-type="float">
            <text:p>-51.508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508" calcext:value-type="float">
            <text:p>-51.50800</text:p>
          </table:table-cell>
          <table:table-cell table:style-name="ce8" office:value-type="float" office:value="36.975" calcext:value-type="float">
            <text:p>36.97500</text:p>
          </table:table-cell>
        </table:table-row>
        <table:table-row table:style-name="ro1">
          <table:table-cell office:value-type="float" office:value="36.985" calcext:value-type="float">
            <text:p>36.9850</text:p>
          </table:table-cell>
          <table:table-cell office:value-type="float" office:value="-51.637" calcext:value-type="float">
            <text:p>-51.6370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637" calcext:value-type="float">
            <text:p>-51.63700</text:p>
          </table:table-cell>
          <table:table-cell table:style-name="ce8" office:value-type="float" office:value="36.985" calcext:value-type="float">
            <text:p>36.98500</text:p>
          </table:table-cell>
        </table:table-row>
        <table:table-row table:style-name="ro1">
          <table:table-cell office:value-type="float" office:value="36.975" calcext:value-type="float">
            <text:p>36.9750</text:p>
          </table:table-cell>
          <table:table-cell office:value-type="float" office:value="-51.765" calcext:value-type="float">
            <text:p>-51.7650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765" calcext:value-type="float">
            <text:p>-51.76500</text:p>
          </table:table-cell>
          <table:table-cell table:style-name="ce8" office:value-type="float" office:value="36.975" calcext:value-type="float">
            <text:p>36.97500</text:p>
          </table:table-cell>
        </table:table-row>
        <table:table-row table:style-name="ro1">
          <table:table-cell office:value-type="float" office:value="36.898" calcext:value-type="float">
            <text:p>36.8980</text:p>
          </table:table-cell>
          <table:table-cell office:value-type="float" office:value="-51.958" calcext:value-type="float">
            <text:p>-51.958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958" calcext:value-type="float">
            <text:p>-51.95800</text:p>
          </table:table-cell>
          <table:table-cell table:style-name="ce8" office:value-type="float" office:value="36.898" calcext:value-type="float">
            <text:p>36.89800</text:p>
          </table:table-cell>
        </table:table-row>
        <table:table-row table:style-name="ro1">
          <table:table-cell office:value-type="float" office:value="36.814" calcext:value-type="float">
            <text:p>36.8140</text:p>
          </table:table-cell>
          <table:table-cell office:value-type="float" office:value="-52.087" calcext:value-type="float">
            <text:p>-52.0870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087" calcext:value-type="float">
            <text:p>-52.08700</text:p>
          </table:table-cell>
          <table:table-cell table:style-name="ce8" office:value-type="float" office:value="36.814" calcext:value-type="float">
            <text:p>36.81400</text:p>
          </table:table-cell>
        </table:table-row>
        <table:table-row table:style-name="ro1">
          <table:table-cell office:value-type="float" office:value="36.654" calcext:value-type="float">
            <text:p>36.6540</text:p>
          </table:table-cell>
          <table:table-cell office:value-type="float" office:value="-52.228" calcext:value-type="float">
            <text:p>-52.228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228" calcext:value-type="float">
            <text:p>-52.22800</text:p>
          </table:table-cell>
          <table:table-cell table:style-name="ce8" office:value-type="float" office:value="36.654" calcext:value-type="float">
            <text:p>36.65400</text:p>
          </table:table-cell>
        </table:table-row>
        <table:table-row table:style-name="ro1">
          <table:table-cell office:value-type="float" office:value="36.461" calcext:value-type="float">
            <text:p>36.4610</text:p>
          </table:table-cell>
          <table:table-cell office:value-type="float" office:value="-52.305" calcext:value-type="float">
            <text:p>-52.3050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305" calcext:value-type="float">
            <text:p>-52.30500</text:p>
          </table:table-cell>
          <table:table-cell table:style-name="ce8" office:value-type="float" office:value="36.461" calcext:value-type="float">
            <text:p>36.46100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style-name="ce8" office:value-type="float" office:value="1" calcext:value-type="float">
            <text:p>1.00000</text:p>
          </table:table-cell>
          <table:table-cell table:number-columns-repeated="2" table:style-name="ce8" office:value-type="float" office:value="0" calcext:value-type="float">
            <text:p>0.00000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0.913" calcext:value-type="float">
            <text:p>-0.91300</text:p>
          </table:table-cell>
          <table:table-cell table:style-name="ce8" office:value-type="float" office:value="0.185" calcext:value-type="float">
            <text:p>0.1850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.513" calcext:value-type="float">
            <text:p>-1.51300</text:p>
          </table:table-cell>
          <table:table-cell table:style-name="ce8" office:value-type="float" office:value="0.371" calcext:value-type="float">
            <text:p>0.37100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.858" calcext:value-type="float">
            <text:p>-1.85800</text:p>
          </table:table-cell>
          <table:table-cell table:style-name="ce8" office:value-type="float" office:value="0.556" calcext:value-type="float">
            <text:p>0.55600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086" calcext:value-type="float">
            <text:p>-2.08600</text:p>
          </table:table-cell>
          <table:table-cell table:style-name="ce8" office:value-type="float" office:value="0.742" calcext:value-type="float">
            <text:p>0.74200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278" calcext:value-type="float">
            <text:p>-2.27800</text:p>
          </table:table-cell>
          <table:table-cell table:style-name="ce8" office:value-type="float" office:value="0.927" calcext:value-type="float">
            <text:p>0.92700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467" calcext:value-type="float">
            <text:p>-2.46700</text:p>
          </table:table-cell>
          <table:table-cell table:style-name="ce8" office:value-type="float" office:value="1.113" calcext:value-type="float">
            <text:p>1.11300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649" calcext:value-type="float">
            <text:p>-2.64900</text:p>
          </table:table-cell>
          <table:table-cell table:style-name="ce8" office:value-type="float" office:value="1.298" calcext:value-type="float">
            <text:p>1.29800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81" calcext:value-type="float">
            <text:p>-2.81000</text:p>
          </table:table-cell>
          <table:table-cell table:style-name="ce8" office:value-type="float" office:value="1.484" calcext:value-type="float">
            <text:p>1.48400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.963" calcext:value-type="float">
            <text:p>-2.96300</text:p>
          </table:table-cell>
          <table:table-cell table:style-name="ce8" office:value-type="float" office:value="1.669" calcext:value-type="float">
            <text:p>1.66900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112" calcext:value-type="float">
            <text:p>-3.11200</text:p>
          </table:table-cell>
          <table:table-cell table:style-name="ce8" office:value-type="float" office:value="1.855" calcext:value-type="float">
            <text:p>1.85500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26" calcext:value-type="float">
            <text:p>-3.26000</text:p>
          </table:table-cell>
          <table:table-cell table:style-name="ce8" office:value-type="float" office:value="2.04" calcext:value-type="float">
            <text:p>2.0400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407" calcext:value-type="float">
            <text:p>-3.40700</text:p>
          </table:table-cell>
          <table:table-cell table:style-name="ce8" office:value-type="float" office:value="2.226" calcext:value-type="float">
            <text:p>2.22600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554" calcext:value-type="float">
            <text:p>-3.55400</text:p>
          </table:table-cell>
          <table:table-cell table:style-name="ce8" office:value-type="float" office:value="2.411" calcext:value-type="float">
            <text:p>2.41100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703" calcext:value-type="float">
            <text:p>-3.70300</text:p>
          </table:table-cell>
          <table:table-cell table:style-name="ce8" office:value-type="float" office:value="2.597" calcext:value-type="float">
            <text:p>2.59700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.852" calcext:value-type="float">
            <text:p>-3.85200</text:p>
          </table:table-cell>
          <table:table-cell table:style-name="ce8" office:value-type="float" office:value="2.782" calcext:value-type="float">
            <text:p>2.78200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001" calcext:value-type="float">
            <text:p>-4.00100</text:p>
          </table:table-cell>
          <table:table-cell table:style-name="ce8" office:value-type="float" office:value="2.968" calcext:value-type="float">
            <text:p>2.96800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15" calcext:value-type="float">
            <text:p>-4.15000</text:p>
          </table:table-cell>
          <table:table-cell table:style-name="ce8" office:value-type="float" office:value="3.153" calcext:value-type="float">
            <text:p>3.15300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299" calcext:value-type="float">
            <text:p>-4.29900</text:p>
          </table:table-cell>
          <table:table-cell table:style-name="ce8" office:value-type="float" office:value="3.339" calcext:value-type="float">
            <text:p>3.33900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448" calcext:value-type="float">
            <text:p>-4.44800</text:p>
          </table:table-cell>
          <table:table-cell table:style-name="ce8" office:value-type="float" office:value="3.524" calcext:value-type="float">
            <text:p>3.52400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596" calcext:value-type="float">
            <text:p>-4.59600</text:p>
          </table:table-cell>
          <table:table-cell table:style-name="ce8" office:value-type="float" office:value="3.71" calcext:value-type="float">
            <text:p>3.71000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746" calcext:value-type="float">
            <text:p>-4.74600</text:p>
          </table:table-cell>
          <table:table-cell table:style-name="ce8" office:value-type="float" office:value="3.895" calcext:value-type="float">
            <text:p>3.8950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.895" calcext:value-type="float">
            <text:p>-4.89500</text:p>
          </table:table-cell>
          <table:table-cell table:style-name="ce8" office:value-type="float" office:value="4.081" calcext:value-type="float">
            <text:p>4.08100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044" calcext:value-type="float">
            <text:p>-5.04400</text:p>
          </table:table-cell>
          <table:table-cell table:style-name="ce8" office:value-type="float" office:value="4.266" calcext:value-type="float">
            <text:p>4.26600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194" calcext:value-type="float">
            <text:p>-5.19400</text:p>
          </table:table-cell>
          <table:table-cell table:style-name="ce8" office:value-type="float" office:value="4.452" calcext:value-type="float">
            <text:p>4.45200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343" calcext:value-type="float">
            <text:p>-5.34300</text:p>
          </table:table-cell>
          <table:table-cell table:style-name="ce8" office:value-type="float" office:value="4.637" calcext:value-type="float">
            <text:p>4.63700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493" calcext:value-type="float">
            <text:p>-5.49300</text:p>
          </table:table-cell>
          <table:table-cell table:style-name="ce8" office:value-type="float" office:value="4.822" calcext:value-type="float">
            <text:p>4.82200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643" calcext:value-type="float">
            <text:p>-5.64300</text:p>
          </table:table-cell>
          <table:table-cell table:style-name="ce8" office:value-type="float" office:value="5.008" calcext:value-type="float">
            <text:p>5.00800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793" calcext:value-type="float">
            <text:p>-5.79300</text:p>
          </table:table-cell>
          <table:table-cell table:style-name="ce8" office:value-type="float" office:value="5.193" calcext:value-type="float">
            <text:p>5.19300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.944" calcext:value-type="float">
            <text:p>-5.94400</text:p>
          </table:table-cell>
          <table:table-cell table:style-name="ce8" office:value-type="float" office:value="5.379" calcext:value-type="float">
            <text:p>5.37900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094" calcext:value-type="float">
            <text:p>-6.09400</text:p>
          </table:table-cell>
          <table:table-cell table:style-name="ce8" office:value-type="float" office:value="5.564" calcext:value-type="float">
            <text:p>5.56400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245" calcext:value-type="float">
            <text:p>-6.24500</text:p>
          </table:table-cell>
          <table:table-cell table:style-name="ce8" office:value-type="float" office:value="5.75" calcext:value-type="float">
            <text:p>5.7500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396" calcext:value-type="float">
            <text:p>-6.39600</text:p>
          </table:table-cell>
          <table:table-cell table:style-name="ce8" office:value-type="float" office:value="5.935" calcext:value-type="float">
            <text:p>5.93500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547" calcext:value-type="float">
            <text:p>-6.54700</text:p>
          </table:table-cell>
          <table:table-cell table:style-name="ce8" office:value-type="float" office:value="6.121" calcext:value-type="float">
            <text:p>6.12100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699" calcext:value-type="float">
            <text:p>-6.69900</text:p>
          </table:table-cell>
          <table:table-cell table:style-name="ce8" office:value-type="float" office:value="6.306" calcext:value-type="float">
            <text:p>6.30600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6.851" calcext:value-type="float">
            <text:p>-6.85100</text:p>
          </table:table-cell>
          <table:table-cell table:style-name="ce8" office:value-type="float" office:value="6.492" calcext:value-type="float">
            <text:p>6.49200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003" calcext:value-type="float">
            <text:p>-7.00300</text:p>
          </table:table-cell>
          <table:table-cell table:style-name="ce8" office:value-type="float" office:value="6.677" calcext:value-type="float">
            <text:p>6.67700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156" calcext:value-type="float">
            <text:p>-7.15600</text:p>
          </table:table-cell>
          <table:table-cell table:style-name="ce8" office:value-type="float" office:value="6.863" calcext:value-type="float">
            <text:p>6.86300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309" calcext:value-type="float">
            <text:p>-7.30900</text:p>
          </table:table-cell>
          <table:table-cell table:style-name="ce8" office:value-type="float" office:value="7.048" calcext:value-type="float">
            <text:p>7.04800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463" calcext:value-type="float">
            <text:p>-7.46300</text:p>
          </table:table-cell>
          <table:table-cell table:style-name="ce8" office:value-type="float" office:value="7.234" calcext:value-type="float">
            <text:p>7.23400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616" calcext:value-type="float">
            <text:p>-7.61600</text:p>
          </table:table-cell>
          <table:table-cell table:style-name="ce8" office:value-type="float" office:value="7.419" calcext:value-type="float">
            <text:p>7.41900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771" calcext:value-type="float">
            <text:p>-7.77100</text:p>
          </table:table-cell>
          <table:table-cell table:style-name="ce8" office:value-type="float" office:value="7.605" calcext:value-type="float">
            <text:p>7.60500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7.926" calcext:value-type="float">
            <text:p>-7.92600</text:p>
          </table:table-cell>
          <table:table-cell table:style-name="ce8" office:value-type="float" office:value="7.79" calcext:value-type="float">
            <text:p>7.79000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081" calcext:value-type="float">
            <text:p>-8.08100</text:p>
          </table:table-cell>
          <table:table-cell table:style-name="ce8" office:value-type="float" office:value="7.976" calcext:value-type="float">
            <text:p>7.97600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237" calcext:value-type="float">
            <text:p>-8.23700</text:p>
          </table:table-cell>
          <table:table-cell table:style-name="ce8" office:value-type="float" office:value="8.161" calcext:value-type="float">
            <text:p>8.16100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393" calcext:value-type="float">
            <text:p>-8.39300</text:p>
          </table:table-cell>
          <table:table-cell table:style-name="ce8" office:value-type="float" office:value="8.347" calcext:value-type="float">
            <text:p>8.34700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55" calcext:value-type="float">
            <text:p>-8.55000</text:p>
          </table:table-cell>
          <table:table-cell table:style-name="ce8" office:value-type="float" office:value="8.532" calcext:value-type="float">
            <text:p>8.53200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707" calcext:value-type="float">
            <text:p>-8.70700</text:p>
          </table:table-cell>
          <table:table-cell table:style-name="ce8" office:value-type="float" office:value="8.718" calcext:value-type="float">
            <text:p>8.71800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8.865" calcext:value-type="float">
            <text:p>-8.86500</text:p>
          </table:table-cell>
          <table:table-cell table:style-name="ce8" office:value-type="float" office:value="8.903" calcext:value-type="float">
            <text:p>8.903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023" calcext:value-type="float">
            <text:p>-9.02300</text:p>
          </table:table-cell>
          <table:table-cell table:style-name="ce8" office:value-type="float" office:value="9.089" calcext:value-type="float">
            <text:p>9.08900</text:p>
          </table:table-cell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182" calcext:value-type="float">
            <text:p>-9.18200</text:p>
          </table:table-cell>
          <table:table-cell table:style-name="ce8" office:value-type="float" office:value="9.274" calcext:value-type="float">
            <text:p>9.27400</text:p>
          </table:table-cell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342" calcext:value-type="float">
            <text:p>-9.34200</text:p>
          </table:table-cell>
          <table:table-cell table:style-name="ce8" office:value-type="float" office:value="9.46" calcext:value-type="float">
            <text:p>9.46000</text:p>
          </table:table-cell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502" calcext:value-type="float">
            <text:p>-9.50200</text:p>
          </table:table-cell>
          <table:table-cell table:style-name="ce8" office:value-type="float" office:value="9.645" calcext:value-type="float">
            <text:p>9.64500</text:p>
          </table:table-cell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663" calcext:value-type="float">
            <text:p>-9.66300</text:p>
          </table:table-cell>
          <table:table-cell table:style-name="ce8" office:value-type="float" office:value="9.83" calcext:value-type="float">
            <text:p>9.83000</text:p>
          </table:table-cell>
        </table:table-row>
        <table:table-row table:style-name="ro1">
          <table:table-cell table:number-columns-repeated="5"/>
          <table:table-cell office:value-type="float" office:value="261" calcext:value-type="float">
            <text:p>26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824" calcext:value-type="float">
            <text:p>-9.82400</text:p>
          </table:table-cell>
          <table:table-cell table:style-name="ce8" office:value-type="float" office:value="10.016" calcext:value-type="float">
            <text:p>10.01600</text:p>
          </table:table-cell>
        </table:table-row>
        <table:table-row table:style-name="ro1">
          <table:table-cell table:number-columns-repeated="5"/>
          <table:table-cell office:value-type="float" office:value="262" calcext:value-type="float">
            <text:p>26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9.987" calcext:value-type="float">
            <text:p>-9.98700</text:p>
          </table:table-cell>
          <table:table-cell table:style-name="ce8" office:value-type="float" office:value="10.201" calcext:value-type="float">
            <text:p>10.20100</text:p>
          </table:table-cell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149" calcext:value-type="float">
            <text:p>-10.14900</text:p>
          </table:table-cell>
          <table:table-cell table:style-name="ce8" office:value-type="float" office:value="10.387" calcext:value-type="float">
            <text:p>10.38700</text:p>
          </table:table-cell>
        </table:table-row>
        <table:table-row table:style-name="ro1">
          <table:table-cell table:number-columns-repeated="5"/>
          <table:table-cell office:value-type="float" office:value="264" calcext:value-type="float">
            <text:p>26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313" calcext:value-type="float">
            <text:p>-10.31300</text:p>
          </table:table-cell>
          <table:table-cell table:style-name="ce8" office:value-type="float" office:value="10.572" calcext:value-type="float">
            <text:p>10.57200</text:p>
          </table:table-cell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476" calcext:value-type="float">
            <text:p>-10.47600</text:p>
          </table:table-cell>
          <table:table-cell table:style-name="ce8" office:value-type="float" office:value="10.758" calcext:value-type="float">
            <text:p>10.75800</text:p>
          </table:table-cell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642" calcext:value-type="float">
            <text:p>-10.64200</text:p>
          </table:table-cell>
          <table:table-cell table:style-name="ce8" office:value-type="float" office:value="10.943" calcext:value-type="float">
            <text:p>10.94300</text:p>
          </table:table-cell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809" calcext:value-type="float">
            <text:p>-10.80900</text:p>
          </table:table-cell>
          <table:table-cell table:style-name="ce8" office:value-type="float" office:value="11.129" calcext:value-type="float">
            <text:p>11.12900</text:p>
          </table:table-cell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0.978" calcext:value-type="float">
            <text:p>-10.97800</text:p>
          </table:table-cell>
          <table:table-cell table:style-name="ce8" office:value-type="float" office:value="11.314" calcext:value-type="float">
            <text:p>11.31400</text:p>
          </table:table-cell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1.148" calcext:value-type="float">
            <text:p>-11.14800</text:p>
          </table:table-cell>
          <table:table-cell table:style-name="ce8" office:value-type="float" office:value="11.5" calcext:value-type="float">
            <text:p>11.50000</text:p>
          </table:table-cell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1.32" calcext:value-type="float">
            <text:p>-11.32000</text:p>
          </table:table-cell>
          <table:table-cell table:style-name="ce8" office:value-type="float" office:value="11.685" calcext:value-type="float">
            <text:p>11.68500</text:p>
          </table:table-cell>
        </table:table-row>
        <table:table-row table:style-name="ro1">
          <table:table-cell table:number-columns-repeated="5"/>
          <table:table-cell office:value-type="float" office:value="271" calcext:value-type="float">
            <text:p>27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1.491" calcext:value-type="float">
            <text:p>-11.49100</text:p>
          </table:table-cell>
          <table:table-cell table:style-name="ce8" office:value-type="float" office:value="11.871" calcext:value-type="float">
            <text:p>11.87100</text:p>
          </table:table-cell>
        </table:table-row>
        <table:table-row table:style-name="ro1">
          <table:table-cell table:number-columns-repeated="5"/>
          <table:table-cell office:value-type="float" office:value="272" calcext:value-type="float">
            <text:p>27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1.664" calcext:value-type="float">
            <text:p>-11.66400</text:p>
          </table:table-cell>
          <table:table-cell table:style-name="ce8" office:value-type="float" office:value="12.056" calcext:value-type="float">
            <text:p>12.05600</text:p>
          </table:table-cell>
        </table:table-row>
        <table:table-row table:style-name="ro1">
          <table:table-cell table:number-columns-repeated="5"/>
          <table:table-cell office:value-type="float" office:value="273" calcext:value-type="float">
            <text:p>27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1.837" calcext:value-type="float">
            <text:p>-11.83700</text:p>
          </table:table-cell>
          <table:table-cell table:style-name="ce8" office:value-type="float" office:value="12.242" calcext:value-type="float">
            <text:p>12.24200</text:p>
          </table:table-cell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01" calcext:value-type="float">
            <text:p>-12.01000</text:p>
          </table:table-cell>
          <table:table-cell table:style-name="ce8" office:value-type="float" office:value="12.427" calcext:value-type="float">
            <text:p>12.42700</text:p>
          </table:table-cell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184" calcext:value-type="float">
            <text:p>-12.18400</text:p>
          </table:table-cell>
          <table:table-cell table:style-name="ce8" office:value-type="float" office:value="12.613" calcext:value-type="float">
            <text:p>12.61300</text:p>
          </table:table-cell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358" calcext:value-type="float">
            <text:p>-12.35800</text:p>
          </table:table-cell>
          <table:table-cell table:style-name="ce8" office:value-type="float" office:value="12.799" calcext:value-type="float">
            <text:p>12.79900</text:p>
          </table:table-cell>
        </table:table-row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534" calcext:value-type="float">
            <text:p>-12.53400</text:p>
          </table:table-cell>
          <table:table-cell table:style-name="ce8" office:value-type="float" office:value="12.984" calcext:value-type="float">
            <text:p>12.98400</text:p>
          </table:table-cell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709" calcext:value-type="float">
            <text:p>-12.70900</text:p>
          </table:table-cell>
          <table:table-cell table:style-name="ce8" office:value-type="float" office:value="13.169" calcext:value-type="float">
            <text:p>13.16900</text:p>
          </table:table-cell>
        </table:table-row>
        <table:table-row table:style-name="ro1">
          <table:table-cell table:number-columns-repeated="5"/>
          <table:table-cell office:value-type="float" office:value="279" calcext:value-type="float">
            <text:p>27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2.885" calcext:value-type="float">
            <text:p>-12.88500</text:p>
          </table:table-cell>
          <table:table-cell table:style-name="ce8" office:value-type="float" office:value="13.355" calcext:value-type="float">
            <text:p>13.35500</text:p>
          </table:table-cell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062" calcext:value-type="float">
            <text:p>-13.06200</text:p>
          </table:table-cell>
          <table:table-cell table:style-name="ce8" office:value-type="float" office:value="13.54" calcext:value-type="float">
            <text:p>13.54000</text:p>
          </table:table-cell>
        </table:table-row>
        <table:table-row table:style-name="ro1">
          <table:table-cell table:number-columns-repeated="5"/>
          <table:table-cell office:value-type="float" office:value="281" calcext:value-type="float">
            <text:p>28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24" calcext:value-type="float">
            <text:p>-13.24000</text:p>
          </table:table-cell>
          <table:table-cell table:style-name="ce8" office:value-type="float" office:value="13.726" calcext:value-type="float">
            <text:p>13.72600</text:p>
          </table:table-cell>
        </table:table-row>
        <table:table-row table:style-name="ro1">
          <table:table-cell table:number-columns-repeated="5"/>
          <table:table-cell office:value-type="float" office:value="282" calcext:value-type="float">
            <text:p>28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418" calcext:value-type="float">
            <text:p>-13.41800</text:p>
          </table:table-cell>
          <table:table-cell table:style-name="ce8" office:value-type="float" office:value="13.911" calcext:value-type="float">
            <text:p>13.91100</text:p>
          </table:table-cell>
        </table:table-row>
        <table:table-row table:style-name="ro1">
          <table:table-cell table:number-columns-repeated="5"/>
          <table:table-cell office:value-type="float" office:value="283" calcext:value-type="float">
            <text:p>28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597" calcext:value-type="float">
            <text:p>-13.59700</text:p>
          </table:table-cell>
          <table:table-cell table:style-name="ce8" office:value-type="float" office:value="14.097" calcext:value-type="float">
            <text:p>14.09700</text:p>
          </table:table-cell>
        </table:table-row>
        <table:table-row table:style-name="ro1">
          <table:table-cell table:number-columns-repeated="5"/>
          <table:table-cell office:value-type="float" office:value="284" calcext:value-type="float">
            <text:p>28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776" calcext:value-type="float">
            <text:p>-13.77600</text:p>
          </table:table-cell>
          <table:table-cell table:style-name="ce8" office:value-type="float" office:value="14.282" calcext:value-type="float">
            <text:p>14.28200</text:p>
          </table:table-cell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3.956" calcext:value-type="float">
            <text:p>-13.95600</text:p>
          </table:table-cell>
          <table:table-cell table:style-name="ce8" office:value-type="float" office:value="14.467" calcext:value-type="float">
            <text:p>14.46700</text:p>
          </table:table-cell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137" calcext:value-type="float">
            <text:p>-14.13700</text:p>
          </table:table-cell>
          <table:table-cell table:style-name="ce8" office:value-type="float" office:value="14.653" calcext:value-type="float">
            <text:p>14.65300</text:p>
          </table:table-cell>
        </table:table-row>
        <table:table-row table:style-name="ro1">
          <table:table-cell table:number-columns-repeated="5"/>
          <table:table-cell office:value-type="float" office:value="287" calcext:value-type="float">
            <text:p>28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318" calcext:value-type="float">
            <text:p>-14.31800</text:p>
          </table:table-cell>
          <table:table-cell table:style-name="ce8" office:value-type="float" office:value="14.838" calcext:value-type="float">
            <text:p>14.83800</text:p>
          </table:table-cell>
        </table:table-row>
        <table:table-row table:style-name="ro1">
          <table:table-cell table:number-columns-repeated="5"/>
          <table:table-cell office:value-type="float" office:value="288" calcext:value-type="float">
            <text:p>28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501" calcext:value-type="float">
            <text:p>-14.50100</text:p>
          </table:table-cell>
          <table:table-cell table:style-name="ce8" office:value-type="float" office:value="15.024" calcext:value-type="float">
            <text:p>15.02400</text:p>
          </table:table-cell>
        </table:table-row>
        <table:table-row table:style-name="ro1">
          <table:table-cell table:number-columns-repeated="5"/>
          <table:table-cell office:value-type="float" office:value="289" calcext:value-type="float">
            <text:p>28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686" calcext:value-type="float">
            <text:p>-14.68600</text:p>
          </table:table-cell>
          <table:table-cell table:style-name="ce8" office:value-type="float" office:value="15.209" calcext:value-type="float">
            <text:p>15.20900</text:p>
          </table:table-cell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4.872" calcext:value-type="float">
            <text:p>-14.87200</text:p>
          </table:table-cell>
          <table:table-cell table:style-name="ce8" office:value-type="float" office:value="15.395" calcext:value-type="float">
            <text:p>15.39500</text:p>
          </table:table-cell>
        </table:table-row>
        <table:table-row table:style-name="ro1">
          <table:table-cell table:number-columns-repeated="5"/>
          <table:table-cell office:value-type="float" office:value="291" calcext:value-type="float">
            <text:p>29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5.058" calcext:value-type="float">
            <text:p>-15.05800</text:p>
          </table:table-cell>
          <table:table-cell table:style-name="ce8" office:value-type="float" office:value="15.58" calcext:value-type="float">
            <text:p>15.58000</text:p>
          </table:table-cell>
        </table:table-row>
        <table:table-row table:style-name="ro1">
          <table:table-cell table:number-columns-repeated="5"/>
          <table:table-cell office:value-type="float" office:value="292" calcext:value-type="float">
            <text:p>29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5.247" calcext:value-type="float">
            <text:p>-15.24700</text:p>
          </table:table-cell>
          <table:table-cell table:style-name="ce8" office:value-type="float" office:value="15.766" calcext:value-type="float">
            <text:p>15.76600</text:p>
          </table:table-cell>
        </table:table-row>
        <table:table-row table:style-name="ro1">
          <table:table-cell table:number-columns-repeated="5"/>
          <table:table-cell office:value-type="float" office:value="293" calcext:value-type="float">
            <text:p>29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5.436" calcext:value-type="float">
            <text:p>-15.43600</text:p>
          </table:table-cell>
          <table:table-cell table:style-name="ce8" office:value-type="float" office:value="15.951" calcext:value-type="float">
            <text:p>15.95100</text:p>
          </table:table-cell>
        </table:table-row>
        <table:table-row table:style-name="ro1">
          <table:table-cell table:number-columns-repeated="5"/>
          <table:table-cell office:value-type="float" office:value="294" calcext:value-type="float">
            <text:p>29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5.627" calcext:value-type="float">
            <text:p>-15.62700</text:p>
          </table:table-cell>
          <table:table-cell table:style-name="ce8" office:value-type="float" office:value="16.137" calcext:value-type="float">
            <text:p>16.13700</text:p>
          </table:table-cell>
        </table:table-row>
        <table:table-row table:style-name="ro1">
          <table:table-cell table:number-columns-repeated="5"/>
          <table:table-cell office:value-type="float" office:value="295" calcext:value-type="float">
            <text:p>29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5.819" calcext:value-type="float">
            <text:p>-15.81900</text:p>
          </table:table-cell>
          <table:table-cell table:style-name="ce8" office:value-type="float" office:value="16.322" calcext:value-type="float">
            <text:p>16.32200</text:p>
          </table:table-cell>
        </table:table-row>
        <table:table-row table:style-name="ro1">
          <table:table-cell table:number-columns-repeated="5"/>
          <table:table-cell office:value-type="float" office:value="296" calcext:value-type="float">
            <text:p>29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012" calcext:value-type="float">
            <text:p>-16.01200</text:p>
          </table:table-cell>
          <table:table-cell table:style-name="ce8" office:value-type="float" office:value="16.508" calcext:value-type="float">
            <text:p>16.50800</text:p>
          </table:table-cell>
        </table:table-row>
        <table:table-row table:style-name="ro1">
          <table:table-cell table:number-columns-repeated="5"/>
          <table:table-cell office:value-type="float" office:value="297" calcext:value-type="float">
            <text:p>29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208" calcext:value-type="float">
            <text:p>-16.20800</text:p>
          </table:table-cell>
          <table:table-cell table:style-name="ce8" office:value-type="float" office:value="16.693" calcext:value-type="float">
            <text:p>16.69300</text:p>
          </table:table-cell>
        </table:table-row>
        <table:table-row table:style-name="ro1">
          <table:table-cell table:number-columns-repeated="5"/>
          <table:table-cell office:value-type="float" office:value="298" calcext:value-type="float">
            <text:p>29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405" calcext:value-type="float">
            <text:p>-16.40500</text:p>
          </table:table-cell>
          <table:table-cell table:style-name="ce8" office:value-type="float" office:value="16.879" calcext:value-type="float">
            <text:p>16.87900</text:p>
          </table:table-cell>
        </table:table-row>
        <table:table-row table:style-name="ro1">
          <table:table-cell table:number-columns-repeated="5"/>
          <table:table-cell office:value-type="float" office:value="299" calcext:value-type="float">
            <text:p>29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603" calcext:value-type="float">
            <text:p>-16.60300</text:p>
          </table:table-cell>
          <table:table-cell table:style-name="ce8" office:value-type="float" office:value="17.064" calcext:value-type="float">
            <text:p>17.064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6.803" calcext:value-type="float">
            <text:p>-16.80300</text:p>
          </table:table-cell>
          <table:table-cell table:style-name="ce8" office:value-type="float" office:value="17.25" calcext:value-type="float">
            <text:p>17.25000</text:p>
          </table:table-cell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7.005" calcext:value-type="float">
            <text:p>-17.00500</text:p>
          </table:table-cell>
          <table:table-cell table:style-name="ce8" office:value-type="float" office:value="17.436" calcext:value-type="float">
            <text:p>17.43600</text:p>
          </table:table-cell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7.208" calcext:value-type="float">
            <text:p>-17.20800</text:p>
          </table:table-cell>
          <table:table-cell table:style-name="ce8" office:value-type="float" office:value="17.621" calcext:value-type="float">
            <text:p>17.62100</text:p>
          </table:table-cell>
        </table:table-row>
        <table:table-row table:style-name="ro1">
          <table:table-cell table:number-columns-repeated="5"/>
          <table:table-cell office:value-type="float" office:value="303" calcext:value-type="float">
            <text:p>30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7.412" calcext:value-type="float">
            <text:p>-17.41200</text:p>
          </table:table-cell>
          <table:table-cell table:style-name="ce8" office:value-type="float" office:value="17.806" calcext:value-type="float">
            <text:p>17.80600</text:p>
          </table:table-cell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7.619" calcext:value-type="float">
            <text:p>-17.61900</text:p>
          </table:table-cell>
          <table:table-cell table:style-name="ce8" office:value-type="float" office:value="17.992" calcext:value-type="float">
            <text:p>17.99200</text:p>
          </table:table-cell>
        </table:table-row>
        <table:table-row table:style-name="ro1">
          <table:table-cell table:number-columns-repeated="5"/>
          <table:table-cell office:value-type="float" office:value="305" calcext:value-type="float">
            <text:p>30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7.828" calcext:value-type="float">
            <text:p>-17.82800</text:p>
          </table:table-cell>
          <table:table-cell table:style-name="ce8" office:value-type="float" office:value="18.177" calcext:value-type="float">
            <text:p>18.17700</text:p>
          </table:table-cell>
        </table:table-row>
        <table:table-row table:style-name="ro1">
          <table:table-cell table:number-columns-repeated="5"/>
          <table:table-cell office:value-type="float" office:value="306" calcext:value-type="float">
            <text:p>30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038" calcext:value-type="float">
            <text:p>-18.03800</text:p>
          </table:table-cell>
          <table:table-cell table:style-name="ce8" office:value-type="float" office:value="18.363" calcext:value-type="float">
            <text:p>18.36300</text:p>
          </table:table-cell>
        </table:table-row>
        <table:table-row table:style-name="ro1">
          <table:table-cell table:number-columns-repeated="5"/>
          <table:table-cell office:value-type="float" office:value="307" calcext:value-type="float">
            <text:p>30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25" calcext:value-type="float">
            <text:p>-18.25000</text:p>
          </table:table-cell>
          <table:table-cell table:style-name="ce8" office:value-type="float" office:value="18.548" calcext:value-type="float">
            <text:p>18.54800</text:p>
          </table:table-cell>
        </table:table-row>
        <table:table-row table:style-name="ro1">
          <table:table-cell table:number-columns-repeated="5"/>
          <table:table-cell office:value-type="float" office:value="308" calcext:value-type="float">
            <text:p>30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465" calcext:value-type="float">
            <text:p>-18.46500</text:p>
          </table:table-cell>
          <table:table-cell table:style-name="ce8" office:value-type="float" office:value="18.734" calcext:value-type="float">
            <text:p>18.73400</text:p>
          </table:table-cell>
        </table:table-row>
        <table:table-row table:style-name="ro1">
          <table:table-cell table:number-columns-repeated="5"/>
          <table:table-cell office:value-type="float" office:value="309" calcext:value-type="float">
            <text:p>30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681" calcext:value-type="float">
            <text:p>-18.68100</text:p>
          </table:table-cell>
          <table:table-cell table:style-name="ce8" office:value-type="float" office:value="18.919" calcext:value-type="float">
            <text:p>18.91900</text:p>
          </table:table-cell>
        </table:table-row>
        <table:table-row table:style-name="ro1">
          <table:table-cell table:number-columns-repeated="5"/>
          <table:table-cell office:value-type="float" office:value="310" calcext:value-type="float">
            <text:p>31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8.899" calcext:value-type="float">
            <text:p>-18.89900</text:p>
          </table:table-cell>
          <table:table-cell table:style-name="ce8" office:value-type="float" office:value="19.105" calcext:value-type="float">
            <text:p>19.10500</text:p>
          </table:table-cell>
        </table:table-row>
        <table:table-row table:style-name="ro1">
          <table:table-cell table:number-columns-repeated="5"/>
          <table:table-cell office:value-type="float" office:value="311" calcext:value-type="float">
            <text:p>31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9.12" calcext:value-type="float">
            <text:p>-19.12000</text:p>
          </table:table-cell>
          <table:table-cell table:style-name="ce8" office:value-type="float" office:value="19.29" calcext:value-type="float">
            <text:p>19.29000</text:p>
          </table:table-cell>
        </table:table-row>
        <table:table-row table:style-name="ro1">
          <table:table-cell table:number-columns-repeated="5"/>
          <table:table-cell office:value-type="float" office:value="312" calcext:value-type="float">
            <text:p>31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9.342" calcext:value-type="float">
            <text:p>-19.34200</text:p>
          </table:table-cell>
          <table:table-cell table:style-name="ce8" office:value-type="float" office:value="19.475" calcext:value-type="float">
            <text:p>19.47500</text:p>
          </table:table-cell>
        </table:table-row>
        <table:table-row table:style-name="ro1">
          <table:table-cell table:number-columns-repeated="5"/>
          <table:table-cell office:value-type="float" office:value="313" calcext:value-type="float">
            <text:p>31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9.567" calcext:value-type="float">
            <text:p>-19.56700</text:p>
          </table:table-cell>
          <table:table-cell table:style-name="ce8" office:value-type="float" office:value="19.661" calcext:value-type="float">
            <text:p>19.66100</text:p>
          </table:table-cell>
        </table:table-row>
        <table:table-row table:style-name="ro1">
          <table:table-cell table:number-columns-repeated="5"/>
          <table:table-cell office:value-type="float" office:value="314" calcext:value-type="float">
            <text:p>31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19.794" calcext:value-type="float">
            <text:p>-19.79400</text:p>
          </table:table-cell>
          <table:table-cell table:style-name="ce8" office:value-type="float" office:value="19.846" calcext:value-type="float">
            <text:p>19.84600</text:p>
          </table:table-cell>
        </table:table-row>
        <table:table-row table:style-name="ro1">
          <table:table-cell table:number-columns-repeated="5"/>
          <table:table-cell office:value-type="float" office:value="315" calcext:value-type="float">
            <text:p>31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022" calcext:value-type="float">
            <text:p>-20.02200</text:p>
          </table:table-cell>
          <table:table-cell table:style-name="ce8" office:value-type="float" office:value="20.032" calcext:value-type="float">
            <text:p>20.03200</text:p>
          </table:table-cell>
        </table:table-row>
        <table:table-row table:style-name="ro1">
          <table:table-cell table:number-columns-repeated="5"/>
          <table:table-cell office:value-type="float" office:value="316" calcext:value-type="float">
            <text:p>31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254" calcext:value-type="float">
            <text:p>-20.25400</text:p>
          </table:table-cell>
          <table:table-cell table:style-name="ce8" office:value-type="float" office:value="20.217" calcext:value-type="float">
            <text:p>20.21700</text:p>
          </table:table-cell>
        </table:table-row>
        <table:table-row table:style-name="ro1">
          <table:table-cell table:number-columns-repeated="5"/>
          <table:table-cell office:value-type="float" office:value="317" calcext:value-type="float">
            <text:p>31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488" calcext:value-type="float">
            <text:p>-20.48800</text:p>
          </table:table-cell>
          <table:table-cell table:style-name="ce8" office:value-type="float" office:value="20.403" calcext:value-type="float">
            <text:p>20.40300</text:p>
          </table:table-cell>
        </table:table-row>
        <table:table-row table:style-name="ro1">
          <table:table-cell table:number-columns-repeated="5"/>
          <table:table-cell office:value-type="float" office:value="318" calcext:value-type="float">
            <text:p>31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724" calcext:value-type="float">
            <text:p>-20.72400</text:p>
          </table:table-cell>
          <table:table-cell table:style-name="ce8" office:value-type="float" office:value="20.588" calcext:value-type="float">
            <text:p>20.58800</text:p>
          </table:table-cell>
        </table:table-row>
        <table:table-row table:style-name="ro1">
          <table:table-cell table:number-columns-repeated="5"/>
          <table:table-cell office:value-type="float" office:value="319" calcext:value-type="float">
            <text:p>31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0.963" calcext:value-type="float">
            <text:p>-20.96300</text:p>
          </table:table-cell>
          <table:table-cell table:style-name="ce8" office:value-type="float" office:value="20.774" calcext:value-type="float">
            <text:p>20.77400</text:p>
          </table:table-cell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1.204" calcext:value-type="float">
            <text:p>-21.20400</text:p>
          </table:table-cell>
          <table:table-cell table:style-name="ce8" office:value-type="float" office:value="20.959" calcext:value-type="float">
            <text:p>20.95900</text:p>
          </table:table-cell>
        </table:table-row>
        <table:table-row table:style-name="ro1">
          <table:table-cell table:number-columns-repeated="5"/>
          <table:table-cell office:value-type="float" office:value="321" calcext:value-type="float">
            <text:p>32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1.447" calcext:value-type="float">
            <text:p>-21.44700</text:p>
          </table:table-cell>
          <table:table-cell table:style-name="ce8" office:value-type="float" office:value="21.145" calcext:value-type="float">
            <text:p>21.14500</text:p>
          </table:table-cell>
        </table:table-row>
        <table:table-row table:style-name="ro1">
          <table:table-cell table:number-columns-repeated="5"/>
          <table:table-cell office:value-type="float" office:value="322" calcext:value-type="float">
            <text:p>32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1.694" calcext:value-type="float">
            <text:p>-21.69400</text:p>
          </table:table-cell>
          <table:table-cell table:style-name="ce8" office:value-type="float" office:value="21.33" calcext:value-type="float">
            <text:p>21.33000</text:p>
          </table:table-cell>
        </table:table-row>
        <table:table-row table:style-name="ro1">
          <table:table-cell table:number-columns-repeated="5"/>
          <table:table-cell office:value-type="float" office:value="323" calcext:value-type="float">
            <text:p>32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1.943" calcext:value-type="float">
            <text:p>-21.94300</text:p>
          </table:table-cell>
          <table:table-cell table:style-name="ce8" office:value-type="float" office:value="21.516" calcext:value-type="float">
            <text:p>21.51600</text:p>
          </table:table-cell>
        </table:table-row>
        <table:table-row table:style-name="ro1">
          <table:table-cell table:number-columns-repeated="5"/>
          <table:table-cell office:value-type="float" office:value="324" calcext:value-type="float">
            <text:p>32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2.195" calcext:value-type="float">
            <text:p>-22.19500</text:p>
          </table:table-cell>
          <table:table-cell table:style-name="ce8" office:value-type="float" office:value="21.701" calcext:value-type="float">
            <text:p>21.70100</text:p>
          </table:table-cell>
        </table:table-row>
        <table:table-row table:style-name="ro1">
          <table:table-cell table:number-columns-repeated="5"/>
          <table:table-cell office:value-type="float" office:value="325" calcext:value-type="float">
            <text:p>32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2.449" calcext:value-type="float">
            <text:p>-22.44900</text:p>
          </table:table-cell>
          <table:table-cell table:style-name="ce8" office:value-type="float" office:value="21.887" calcext:value-type="float">
            <text:p>21.88700</text:p>
          </table:table-cell>
        </table:table-row>
        <table:table-row table:style-name="ro1">
          <table:table-cell table:number-columns-repeated="5"/>
          <table:table-cell office:value-type="float" office:value="326" calcext:value-type="float">
            <text:p>32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2.707" calcext:value-type="float">
            <text:p>-22.70700</text:p>
          </table:table-cell>
          <table:table-cell table:style-name="ce8" office:value-type="float" office:value="22.073" calcext:value-type="float">
            <text:p>22.07300</text:p>
          </table:table-cell>
        </table:table-row>
        <table:table-row table:style-name="ro1">
          <table:table-cell table:number-columns-repeated="5"/>
          <table:table-cell office:value-type="float" office:value="327" calcext:value-type="float">
            <text:p>32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2.966" calcext:value-type="float">
            <text:p>-22.96600</text:p>
          </table:table-cell>
          <table:table-cell table:style-name="ce8" office:value-type="float" office:value="22.258" calcext:value-type="float">
            <text:p>22.25800</text:p>
          </table:table-cell>
        </table:table-row>
        <table:table-row table:style-name="ro1">
          <table:table-cell table:number-columns-repeated="5"/>
          <table:table-cell office:value-type="float" office:value="328" calcext:value-type="float">
            <text:p>32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3.229" calcext:value-type="float">
            <text:p>-23.22900</text:p>
          </table:table-cell>
          <table:table-cell table:style-name="ce8" office:value-type="float" office:value="22.444" calcext:value-type="float">
            <text:p>22.44400</text:p>
          </table:table-cell>
        </table:table-row>
        <table:table-row table:style-name="ro1">
          <table:table-cell table:number-columns-repeated="5"/>
          <table:table-cell office:value-type="float" office:value="329" calcext:value-type="float">
            <text:p>32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3.496" calcext:value-type="float">
            <text:p>-23.49600</text:p>
          </table:table-cell>
          <table:table-cell table:style-name="ce8" office:value-type="float" office:value="22.629" calcext:value-type="float">
            <text:p>22.62900</text:p>
          </table:table-cell>
        </table:table-row>
        <table:table-row table:style-name="ro1">
          <table:table-cell table:number-columns-repeated="5"/>
          <table:table-cell office:value-type="float" office:value="330" calcext:value-type="float">
            <text:p>33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3.764" calcext:value-type="float">
            <text:p>-23.76400</text:p>
          </table:table-cell>
          <table:table-cell table:style-name="ce8" office:value-type="float" office:value="22.814" calcext:value-type="float">
            <text:p>22.81400</text:p>
          </table:table-cell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4.036" calcext:value-type="float">
            <text:p>-24.03600</text:p>
          </table:table-cell>
          <table:table-cell table:style-name="ce8" office:value-type="float" office:value="23" calcext:value-type="float">
            <text:p>23.00000</text:p>
          </table:table-cell>
        </table:table-row>
        <table:table-row table:style-name="ro1">
          <table:table-cell table:number-columns-repeated="5"/>
          <table:table-cell office:value-type="float" office:value="332" calcext:value-type="float">
            <text:p>33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4.312" calcext:value-type="float">
            <text:p>-24.31200</text:p>
          </table:table-cell>
          <table:table-cell table:style-name="ce8" office:value-type="float" office:value="23.185" calcext:value-type="float">
            <text:p>23.18500</text:p>
          </table:table-cell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4.591" calcext:value-type="float">
            <text:p>-24.59100</text:p>
          </table:table-cell>
          <table:table-cell table:style-name="ce8" office:value-type="float" office:value="23.371" calcext:value-type="float">
            <text:p>23.37100</text:p>
          </table:table-cell>
        </table:table-row>
        <table:table-row table:style-name="ro1">
          <table:table-cell table:number-columns-repeated="5"/>
          <table:table-cell office:value-type="float" office:value="334" calcext:value-type="float">
            <text:p>33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4.872" calcext:value-type="float">
            <text:p>-24.87200</text:p>
          </table:table-cell>
          <table:table-cell table:style-name="ce8" office:value-type="float" office:value="23.556" calcext:value-type="float">
            <text:p>23.55600</text:p>
          </table:table-cell>
        </table:table-row>
        <table:table-row table:style-name="ro1">
          <table:table-cell table:number-columns-repeated="5"/>
          <table:table-cell office:value-type="float" office:value="335" calcext:value-type="float">
            <text:p>33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5.157" calcext:value-type="float">
            <text:p>-25.15700</text:p>
          </table:table-cell>
          <table:table-cell table:style-name="ce8" office:value-type="float" office:value="23.742" calcext:value-type="float">
            <text:p>23.74200</text:p>
          </table:table-cell>
        </table:table-row>
        <table:table-row table:style-name="ro1">
          <table:table-cell table:number-columns-repeated="5"/>
          <table:table-cell office:value-type="float" office:value="336" calcext:value-type="float">
            <text:p>33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5.445" calcext:value-type="float">
            <text:p>-25.44500</text:p>
          </table:table-cell>
          <table:table-cell table:style-name="ce8" office:value-type="float" office:value="23.927" calcext:value-type="float">
            <text:p>23.92700</text:p>
          </table:table-cell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5.737" calcext:value-type="float">
            <text:p>-25.73700</text:p>
          </table:table-cell>
          <table:table-cell table:style-name="ce8" office:value-type="float" office:value="24.112" calcext:value-type="float">
            <text:p>24.11200</text:p>
          </table:table-cell>
        </table:table-row>
        <table:table-row table:style-name="ro1">
          <table:table-cell table:number-columns-repeated="5"/>
          <table:table-cell office:value-type="float" office:value="338" calcext:value-type="float">
            <text:p>33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6.032" calcext:value-type="float">
            <text:p>-26.03200</text:p>
          </table:table-cell>
          <table:table-cell table:style-name="ce8" office:value-type="float" office:value="24.298" calcext:value-type="float">
            <text:p>24.29800</text:p>
          </table:table-cell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6.331" calcext:value-type="float">
            <text:p>-26.33100</text:p>
          </table:table-cell>
          <table:table-cell table:style-name="ce8" office:value-type="float" office:value="24.483" calcext:value-type="float">
            <text:p>24.48300</text:p>
          </table:table-cell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6.634" calcext:value-type="float">
            <text:p>-26.63400</text:p>
          </table:table-cell>
          <table:table-cell table:style-name="ce8" office:value-type="float" office:value="24.669" calcext:value-type="float">
            <text:p>24.66900</text:p>
          </table:table-cell>
        </table:table-row>
        <table:table-row table:style-name="ro1">
          <table:table-cell table:number-columns-repeated="5"/>
          <table:table-cell office:value-type="float" office:value="341" calcext:value-type="float">
            <text:p>34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6.941" calcext:value-type="float">
            <text:p>-26.94100</text:p>
          </table:table-cell>
          <table:table-cell table:style-name="ce8" office:value-type="float" office:value="24.854" calcext:value-type="float">
            <text:p>24.85400</text:p>
          </table:table-cell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7.25" calcext:value-type="float">
            <text:p>-27.25000</text:p>
          </table:table-cell>
          <table:table-cell table:style-name="ce8" office:value-type="float" office:value="25.04" calcext:value-type="float">
            <text:p>25.04000</text:p>
          </table:table-cell>
        </table:table-row>
        <table:table-row table:style-name="ro1">
          <table:table-cell table:number-columns-repeated="5"/>
          <table:table-cell office:value-type="float" office:value="343" calcext:value-type="float">
            <text:p>34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7.562" calcext:value-type="float">
            <text:p>-27.56200</text:p>
          </table:table-cell>
          <table:table-cell table:style-name="ce8" office:value-type="float" office:value="25.225" calcext:value-type="float">
            <text:p>25.22500</text:p>
          </table:table-cell>
        </table:table-row>
        <table:table-row table:style-name="ro1">
          <table:table-cell table:number-columns-repeated="5"/>
          <table:table-cell office:value-type="float" office:value="344" calcext:value-type="float">
            <text:p>34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7.877" calcext:value-type="float">
            <text:p>-27.87700</text:p>
          </table:table-cell>
          <table:table-cell table:style-name="ce8" office:value-type="float" office:value="25.411" calcext:value-type="float">
            <text:p>25.41100</text:p>
          </table:table-cell>
        </table:table-row>
        <table:table-row table:style-name="ro1">
          <table:table-cell table:number-columns-repeated="5"/>
          <table:table-cell office:value-type="float" office:value="345" calcext:value-type="float">
            <text:p>34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8.197" calcext:value-type="float">
            <text:p>-28.19700</text:p>
          </table:table-cell>
          <table:table-cell table:style-name="ce8" office:value-type="float" office:value="25.596" calcext:value-type="float">
            <text:p>25.59600</text:p>
          </table:table-cell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8.521" calcext:value-type="float">
            <text:p>-28.52100</text:p>
          </table:table-cell>
          <table:table-cell table:style-name="ce8" office:value-type="float" office:value="25.782" calcext:value-type="float">
            <text:p>25.78200</text:p>
          </table:table-cell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8.85" calcext:value-type="float">
            <text:p>-28.85000</text:p>
          </table:table-cell>
          <table:table-cell table:style-name="ce8" office:value-type="float" office:value="25.967" calcext:value-type="float">
            <text:p>25.96700</text:p>
          </table:table-cell>
        </table:table-row>
        <table:table-row table:style-name="ro1">
          <table:table-cell table:number-columns-repeated="5"/>
          <table:table-cell office:value-type="float" office:value="348" calcext:value-type="float">
            <text:p>34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9.185" calcext:value-type="float">
            <text:p>-29.18500</text:p>
          </table:table-cell>
          <table:table-cell table:style-name="ce8" office:value-type="float" office:value="26.153" calcext:value-type="float">
            <text:p>26.15300</text:p>
          </table:table-cell>
        </table:table-row>
        <table:table-row table:style-name="ro1">
          <table:table-cell table:number-columns-repeated="5"/>
          <table:table-cell office:value-type="float" office:value="349" calcext:value-type="float">
            <text:p>34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9.525" calcext:value-type="float">
            <text:p>-29.52500</text:p>
          </table:table-cell>
          <table:table-cell table:style-name="ce8" office:value-type="float" office:value="26.338" calcext:value-type="float">
            <text:p>26.33800</text:p>
          </table:table-cell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29.869" calcext:value-type="float">
            <text:p>-29.86900</text:p>
          </table:table-cell>
          <table:table-cell table:style-name="ce8" office:value-type="float" office:value="26.524" calcext:value-type="float">
            <text:p>26.52400</text:p>
          </table:table-cell>
        </table:table-row>
        <table:table-row table:style-name="ro1">
          <table:table-cell table:number-columns-repeated="5"/>
          <table:table-cell office:value-type="float" office:value="351" calcext:value-type="float">
            <text:p>35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0.215" calcext:value-type="float">
            <text:p>-30.21500</text:p>
          </table:table-cell>
          <table:table-cell table:style-name="ce8" office:value-type="float" office:value="26.71" calcext:value-type="float">
            <text:p>26.71000</text:p>
          </table:table-cell>
        </table:table-row>
        <table:table-row table:style-name="ro1">
          <table:table-cell table:number-columns-repeated="5"/>
          <table:table-cell office:value-type="float" office:value="352" calcext:value-type="float">
            <text:p>35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0.567" calcext:value-type="float">
            <text:p>-30.56700</text:p>
          </table:table-cell>
          <table:table-cell table:style-name="ce8" office:value-type="float" office:value="26.895" calcext:value-type="float">
            <text:p>26.89500</text:p>
          </table:table-cell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0.921" calcext:value-type="float">
            <text:p>-30.92100</text:p>
          </table:table-cell>
          <table:table-cell table:style-name="ce8" office:value-type="float" office:value="27.081" calcext:value-type="float">
            <text:p>27.08100</text:p>
          </table:table-cell>
        </table:table-row>
        <table:table-row table:style-name="ro1">
          <table:table-cell table:number-columns-repeated="5"/>
          <table:table-cell office:value-type="float" office:value="354" calcext:value-type="float">
            <text:p>35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1.28" calcext:value-type="float">
            <text:p>-31.28000</text:p>
          </table:table-cell>
          <table:table-cell table:style-name="ce8" office:value-type="float" office:value="27.266" calcext:value-type="float">
            <text:p>27.26600</text:p>
          </table:table-cell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1.643" calcext:value-type="float">
            <text:p>-31.64300</text:p>
          </table:table-cell>
          <table:table-cell table:style-name="ce8" office:value-type="float" office:value="27.451" calcext:value-type="float">
            <text:p>27.45100</text:p>
          </table:table-cell>
        </table:table-row>
        <table:table-row table:style-name="ro1">
          <table:table-cell table:number-columns-repeated="5"/>
          <table:table-cell office:value-type="float" office:value="356" calcext:value-type="float">
            <text:p>35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2.012" calcext:value-type="float">
            <text:p>-32.01200</text:p>
          </table:table-cell>
          <table:table-cell table:style-name="ce8" office:value-type="float" office:value="27.637" calcext:value-type="float">
            <text:p>27.63700</text:p>
          </table:table-cell>
        </table:table-row>
        <table:table-row table:style-name="ro1">
          <table:table-cell table:number-columns-repeated="5"/>
          <table:table-cell office:value-type="float" office:value="357" calcext:value-type="float">
            <text:p>35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2.385" calcext:value-type="float">
            <text:p>-32.38500</text:p>
          </table:table-cell>
          <table:table-cell table:style-name="ce8" office:value-type="float" office:value="27.822" calcext:value-type="float">
            <text:p>27.82200</text:p>
          </table:table-cell>
        </table:table-row>
        <table:table-row table:style-name="ro1">
          <table:table-cell table:number-columns-repeated="5"/>
          <table:table-cell office:value-type="float" office:value="358" calcext:value-type="float">
            <text:p>35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2.763" calcext:value-type="float">
            <text:p>-32.76300</text:p>
          </table:table-cell>
          <table:table-cell table:style-name="ce8" office:value-type="float" office:value="28.008" calcext:value-type="float">
            <text:p>28.00800</text:p>
          </table:table-cell>
        </table:table-row>
        <table:table-row table:style-name="ro1">
          <table:table-cell table:number-columns-repeated="5"/>
          <table:table-cell office:value-type="float" office:value="359" calcext:value-type="float">
            <text:p>35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3.145" calcext:value-type="float">
            <text:p>-33.14500</text:p>
          </table:table-cell>
          <table:table-cell table:style-name="ce8" office:value-type="float" office:value="28.193" calcext:value-type="float">
            <text:p>28.19300</text:p>
          </table:table-cell>
        </table:table-row>
        <table:table-row table:style-name="ro1">
          <table:table-cell table:number-columns-repeated="5"/>
          <table:table-cell office:value-type="float" office:value="360" calcext:value-type="float">
            <text:p>36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3.532" calcext:value-type="float">
            <text:p>-33.53200</text:p>
          </table:table-cell>
          <table:table-cell table:style-name="ce8" office:value-type="float" office:value="28.379" calcext:value-type="float">
            <text:p>28.37900</text:p>
          </table:table-cell>
        </table:table-row>
        <table:table-row table:style-name="ro1">
          <table:table-cell table:number-columns-repeated="5"/>
          <table:table-cell office:value-type="float" office:value="361" calcext:value-type="float">
            <text:p>36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3.924" calcext:value-type="float">
            <text:p>-33.92400</text:p>
          </table:table-cell>
          <table:table-cell table:style-name="ce8" office:value-type="float" office:value="28.564" calcext:value-type="float">
            <text:p>28.56400</text:p>
          </table:table-cell>
        </table:table-row>
        <table:table-row table:style-name="ro1">
          <table:table-cell table:number-columns-repeated="5"/>
          <table:table-cell office:value-type="float" office:value="362" calcext:value-type="float">
            <text:p>36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4.322" calcext:value-type="float">
            <text:p>-34.32200</text:p>
          </table:table-cell>
          <table:table-cell table:style-name="ce8" office:value-type="float" office:value="28.75" calcext:value-type="float">
            <text:p>28.75000</text:p>
          </table:table-cell>
        </table:table-row>
        <table:table-row table:style-name="ro1">
          <table:table-cell table:number-columns-repeated="5"/>
          <table:table-cell office:value-type="float" office:value="363" calcext:value-type="float">
            <text:p>36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4.724" calcext:value-type="float">
            <text:p>-34.72400</text:p>
          </table:table-cell>
          <table:table-cell table:style-name="ce8" office:value-type="float" office:value="28.935" calcext:value-type="float">
            <text:p>28.93500</text:p>
          </table:table-cell>
        </table:table-row>
        <table:table-row table:style-name="ro1">
          <table:table-cell table:number-columns-repeated="5"/>
          <table:table-cell office:value-type="float" office:value="364" calcext:value-type="float">
            <text:p>36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5.133" calcext:value-type="float">
            <text:p>-35.13300</text:p>
          </table:table-cell>
          <table:table-cell table:style-name="ce8" office:value-type="float" office:value="29.12" calcext:value-type="float">
            <text:p>29.12000</text:p>
          </table:table-cell>
        </table:table-row>
        <table:table-row table:style-name="ro1">
          <table:table-cell table:number-columns-repeated="5"/>
          <table:table-cell office:value-type="float" office:value="365" calcext:value-type="float">
            <text:p>36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5.546" calcext:value-type="float">
            <text:p>-35.54600</text:p>
          </table:table-cell>
          <table:table-cell table:style-name="ce8" office:value-type="float" office:value="29.306" calcext:value-type="float">
            <text:p>29.30600</text:p>
          </table:table-cell>
        </table:table-row>
        <table:table-row table:style-name="ro1">
          <table:table-cell table:number-columns-repeated="5"/>
          <table:table-cell office:value-type="float" office:value="366" calcext:value-type="float">
            <text:p>36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5.964" calcext:value-type="float">
            <text:p>-35.96400</text:p>
          </table:table-cell>
          <table:table-cell table:style-name="ce8" office:value-type="float" office:value="29.491" calcext:value-type="float">
            <text:p>29.49100</text:p>
          </table:table-cell>
        </table:table-row>
        <table:table-row table:style-name="ro1">
          <table:table-cell table:number-columns-repeated="5"/>
          <table:table-cell office:value-type="float" office:value="367" calcext:value-type="float">
            <text:p>36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6.387" calcext:value-type="float">
            <text:p>-36.38700</text:p>
          </table:table-cell>
          <table:table-cell table:style-name="ce8" office:value-type="float" office:value="29.677" calcext:value-type="float">
            <text:p>29.67700</text:p>
          </table:table-cell>
        </table:table-row>
        <table:table-row table:style-name="ro1">
          <table:table-cell table:number-columns-repeated="5"/>
          <table:table-cell office:value-type="float" office:value="368" calcext:value-type="float">
            <text:p>36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6.816" calcext:value-type="float">
            <text:p>-36.81600</text:p>
          </table:table-cell>
          <table:table-cell table:style-name="ce8" office:value-type="float" office:value="29.862" calcext:value-type="float">
            <text:p>29.86200</text:p>
          </table:table-cell>
        </table:table-row>
        <table:table-row table:style-name="ro1">
          <table:table-cell table:number-columns-repeated="5"/>
          <table:table-cell office:value-type="float" office:value="369" calcext:value-type="float">
            <text:p>36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7.25" calcext:value-type="float">
            <text:p>-37.25000</text:p>
          </table:table-cell>
          <table:table-cell table:style-name="ce8" office:value-type="float" office:value="30.048" calcext:value-type="float">
            <text:p>30.04800</text:p>
          </table:table-cell>
        </table:table-row>
        <table:table-row table:style-name="ro1">
          <table:table-cell table:number-columns-repeated="5"/>
          <table:table-cell office:value-type="float" office:value="370" calcext:value-type="float">
            <text:p>37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7.69" calcext:value-type="float">
            <text:p>-37.69000</text:p>
          </table:table-cell>
          <table:table-cell table:style-name="ce8" office:value-type="float" office:value="30.233" calcext:value-type="float">
            <text:p>30.23300</text:p>
          </table:table-cell>
        </table:table-row>
        <table:table-row table:style-name="ro1">
          <table:table-cell table:number-columns-repeated="5"/>
          <table:table-cell office:value-type="float" office:value="371" calcext:value-type="float">
            <text:p>37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8.136" calcext:value-type="float">
            <text:p>-38.13600</text:p>
          </table:table-cell>
          <table:table-cell table:style-name="ce8" office:value-type="float" office:value="30.419" calcext:value-type="float">
            <text:p>30.41900</text:p>
          </table:table-cell>
        </table:table-row>
        <table:table-row table:style-name="ro1">
          <table:table-cell table:number-columns-repeated="5"/>
          <table:table-cell office:value-type="float" office:value="372" calcext:value-type="float">
            <text:p>37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8.586" calcext:value-type="float">
            <text:p>-38.58600</text:p>
          </table:table-cell>
          <table:table-cell table:style-name="ce8" office:value-type="float" office:value="30.604" calcext:value-type="float">
            <text:p>30.60400</text:p>
          </table:table-cell>
        </table:table-row>
        <table:table-row table:style-name="ro1">
          <table:table-cell table:number-columns-repeated="5"/>
          <table:table-cell office:value-type="float" office:value="373" calcext:value-type="float">
            <text:p>37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9.042" calcext:value-type="float">
            <text:p>-39.04200</text:p>
          </table:table-cell>
          <table:table-cell table:style-name="ce8" office:value-type="float" office:value="30.79" calcext:value-type="float">
            <text:p>30.79000</text:p>
          </table:table-cell>
        </table:table-row>
        <table:table-row table:style-name="ro1">
          <table:table-cell table:number-columns-repeated="5"/>
          <table:table-cell office:value-type="float" office:value="374" calcext:value-type="float">
            <text:p>37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9.506" calcext:value-type="float">
            <text:p>-39.50600</text:p>
          </table:table-cell>
          <table:table-cell table:style-name="ce8" office:value-type="float" office:value="30.975" calcext:value-type="float">
            <text:p>30.97500</text:p>
          </table:table-cell>
        </table:table-row>
        <table:table-row table:style-name="ro1">
          <table:table-cell table:number-columns-repeated="5"/>
          <table:table-cell office:value-type="float" office:value="375" calcext:value-type="float">
            <text:p>37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39.978" calcext:value-type="float">
            <text:p>-39.97800</text:p>
          </table:table-cell>
          <table:table-cell table:style-name="ce8" office:value-type="float" office:value="31.161" calcext:value-type="float">
            <text:p>31.16100</text:p>
          </table:table-cell>
        </table:table-row>
        <table:table-row table:style-name="ro1">
          <table:table-cell table:number-columns-repeated="5"/>
          <table:table-cell office:value-type="float" office:value="376" calcext:value-type="float">
            <text:p>37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0.456" calcext:value-type="float">
            <text:p>-40.45600</text:p>
          </table:table-cell>
          <table:table-cell table:style-name="ce8" office:value-type="float" office:value="31.347" calcext:value-type="float">
            <text:p>31.34700</text:p>
          </table:table-cell>
        </table:table-row>
        <table:table-row table:style-name="ro1">
          <table:table-cell table:number-columns-repeated="5"/>
          <table:table-cell office:value-type="float" office:value="377" calcext:value-type="float">
            <text:p>37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0.938" calcext:value-type="float">
            <text:p>-40.93800</text:p>
          </table:table-cell>
          <table:table-cell table:style-name="ce8" office:value-type="float" office:value="31.532" calcext:value-type="float">
            <text:p>31.53200</text:p>
          </table:table-cell>
        </table:table-row>
        <table:table-row table:style-name="ro1">
          <table:table-cell table:number-columns-repeated="5"/>
          <table:table-cell office:value-type="float" office:value="378" calcext:value-type="float">
            <text:p>37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1.422" calcext:value-type="float">
            <text:p>-41.42200</text:p>
          </table:table-cell>
          <table:table-cell table:style-name="ce8" office:value-type="float" office:value="31.718" calcext:value-type="float">
            <text:p>31.71800</text:p>
          </table:table-cell>
        </table:table-row>
        <table:table-row table:style-name="ro1">
          <table:table-cell table:number-columns-repeated="5"/>
          <table:table-cell office:value-type="float" office:value="379" calcext:value-type="float">
            <text:p>37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1.909" calcext:value-type="float">
            <text:p>-41.90900</text:p>
          </table:table-cell>
          <table:table-cell table:style-name="ce8" office:value-type="float" office:value="31.903" calcext:value-type="float">
            <text:p>31.90300</text:p>
          </table:table-cell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2.398" calcext:value-type="float">
            <text:p>-42.39800</text:p>
          </table:table-cell>
          <table:table-cell table:style-name="ce8" office:value-type="float" office:value="32.089" calcext:value-type="float">
            <text:p>32.08900</text:p>
          </table:table-cell>
        </table:table-row>
        <table:table-row table:style-name="ro1">
          <table:table-cell table:number-columns-repeated="5"/>
          <table:table-cell office:value-type="float" office:value="381" calcext:value-type="float">
            <text:p>38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2.89" calcext:value-type="float">
            <text:p>-42.89000</text:p>
          </table:table-cell>
          <table:table-cell table:style-name="ce8" office:value-type="float" office:value="32.274" calcext:value-type="float">
            <text:p>32.27400</text:p>
          </table:table-cell>
        </table:table-row>
        <table:table-row table:style-name="ro1">
          <table:table-cell table:number-columns-repeated="5"/>
          <table:table-cell office:value-type="float" office:value="382" calcext:value-type="float">
            <text:p>38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3.387" calcext:value-type="float">
            <text:p>-43.38700</text:p>
          </table:table-cell>
          <table:table-cell table:style-name="ce8" office:value-type="float" office:value="32.459" calcext:value-type="float">
            <text:p>32.45900</text:p>
          </table:table-cell>
        </table:table-row>
        <table:table-row table:style-name="ro1">
          <table:table-cell table:number-columns-repeated="5"/>
          <table:table-cell office:value-type="float" office:value="383" calcext:value-type="float">
            <text:p>38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3.891" calcext:value-type="float">
            <text:p>-43.89100</text:p>
          </table:table-cell>
          <table:table-cell table:style-name="ce8" office:value-type="float" office:value="32.645" calcext:value-type="float">
            <text:p>32.64500</text:p>
          </table:table-cell>
        </table:table-row>
        <table:table-row table:style-name="ro1">
          <table:table-cell table:number-columns-repeated="5"/>
          <table:table-cell office:value-type="float" office:value="384" calcext:value-type="float">
            <text:p>38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4.395" calcext:value-type="float">
            <text:p>-44.39500</text:p>
          </table:table-cell>
          <table:table-cell table:style-name="ce8" office:value-type="float" office:value="32.83" calcext:value-type="float">
            <text:p>32.83000</text:p>
          </table:table-cell>
        </table:table-row>
        <table:table-row table:style-name="ro1">
          <table:table-cell table:number-columns-repeated="5"/>
          <table:table-cell office:value-type="float" office:value="385" calcext:value-type="float">
            <text:p>38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4.901" calcext:value-type="float">
            <text:p>-44.90100</text:p>
          </table:table-cell>
          <table:table-cell table:style-name="ce8" office:value-type="float" office:value="33.016" calcext:value-type="float">
            <text:p>33.01600</text:p>
          </table:table-cell>
        </table:table-row>
        <table:table-row table:style-name="ro1">
          <table:table-cell table:number-columns-repeated="5"/>
          <table:table-cell office:value-type="float" office:value="386" calcext:value-type="float">
            <text:p>38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5.405" calcext:value-type="float">
            <text:p>-45.40500</text:p>
          </table:table-cell>
          <table:table-cell table:style-name="ce8" office:value-type="float" office:value="33.201" calcext:value-type="float">
            <text:p>33.20100</text:p>
          </table:table-cell>
        </table:table-row>
        <table:table-row table:style-name="ro1">
          <table:table-cell table:number-columns-repeated="5"/>
          <table:table-cell office:value-type="float" office:value="387" calcext:value-type="float">
            <text:p>38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5.911" calcext:value-type="float">
            <text:p>-45.91100</text:p>
          </table:table-cell>
          <table:table-cell table:style-name="ce8" office:value-type="float" office:value="33.387" calcext:value-type="float">
            <text:p>33.38700</text:p>
          </table:table-cell>
        </table:table-row>
        <table:table-row table:style-name="ro1">
          <table:table-cell table:number-columns-repeated="5"/>
          <table:table-cell office:value-type="float" office:value="388" calcext:value-type="float">
            <text:p>38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6.416" calcext:value-type="float">
            <text:p>-46.41600</text:p>
          </table:table-cell>
          <table:table-cell table:style-name="ce8" office:value-type="float" office:value="33.572" calcext:value-type="float">
            <text:p>33.57200</text:p>
          </table:table-cell>
        </table:table-row>
        <table:table-row table:style-name="ro1">
          <table:table-cell table:number-columns-repeated="5"/>
          <table:table-cell office:value-type="float" office:value="389" calcext:value-type="float">
            <text:p>38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6.92" calcext:value-type="float">
            <text:p>-46.92000</text:p>
          </table:table-cell>
          <table:table-cell table:style-name="ce8" office:value-type="float" office:value="33.757" calcext:value-type="float">
            <text:p>33.75700</text:p>
          </table:table-cell>
        </table:table-row>
        <table:table-row table:style-name="ro1">
          <table:table-cell table:number-columns-repeated="5"/>
          <table:table-cell office:value-type="float" office:value="390" calcext:value-type="float">
            <text:p>39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7.426" calcext:value-type="float">
            <text:p>-47.42600</text:p>
          </table:table-cell>
          <table:table-cell table:style-name="ce8" office:value-type="float" office:value="33.943" calcext:value-type="float">
            <text:p>33.94300</text:p>
          </table:table-cell>
        </table:table-row>
        <table:table-row table:style-name="ro1">
          <table:table-cell table:number-columns-repeated="5"/>
          <table:table-cell office:value-type="float" office:value="391" calcext:value-type="float">
            <text:p>39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7.93" calcext:value-type="float">
            <text:p>-47.93000</text:p>
          </table:table-cell>
          <table:table-cell table:style-name="ce8" office:value-type="float" office:value="34.128" calcext:value-type="float">
            <text:p>34.12800</text:p>
          </table:table-cell>
        </table:table-row>
        <table:table-row table:style-name="ro1">
          <table:table-cell table:number-columns-repeated="5"/>
          <table:table-cell office:value-type="float" office:value="392" calcext:value-type="float">
            <text:p>39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8.436" calcext:value-type="float">
            <text:p>-48.43600</text:p>
          </table:table-cell>
          <table:table-cell table:style-name="ce8" office:value-type="float" office:value="34.314" calcext:value-type="float">
            <text:p>34.31400</text:p>
          </table:table-cell>
        </table:table-row>
        <table:table-row table:style-name="ro1">
          <table:table-cell table:number-columns-repeated="5"/>
          <table:table-cell office:value-type="float" office:value="393" calcext:value-type="float">
            <text:p>39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8.94" calcext:value-type="float">
            <text:p>-48.94000</text:p>
          </table:table-cell>
          <table:table-cell table:style-name="ce8" office:value-type="float" office:value="34.499" calcext:value-type="float">
            <text:p>34.49900</text:p>
          </table:table-cell>
        </table:table-row>
        <table:table-row table:style-name="ro1">
          <table:table-cell table:number-columns-repeated="5"/>
          <table:table-cell office:value-type="float" office:value="394" calcext:value-type="float">
            <text:p>39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9.446" calcext:value-type="float">
            <text:p>-49.44600</text:p>
          </table:table-cell>
          <table:table-cell table:style-name="ce8" office:value-type="float" office:value="34.685" calcext:value-type="float">
            <text:p>34.68500</text:p>
          </table:table-cell>
        </table:table-row>
        <table:table-row table:style-name="ro1">
          <table:table-cell table:number-columns-repeated="5"/>
          <table:table-cell office:value-type="float" office:value="395" calcext:value-type="float">
            <text:p>39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49.95" calcext:value-type="float">
            <text:p>-49.95000</text:p>
          </table:table-cell>
          <table:table-cell table:style-name="ce8" office:value-type="float" office:value="34.87" calcext:value-type="float">
            <text:p>34.87000</text:p>
          </table:table-cell>
        </table:table-row>
        <table:table-row table:style-name="ro1">
          <table:table-cell table:number-columns-repeated="5"/>
          <table:table-cell office:value-type="float" office:value="396" calcext:value-type="float">
            <text:p>396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0.457" calcext:value-type="float">
            <text:p>-50.45700</text:p>
          </table:table-cell>
          <table:table-cell table:style-name="ce8" office:value-type="float" office:value="35.056" calcext:value-type="float">
            <text:p>35.05600</text:p>
          </table:table-cell>
        </table:table-row>
        <table:table-row table:style-name="ro1">
          <table:table-cell table:number-columns-repeated="5"/>
          <table:table-cell office:value-type="float" office:value="397" calcext:value-type="float">
            <text:p>397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0.961" calcext:value-type="float">
            <text:p>-50.96100</text:p>
          </table:table-cell>
          <table:table-cell table:style-name="ce8" office:value-type="float" office:value="35.241" calcext:value-type="float">
            <text:p>35.24100</text:p>
          </table:table-cell>
        </table:table-row>
        <table:table-row table:style-name="ro1">
          <table:table-cell table:number-columns-repeated="5"/>
          <table:table-cell office:value-type="float" office:value="398" calcext:value-type="float">
            <text:p>398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465" calcext:value-type="float">
            <text:p>-51.46500</text:p>
          </table:table-cell>
          <table:table-cell table:style-name="ce8" office:value-type="float" office:value="35.427" calcext:value-type="float">
            <text:p>35.42700</text:p>
          </table:table-cell>
        </table:table-row>
        <table:table-row table:style-name="ro1">
          <table:table-cell table:number-columns-repeated="5"/>
          <table:table-cell office:value-type="float" office:value="399" calcext:value-type="float">
            <text:p>399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829" calcext:value-type="float">
            <text:p>-51.82900</text:p>
          </table:table-cell>
          <table:table-cell table:style-name="ce8" office:value-type="float" office:value="35.56" calcext:value-type="float">
            <text:p>35.56000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1.958" calcext:value-type="float">
            <text:p>-51.95800</text:p>
          </table:table-cell>
          <table:table-cell table:style-name="ce8" office:value-type="float" office:value="35.612" calcext:value-type="float">
            <text:p>35.61200</text:p>
          </table:table-cell>
        </table:table-row>
        <table:table-row table:style-name="ro1">
          <table:table-cell table:number-columns-repeated="5"/>
          <table:table-cell office:value-type="float" office:value="401" calcext:value-type="float">
            <text:p>401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087" calcext:value-type="float">
            <text:p>-52.08700</text:p>
          </table:table-cell>
          <table:table-cell table:style-name="ce8" office:value-type="float" office:value="35.715" calcext:value-type="float">
            <text:p>35.71500</text:p>
          </table:table-cell>
        </table:table-row>
        <table:table-row table:style-name="ro1">
          <table:table-cell table:number-columns-repeated="5"/>
          <table:table-cell office:value-type="float" office:value="402" calcext:value-type="float">
            <text:p>402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235" calcext:value-type="float">
            <text:p>-52.23500</text:p>
          </table:table-cell>
          <table:table-cell table:style-name="ce8" office:value-type="float" office:value="35.882" calcext:value-type="float">
            <text:p>35.88200</text:p>
          </table:table-cell>
        </table:table-row>
        <table:table-row table:style-name="ro1">
          <table:table-cell table:number-columns-repeated="5"/>
          <table:table-cell office:value-type="float" office:value="403" calcext:value-type="float">
            <text:p>403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312" calcext:value-type="float">
            <text:p>-52.31200</text:p>
          </table:table-cell>
          <table:table-cell table:style-name="ce8" office:value-type="float" office:value="36.075" calcext:value-type="float">
            <text:p>36.07500</text:p>
          </table:table-cell>
        </table:table-row>
        <table:table-row table:style-name="ro1">
          <table:table-cell table:number-columns-repeated="5"/>
          <table:table-cell office:value-type="float" office:value="404" calcext:value-type="float">
            <text:p>404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344" calcext:value-type="float">
            <text:p>-52.34400</text:p>
          </table:table-cell>
          <table:table-cell table:style-name="ce8" office:value-type="float" office:value="36.268" calcext:value-type="float">
            <text:p>36.26800</text:p>
          </table:table-cell>
        </table:table-row>
        <table:table-row table:style-name="ro1">
          <table:table-cell table:number-columns-repeated="5"/>
          <table:table-cell office:value-type="float" office:value="405" calcext:value-type="float">
            <text:p>405</text:p>
          </table:table-cell>
          <table:table-cell table:style-name="ce8" office:value-type="float" office:value="1" calcext:value-type="float">
            <text:p>1.00000</text:p>
          </table:table-cell>
          <table:table-cell table:style-name="ce8" office:value-type="float" office:value="-52.305" calcext:value-type="float">
            <text:p>-52.30500</text:p>
          </table:table-cell>
          <table:table-cell table:style-name="ce8" office:value-type="float" office:value="36.461" calcext:value-type="float">
            <text:p>36.46100</text:p>
          </table:table-cell>
        </table:table-row>
        <table:table-row table:style-name="ro1" table:number-rows-repeated="10481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8:19:50.82434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08:05.805959160</meta:creation-date>
    <dc:date>2019-06-29T18:43:37.231511044</dc:date>
    <meta:editing-duration>PT22M22S</meta:editing-duration>
    <meta:editing-cycles>3</meta:editing-cycles>
    <meta:generator>LibreOffice/6.0.7.3$Linux_X86_64 LibreOffice_project/00m0$Build-3</meta:generator>
    <meta:document-statistic meta:table-count="1" meta:cell-count="2441" meta:object-count="0"/>
  </office:meta>
</office:document-meta>
</file>